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A1:Sheet1.A500 Sheet1.B1:Sheet1.B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921">
            <text:p>1921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2578">
            <text:p>2578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708">
            <text:p>4708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13773">
            <text:p>13773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8552">
            <text:p>8552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office:value-type="float" office:value="10589">
            <text:p>10589</text:p>
          </table:table-cell>
        </table:table-row>
        <table:table-row table:style-name="ro1">
          <table:table-cell office:value-type="float" office:value="6001">
            <text:p>6001</text:p>
          </table:table-cell>
          <table:table-cell office:value-type="float" office:value="21475">
            <text:p>21475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float" office:value="15841">
            <text:p>15841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24383">
            <text:p>24383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19209">
            <text:p>19209</text:p>
          </table:table-cell>
        </table:table-row>
        <table:table-row table:style-name="ro1">
          <table:table-cell office:value-type="float" office:value="10001">
            <text:p>10001</text:p>
          </table:table-cell>
          <table:table-cell office:value-type="float" office:value="21979">
            <text:p>21979</text:p>
          </table:table-cell>
        </table:table-row>
        <table:table-row table:style-name="ro1">
          <table:table-cell office:value-type="float" office:value="11001">
            <text:p>11001</text:p>
          </table:table-cell>
          <table:table-cell office:value-type="float" office:value="23681">
            <text:p>23681</text:p>
          </table:table-cell>
        </table:table-row>
        <table:table-row table:style-name="ro1">
          <table:table-cell office:value-type="float" office:value="12001">
            <text:p>12001</text:p>
          </table:table-cell>
          <table:table-cell office:value-type="float" office:value="25934">
            <text:p>25934</text:p>
          </table:table-cell>
        </table:table-row>
        <table:table-row table:style-name="ro1">
          <table:table-cell office:value-type="float" office:value="13001">
            <text:p>13001</text:p>
          </table:table-cell>
          <table:table-cell office:value-type="float" office:value="28019">
            <text:p>28019</text:p>
          </table:table-cell>
        </table:table-row>
        <table:table-row table:style-name="ro1">
          <table:table-cell office:value-type="float" office:value="14001">
            <text:p>14001</text:p>
          </table:table-cell>
          <table:table-cell office:value-type="float" office:value="30230">
            <text:p>30230</text:p>
          </table:table-cell>
        </table:table-row>
        <table:table-row table:style-name="ro1">
          <table:table-cell office:value-type="float" office:value="15001">
            <text:p>15001</text:p>
          </table:table-cell>
          <table:table-cell office:value-type="float" office:value="31535">
            <text:p>31535</text:p>
          </table:table-cell>
        </table:table-row>
        <table:table-row table:style-name="ro1">
          <table:table-cell office:value-type="float" office:value="16001">
            <text:p>16001</text:p>
          </table:table-cell>
          <table:table-cell office:value-type="float" office:value="33034">
            <text:p>33034</text:p>
          </table:table-cell>
        </table:table-row>
        <table:table-row table:style-name="ro1">
          <table:table-cell office:value-type="float" office:value="17001">
            <text:p>17001</text:p>
          </table:table-cell>
          <table:table-cell office:value-type="float" office:value="36432">
            <text:p>36432</text:p>
          </table:table-cell>
        </table:table-row>
        <table:table-row table:style-name="ro1">
          <table:table-cell office:value-type="float" office:value="18001">
            <text:p>18001</text:p>
          </table:table-cell>
          <table:table-cell office:value-type="float" office:value="37783">
            <text:p>37783</text:p>
          </table:table-cell>
        </table:table-row>
        <table:table-row table:style-name="ro1">
          <table:table-cell office:value-type="float" office:value="19001">
            <text:p>19001</text:p>
          </table:table-cell>
          <table:table-cell office:value-type="float" office:value="40452">
            <text:p>40452</text:p>
          </table:table-cell>
        </table:table-row>
        <table:table-row table:style-name="ro1">
          <table:table-cell office:value-type="float" office:value="20001">
            <text:p>20001</text:p>
          </table:table-cell>
          <table:table-cell office:value-type="float" office:value="43059">
            <text:p>43059</text:p>
          </table:table-cell>
        </table:table-row>
        <table:table-row table:style-name="ro1">
          <table:table-cell office:value-type="float" office:value="21001">
            <text:p>21001</text:p>
          </table:table-cell>
          <table:table-cell office:value-type="float" office:value="44899">
            <text:p>44899</text:p>
          </table:table-cell>
        </table:table-row>
        <table:table-row table:style-name="ro1">
          <table:table-cell office:value-type="float" office:value="22001">
            <text:p>22001</text:p>
          </table:table-cell>
          <table:table-cell office:value-type="float" office:value="46548">
            <text:p>46548</text:p>
          </table:table-cell>
        </table:table-row>
        <table:table-row table:style-name="ro1">
          <table:table-cell office:value-type="float" office:value="23001">
            <text:p>23001</text:p>
          </table:table-cell>
          <table:table-cell office:value-type="float" office:value="48541">
            <text:p>48541</text:p>
          </table:table-cell>
        </table:table-row>
        <table:table-row table:style-name="ro1">
          <table:table-cell office:value-type="float" office:value="24001">
            <text:p>24001</text:p>
          </table:table-cell>
          <table:table-cell office:value-type="float" office:value="50861">
            <text:p>50861</text:p>
          </table:table-cell>
        </table:table-row>
        <table:table-row table:style-name="ro1">
          <table:table-cell office:value-type="float" office:value="25001">
            <text:p>25001</text:p>
          </table:table-cell>
          <table:table-cell office:value-type="float" office:value="52522">
            <text:p>52522</text:p>
          </table:table-cell>
        </table:table-row>
        <table:table-row table:style-name="ro1">
          <table:table-cell office:value-type="float" office:value="26001">
            <text:p>26001</text:p>
          </table:table-cell>
          <table:table-cell office:value-type="float" office:value="54738">
            <text:p>54738</text:p>
          </table:table-cell>
        </table:table-row>
        <table:table-row table:style-name="ro1">
          <table:table-cell office:value-type="float" office:value="27001">
            <text:p>27001</text:p>
          </table:table-cell>
          <table:table-cell office:value-type="float" office:value="56406">
            <text:p>56406</text:p>
          </table:table-cell>
        </table:table-row>
        <table:table-row table:style-name="ro1">
          <table:table-cell office:value-type="float" office:value="28001">
            <text:p>28001</text:p>
          </table:table-cell>
          <table:table-cell office:value-type="float" office:value="59124">
            <text:p>59124</text:p>
          </table:table-cell>
        </table:table-row>
        <table:table-row table:style-name="ro1">
          <table:table-cell office:value-type="float" office:value="29001">
            <text:p>29001</text:p>
          </table:table-cell>
          <table:table-cell office:value-type="float" office:value="60936">
            <text:p>60936</text:p>
          </table:table-cell>
        </table:table-row>
        <table:table-row table:style-name="ro1">
          <table:table-cell office:value-type="float" office:value="30001">
            <text:p>30001</text:p>
          </table:table-cell>
          <table:table-cell office:value-type="float" office:value="61563">
            <text:p>61563</text:p>
          </table:table-cell>
        </table:table-row>
        <table:table-row table:style-name="ro1">
          <table:table-cell office:value-type="float" office:value="31001">
            <text:p>31001</text:p>
          </table:table-cell>
          <table:table-cell office:value-type="float" office:value="64950">
            <text:p>64950</text:p>
          </table:table-cell>
        </table:table-row>
        <table:table-row table:style-name="ro1">
          <table:table-cell office:value-type="float" office:value="32001">
            <text:p>32001</text:p>
          </table:table-cell>
          <table:table-cell office:value-type="float" office:value="4258312">
            <text:p>4258312</text:p>
          </table:table-cell>
        </table:table-row>
        <table:table-row table:style-name="ro1">
          <table:table-cell office:value-type="float" office:value="33001">
            <text:p>33001</text:p>
          </table:table-cell>
          <table:table-cell office:value-type="float" office:value="195548">
            <text:p>195548</text:p>
          </table:table-cell>
        </table:table-row>
        <table:table-row table:style-name="ro1">
          <table:table-cell office:value-type="float" office:value="34001">
            <text:p>34001</text:p>
          </table:table-cell>
          <table:table-cell office:value-type="float" office:value="198821">
            <text:p>198821</text:p>
          </table:table-cell>
        </table:table-row>
        <table:table-row table:style-name="ro1">
          <table:table-cell office:value-type="float" office:value="35001">
            <text:p>35001</text:p>
          </table:table-cell>
          <table:table-cell office:value-type="float" office:value="204283">
            <text:p>204283</text:p>
          </table:table-cell>
        </table:table-row>
        <table:table-row table:style-name="ro1">
          <table:table-cell office:value-type="float" office:value="36001">
            <text:p>36001</text:p>
          </table:table-cell>
          <table:table-cell office:value-type="float" office:value="210477">
            <text:p>210477</text:p>
          </table:table-cell>
        </table:table-row>
        <table:table-row table:style-name="ro1">
          <table:table-cell office:value-type="float" office:value="37001">
            <text:p>37001</text:p>
          </table:table-cell>
          <table:table-cell office:value-type="float" office:value="215433">
            <text:p>215433</text:p>
          </table:table-cell>
        </table:table-row>
        <table:table-row table:style-name="ro1">
          <table:table-cell office:value-type="float" office:value="38001">
            <text:p>38001</text:p>
          </table:table-cell>
          <table:table-cell office:value-type="float" office:value="221367">
            <text:p>221367</text:p>
          </table:table-cell>
        </table:table-row>
        <table:table-row table:style-name="ro1">
          <table:table-cell office:value-type="float" office:value="39001">
            <text:p>39001</text:p>
          </table:table-cell>
          <table:table-cell office:value-type="float" office:value="227100">
            <text:p>227100</text:p>
          </table:table-cell>
        </table:table-row>
        <table:table-row table:style-name="ro1">
          <table:table-cell office:value-type="float" office:value="40001">
            <text:p>40001</text:p>
          </table:table-cell>
          <table:table-cell office:value-type="float" office:value="233249">
            <text:p>233249</text:p>
          </table:table-cell>
        </table:table-row>
        <table:table-row table:style-name="ro1">
          <table:table-cell office:value-type="float" office:value="41001">
            <text:p>41001</text:p>
          </table:table-cell>
          <table:table-cell office:value-type="float" office:value="245867">
            <text:p>245867</text:p>
          </table:table-cell>
        </table:table-row>
        <table:table-row table:style-name="ro1">
          <table:table-cell office:value-type="float" office:value="42001">
            <text:p>42001</text:p>
          </table:table-cell>
          <table:table-cell office:value-type="float" office:value="246804">
            <text:p>246804</text:p>
          </table:table-cell>
        </table:table-row>
        <table:table-row table:style-name="ro1">
          <table:table-cell office:value-type="float" office:value="43001">
            <text:p>43001</text:p>
          </table:table-cell>
          <table:table-cell office:value-type="float" office:value="250478">
            <text:p>250478</text:p>
          </table:table-cell>
        </table:table-row>
        <table:table-row table:style-name="ro1">
          <table:table-cell office:value-type="float" office:value="44001">
            <text:p>44001</text:p>
          </table:table-cell>
          <table:table-cell office:value-type="float" office:value="256135">
            <text:p>256135</text:p>
          </table:table-cell>
        </table:table-row>
        <table:table-row table:style-name="ro1">
          <table:table-cell office:value-type="float" office:value="45001">
            <text:p>45001</text:p>
          </table:table-cell>
          <table:table-cell office:value-type="float" office:value="260514">
            <text:p>260514</text:p>
          </table:table-cell>
        </table:table-row>
        <table:table-row table:style-name="ro1">
          <table:table-cell office:value-type="float" office:value="46001">
            <text:p>46001</text:p>
          </table:table-cell>
          <table:table-cell office:value-type="float" office:value="101421">
            <text:p>101421</text:p>
          </table:table-cell>
        </table:table-row>
        <table:table-row table:style-name="ro1">
          <table:table-cell office:value-type="float" office:value="47001">
            <text:p>47001</text:p>
          </table:table-cell>
          <table:table-cell office:value-type="float" office:value="102794">
            <text:p>102794</text:p>
          </table:table-cell>
        </table:table-row>
        <table:table-row table:style-name="ro1">
          <table:table-cell office:value-type="float" office:value="48001">
            <text:p>48001</text:p>
          </table:table-cell>
          <table:table-cell office:value-type="float" office:value="107060">
            <text:p>107060</text:p>
          </table:table-cell>
        </table:table-row>
        <table:table-row table:style-name="ro1">
          <table:table-cell office:value-type="float" office:value="49001">
            <text:p>49001</text:p>
          </table:table-cell>
          <table:table-cell office:value-type="float" office:value="106480">
            <text:p>106480</text:p>
          </table:table-cell>
        </table:table-row>
        <table:table-row table:style-name="ro1">
          <table:table-cell office:value-type="float" office:value="50001">
            <text:p>50001</text:p>
          </table:table-cell>
          <table:table-cell office:value-type="float" office:value="105531">
            <text:p>105531</text:p>
          </table:table-cell>
        </table:table-row>
        <table:table-row table:style-name="ro1">
          <table:table-cell office:value-type="float" office:value="51001">
            <text:p>51001</text:p>
          </table:table-cell>
          <table:table-cell office:value-type="float" office:value="105864">
            <text:p>105864</text:p>
          </table:table-cell>
        </table:table-row>
        <table:table-row table:style-name="ro1">
          <table:table-cell office:value-type="float" office:value="52001">
            <text:p>52001</text:p>
          </table:table-cell>
          <table:table-cell office:value-type="float" office:value="108892">
            <text:p>108892</text:p>
          </table:table-cell>
        </table:table-row>
        <table:table-row table:style-name="ro1">
          <table:table-cell office:value-type="float" office:value="53001">
            <text:p>53001</text:p>
          </table:table-cell>
          <table:table-cell office:value-type="float" office:value="110276">
            <text:p>110276</text:p>
          </table:table-cell>
        </table:table-row>
        <table:table-row table:style-name="ro1">
          <table:table-cell office:value-type="float" office:value="54001">
            <text:p>54001</text:p>
          </table:table-cell>
          <table:table-cell office:value-type="float" office:value="114141">
            <text:p>114141</text:p>
          </table:table-cell>
        </table:table-row>
        <table:table-row table:style-name="ro1">
          <table:table-cell office:value-type="float" office:value="55001">
            <text:p>55001</text:p>
          </table:table-cell>
          <table:table-cell office:value-type="float" office:value="116876">
            <text:p>116876</text:p>
          </table:table-cell>
        </table:table-row>
        <table:table-row table:style-name="ro1">
          <table:table-cell office:value-type="float" office:value="56001">
            <text:p>56001</text:p>
          </table:table-cell>
          <table:table-cell office:value-type="float" office:value="119217">
            <text:p>119217</text:p>
          </table:table-cell>
        </table:table-row>
        <table:table-row table:style-name="ro1">
          <table:table-cell office:value-type="float" office:value="57001">
            <text:p>57001</text:p>
          </table:table-cell>
          <table:table-cell office:value-type="float" office:value="121334">
            <text:p>121334</text:p>
          </table:table-cell>
        </table:table-row>
        <table:table-row table:style-name="ro1">
          <table:table-cell office:value-type="float" office:value="58001">
            <text:p>58001</text:p>
          </table:table-cell>
          <table:table-cell office:value-type="float" office:value="122758">
            <text:p>122758</text:p>
          </table:table-cell>
        </table:table-row>
        <table:table-row table:style-name="ro1">
          <table:table-cell office:value-type="float" office:value="59001">
            <text:p>59001</text:p>
          </table:table-cell>
          <table:table-cell office:value-type="float" office:value="125125">
            <text:p>125125</text:p>
          </table:table-cell>
        </table:table-row>
        <table:table-row table:style-name="ro1">
          <table:table-cell office:value-type="float" office:value="60001">
            <text:p>60001</text:p>
          </table:table-cell>
          <table:table-cell office:value-type="float" office:value="127152">
            <text:p>127152</text:p>
          </table:table-cell>
        </table:table-row>
        <table:table-row table:style-name="ro1">
          <table:table-cell office:value-type="float" office:value="61001">
            <text:p>61001</text:p>
          </table:table-cell>
          <table:table-cell office:value-type="float" office:value="129237">
            <text:p>129237</text:p>
          </table:table-cell>
        </table:table-row>
        <table:table-row table:style-name="ro1">
          <table:table-cell office:value-type="float" office:value="62001">
            <text:p>62001</text:p>
          </table:table-cell>
          <table:table-cell office:value-type="float" office:value="129975">
            <text:p>129975</text:p>
          </table:table-cell>
        </table:table-row>
        <table:table-row table:style-name="ro1">
          <table:table-cell office:value-type="float" office:value="63001">
            <text:p>63001</text:p>
          </table:table-cell>
          <table:table-cell office:value-type="float" office:value="135143">
            <text:p>135143</text:p>
          </table:table-cell>
        </table:table-row>
        <table:table-row table:style-name="ro1">
          <table:table-cell office:value-type="float" office:value="64001">
            <text:p>64001</text:p>
          </table:table-cell>
          <table:table-cell office:value-type="float" office:value="134396">
            <text:p>134396</text:p>
          </table:table-cell>
        </table:table-row>
        <table:table-row table:style-name="ro1">
          <table:table-cell office:value-type="float" office:value="65001">
            <text:p>65001</text:p>
          </table:table-cell>
          <table:table-cell office:value-type="float" office:value="139004">
            <text:p>139004</text:p>
          </table:table-cell>
        </table:table-row>
        <table:table-row table:style-name="ro1">
          <table:table-cell office:value-type="float" office:value="66001">
            <text:p>66001</text:p>
          </table:table-cell>
          <table:table-cell office:value-type="float" office:value="149118">
            <text:p>149118</text:p>
          </table:table-cell>
        </table:table-row>
        <table:table-row table:style-name="ro1">
          <table:table-cell office:value-type="float" office:value="67001">
            <text:p>67001</text:p>
          </table:table-cell>
          <table:table-cell office:value-type="float" office:value="160870">
            <text:p>160870</text:p>
          </table:table-cell>
        </table:table-row>
        <table:table-row table:style-name="ro1">
          <table:table-cell office:value-type="float" office:value="68001">
            <text:p>68001</text:p>
          </table:table-cell>
          <table:table-cell office:value-type="float" office:value="141324">
            <text:p>141324</text:p>
          </table:table-cell>
        </table:table-row>
        <table:table-row table:style-name="ro1">
          <table:table-cell office:value-type="float" office:value="69001">
            <text:p>69001</text:p>
          </table:table-cell>
          <table:table-cell office:value-type="float" office:value="147175">
            <text:p>147175</text:p>
          </table:table-cell>
        </table:table-row>
        <table:table-row table:style-name="ro1">
          <table:table-cell office:value-type="float" office:value="70001">
            <text:p>70001</text:p>
          </table:table-cell>
          <table:table-cell office:value-type="float" office:value="149127">
            <text:p>149127</text:p>
          </table:table-cell>
        </table:table-row>
        <table:table-row table:style-name="ro1">
          <table:table-cell office:value-type="float" office:value="71001">
            <text:p>71001</text:p>
          </table:table-cell>
          <table:table-cell office:value-type="float" office:value="149350">
            <text:p>149350</text:p>
          </table:table-cell>
        </table:table-row>
        <table:table-row table:style-name="ro1">
          <table:table-cell office:value-type="float" office:value="72001">
            <text:p>72001</text:p>
          </table:table-cell>
          <table:table-cell office:value-type="float" office:value="149520">
            <text:p>149520</text:p>
          </table:table-cell>
        </table:table-row>
        <table:table-row table:style-name="ro1">
          <table:table-cell office:value-type="float" office:value="73001">
            <text:p>73001</text:p>
          </table:table-cell>
          <table:table-cell office:value-type="float" office:value="162271">
            <text:p>162271</text:p>
          </table:table-cell>
        </table:table-row>
        <table:table-row table:style-name="ro1">
          <table:table-cell office:value-type="float" office:value="74001">
            <text:p>74001</text:p>
          </table:table-cell>
          <table:table-cell office:value-type="float" office:value="157314">
            <text:p>157314</text:p>
          </table:table-cell>
        </table:table-row>
        <table:table-row table:style-name="ro1">
          <table:table-cell office:value-type="float" office:value="75001">
            <text:p>75001</text:p>
          </table:table-cell>
          <table:table-cell office:value-type="float" office:value="159277">
            <text:p>159277</text:p>
          </table:table-cell>
        </table:table-row>
        <table:table-row table:style-name="ro1">
          <table:table-cell office:value-type="float" office:value="76001">
            <text:p>76001</text:p>
          </table:table-cell>
          <table:table-cell office:value-type="float" office:value="161279">
            <text:p>161279</text:p>
          </table:table-cell>
        </table:table-row>
        <table:table-row table:style-name="ro1">
          <table:table-cell office:value-type="float" office:value="77001">
            <text:p>77001</text:p>
          </table:table-cell>
          <table:table-cell office:value-type="float" office:value="164278">
            <text:p>164278</text:p>
          </table:table-cell>
        </table:table-row>
        <table:table-row table:style-name="ro1">
          <table:table-cell office:value-type="float" office:value="78001">
            <text:p>78001</text:p>
          </table:table-cell>
          <table:table-cell office:value-type="float" office:value="164152">
            <text:p>164152</text:p>
          </table:table-cell>
        </table:table-row>
        <table:table-row table:style-name="ro1">
          <table:table-cell office:value-type="float" office:value="79001">
            <text:p>79001</text:p>
          </table:table-cell>
          <table:table-cell office:value-type="float" office:value="167741">
            <text:p>167741</text:p>
          </table:table-cell>
        </table:table-row>
        <table:table-row table:style-name="ro1">
          <table:table-cell office:value-type="float" office:value="80001">
            <text:p>80001</text:p>
          </table:table-cell>
          <table:table-cell office:value-type="float" office:value="170785">
            <text:p>170785</text:p>
          </table:table-cell>
        </table:table-row>
        <table:table-row table:style-name="ro1">
          <table:table-cell office:value-type="float" office:value="81001">
            <text:p>81001</text:p>
          </table:table-cell>
          <table:table-cell office:value-type="float" office:value="172149">
            <text:p>172149</text:p>
          </table:table-cell>
        </table:table-row>
        <table:table-row table:style-name="ro1">
          <table:table-cell office:value-type="float" office:value="82001">
            <text:p>82001</text:p>
          </table:table-cell>
          <table:table-cell office:value-type="float" office:value="175294">
            <text:p>175294</text:p>
          </table:table-cell>
        </table:table-row>
        <table:table-row table:style-name="ro1">
          <table:table-cell office:value-type="float" office:value="83001">
            <text:p>83001</text:p>
          </table:table-cell>
          <table:table-cell office:value-type="float" office:value="191441">
            <text:p>191441</text:p>
          </table:table-cell>
        </table:table-row>
        <table:table-row table:style-name="ro1">
          <table:table-cell office:value-type="float" office:value="84001">
            <text:p>84001</text:p>
          </table:table-cell>
          <table:table-cell office:value-type="float" office:value="180589">
            <text:p>180589</text:p>
          </table:table-cell>
        </table:table-row>
        <table:table-row table:style-name="ro1">
          <table:table-cell office:value-type="float" office:value="85001">
            <text:p>85001</text:p>
          </table:table-cell>
          <table:table-cell office:value-type="float" office:value="182197">
            <text:p>182197</text:p>
          </table:table-cell>
        </table:table-row>
        <table:table-row table:style-name="ro1">
          <table:table-cell office:value-type="float" office:value="86001">
            <text:p>86001</text:p>
          </table:table-cell>
          <table:table-cell office:value-type="float" office:value="185568">
            <text:p>185568</text:p>
          </table:table-cell>
        </table:table-row>
        <table:table-row table:style-name="ro1">
          <table:table-cell office:value-type="float" office:value="87001">
            <text:p>87001</text:p>
          </table:table-cell>
          <table:table-cell office:value-type="float" office:value="191610">
            <text:p>191610</text:p>
          </table:table-cell>
        </table:table-row>
        <table:table-row table:style-name="ro1">
          <table:table-cell office:value-type="float" office:value="88001">
            <text:p>88001</text:p>
          </table:table-cell>
          <table:table-cell office:value-type="float" office:value="196485">
            <text:p>196485</text:p>
          </table:table-cell>
        </table:table-row>
        <table:table-row table:style-name="ro1">
          <table:table-cell office:value-type="float" office:value="89001">
            <text:p>89001</text:p>
          </table:table-cell>
          <table:table-cell office:value-type="float" office:value="208778">
            <text:p>208778</text:p>
          </table:table-cell>
        </table:table-row>
        <table:table-row table:style-name="ro1">
          <table:table-cell office:value-type="float" office:value="90001">
            <text:p>90001</text:p>
          </table:table-cell>
          <table:table-cell office:value-type="float" office:value="194491">
            <text:p>194491</text:p>
          </table:table-cell>
        </table:table-row>
        <table:table-row table:style-name="ro1">
          <table:table-cell office:value-type="float" office:value="91001">
            <text:p>91001</text:p>
          </table:table-cell>
          <table:table-cell office:value-type="float" office:value="196656">
            <text:p>196656</text:p>
          </table:table-cell>
        </table:table-row>
        <table:table-row table:style-name="ro1">
          <table:table-cell office:value-type="float" office:value="92001">
            <text:p>92001</text:p>
          </table:table-cell>
          <table:table-cell office:value-type="float" office:value="198453">
            <text:p>198453</text:p>
          </table:table-cell>
        </table:table-row>
        <table:table-row table:style-name="ro1">
          <table:table-cell office:value-type="float" office:value="93001">
            <text:p>93001</text:p>
          </table:table-cell>
          <table:table-cell office:value-type="float" office:value="203886">
            <text:p>203886</text:p>
          </table:table-cell>
        </table:table-row>
        <table:table-row table:style-name="ro1">
          <table:table-cell office:value-type="float" office:value="94001">
            <text:p>94001</text:p>
          </table:table-cell>
          <table:table-cell office:value-type="float" office:value="224662">
            <text:p>224662</text:p>
          </table:table-cell>
        </table:table-row>
        <table:table-row table:style-name="ro1">
          <table:table-cell office:value-type="float" office:value="95001">
            <text:p>95001</text:p>
          </table:table-cell>
          <table:table-cell office:value-type="float" office:value="216975">
            <text:p>216975</text:p>
          </table:table-cell>
        </table:table-row>
        <table:table-row table:style-name="ro1">
          <table:table-cell office:value-type="float" office:value="96001">
            <text:p>96001</text:p>
          </table:table-cell>
          <table:table-cell office:value-type="float" office:value="208124">
            <text:p>208124</text:p>
          </table:table-cell>
        </table:table-row>
        <table:table-row table:style-name="ro1">
          <table:table-cell office:value-type="float" office:value="97001">
            <text:p>97001</text:p>
          </table:table-cell>
          <table:table-cell office:value-type="float" office:value="208048">
            <text:p>208048</text:p>
          </table:table-cell>
        </table:table-row>
        <table:table-row table:style-name="ro1">
          <table:table-cell office:value-type="float" office:value="98001">
            <text:p>98001</text:p>
          </table:table-cell>
          <table:table-cell office:value-type="float" office:value="210940">
            <text:p>210940</text:p>
          </table:table-cell>
        </table:table-row>
        <table:table-row table:style-name="ro1">
          <table:table-cell office:value-type="float" office:value="99001">
            <text:p>99001</text:p>
          </table:table-cell>
          <table:table-cell office:value-type="float" office:value="211804">
            <text:p>211804</text:p>
          </table:table-cell>
        </table:table-row>
        <table:table-row table:style-name="ro1">
          <table:table-cell office:value-type="float" office:value="100001">
            <text:p>100001</text:p>
          </table:table-cell>
          <table:table-cell office:value-type="float" office:value="212009">
            <text:p>212009</text:p>
          </table:table-cell>
        </table:table-row>
        <table:table-row table:style-name="ro1">
          <table:table-cell office:value-type="float" office:value="101001">
            <text:p>101001</text:p>
          </table:table-cell>
          <table:table-cell office:value-type="float" office:value="233352">
            <text:p>233352</text:p>
          </table:table-cell>
        </table:table-row>
        <table:table-row table:style-name="ro1">
          <table:table-cell office:value-type="float" office:value="102001">
            <text:p>102001</text:p>
          </table:table-cell>
          <table:table-cell office:value-type="float" office:value="213190">
            <text:p>213190</text:p>
          </table:table-cell>
        </table:table-row>
        <table:table-row table:style-name="ro1">
          <table:table-cell office:value-type="float" office:value="103001">
            <text:p>103001</text:p>
          </table:table-cell>
          <table:table-cell office:value-type="float" office:value="214669">
            <text:p>214669</text:p>
          </table:table-cell>
        </table:table-row>
        <table:table-row table:style-name="ro1">
          <table:table-cell office:value-type="float" office:value="104001">
            <text:p>104001</text:p>
          </table:table-cell>
          <table:table-cell office:value-type="float" office:value="215206">
            <text:p>215206</text:p>
          </table:table-cell>
        </table:table-row>
        <table:table-row table:style-name="ro1">
          <table:table-cell office:value-type="float" office:value="105001">
            <text:p>105001</text:p>
          </table:table-cell>
          <table:table-cell office:value-type="float" office:value="218408">
            <text:p>218408</text:p>
          </table:table-cell>
        </table:table-row>
        <table:table-row table:style-name="ro1">
          <table:table-cell office:value-type="float" office:value="106001">
            <text:p>106001</text:p>
          </table:table-cell>
          <table:table-cell office:value-type="float" office:value="220877">
            <text:p>220877</text:p>
          </table:table-cell>
        </table:table-row>
        <table:table-row table:style-name="ro1">
          <table:table-cell office:value-type="float" office:value="107001">
            <text:p>107001</text:p>
          </table:table-cell>
          <table:table-cell office:value-type="float" office:value="223893">
            <text:p>223893</text:p>
          </table:table-cell>
        </table:table-row>
        <table:table-row table:style-name="ro1">
          <table:table-cell office:value-type="float" office:value="108001">
            <text:p>108001</text:p>
          </table:table-cell>
          <table:table-cell office:value-type="float" office:value="224467">
            <text:p>224467</text:p>
          </table:table-cell>
        </table:table-row>
        <table:table-row table:style-name="ro1">
          <table:table-cell office:value-type="float" office:value="109001">
            <text:p>109001</text:p>
          </table:table-cell>
          <table:table-cell office:value-type="float" office:value="230590">
            <text:p>230590</text:p>
          </table:table-cell>
        </table:table-row>
        <table:table-row table:style-name="ro1">
          <table:table-cell office:value-type="float" office:value="110001">
            <text:p>110001</text:p>
          </table:table-cell>
          <table:table-cell office:value-type="float" office:value="260012">
            <text:p>260012</text:p>
          </table:table-cell>
        </table:table-row>
        <table:table-row table:style-name="ro1">
          <table:table-cell office:value-type="float" office:value="111001">
            <text:p>111001</text:p>
          </table:table-cell>
          <table:table-cell office:value-type="float" office:value="253609">
            <text:p>253609</text:p>
          </table:table-cell>
        </table:table-row>
        <table:table-row table:style-name="ro1">
          <table:table-cell office:value-type="float" office:value="112001">
            <text:p>112001</text:p>
          </table:table-cell>
          <table:table-cell office:value-type="float" office:value="248816">
            <text:p>248816</text:p>
          </table:table-cell>
        </table:table-row>
        <table:table-row table:style-name="ro1">
          <table:table-cell office:value-type="float" office:value="113001">
            <text:p>113001</text:p>
          </table:table-cell>
          <table:table-cell office:value-type="float" office:value="242880">
            <text:p>242880</text:p>
          </table:table-cell>
        </table:table-row>
        <table:table-row table:style-name="ro1">
          <table:table-cell office:value-type="float" office:value="114001">
            <text:p>114001</text:p>
          </table:table-cell>
          <table:table-cell office:value-type="float" office:value="244996">
            <text:p>244996</text:p>
          </table:table-cell>
        </table:table-row>
        <table:table-row table:style-name="ro1">
          <table:table-cell office:value-type="float" office:value="115001">
            <text:p>115001</text:p>
          </table:table-cell>
          <table:table-cell office:value-type="float" office:value="245135">
            <text:p>245135</text:p>
          </table:table-cell>
        </table:table-row>
        <table:table-row table:style-name="ro1">
          <table:table-cell office:value-type="float" office:value="116001">
            <text:p>116001</text:p>
          </table:table-cell>
          <table:table-cell office:value-type="float" office:value="244505">
            <text:p>244505</text:p>
          </table:table-cell>
        </table:table-row>
        <table:table-row table:style-name="ro1">
          <table:table-cell office:value-type="float" office:value="117001">
            <text:p>117001</text:p>
          </table:table-cell>
          <table:table-cell office:value-type="float" office:value="248693">
            <text:p>248693</text:p>
          </table:table-cell>
        </table:table-row>
        <table:table-row table:style-name="ro1">
          <table:table-cell office:value-type="float" office:value="118001">
            <text:p>118001</text:p>
          </table:table-cell>
          <table:table-cell office:value-type="float" office:value="247654">
            <text:p>247654</text:p>
          </table:table-cell>
        </table:table-row>
        <table:table-row table:style-name="ro1">
          <table:table-cell office:value-type="float" office:value="119001">
            <text:p>119001</text:p>
          </table:table-cell>
          <table:table-cell office:value-type="float" office:value="248214">
            <text:p>248214</text:p>
          </table:table-cell>
        </table:table-row>
        <table:table-row table:style-name="ro1">
          <table:table-cell office:value-type="float" office:value="120001">
            <text:p>120001</text:p>
          </table:table-cell>
          <table:table-cell office:value-type="float" office:value="256721">
            <text:p>256721</text:p>
          </table:table-cell>
        </table:table-row>
        <table:table-row table:style-name="ro1">
          <table:table-cell office:value-type="float" office:value="121001">
            <text:p>121001</text:p>
          </table:table-cell>
          <table:table-cell office:value-type="float" office:value="255434">
            <text:p>255434</text:p>
          </table:table-cell>
        </table:table-row>
        <table:table-row table:style-name="ro1">
          <table:table-cell office:value-type="float" office:value="122001">
            <text:p>122001</text:p>
          </table:table-cell>
          <table:table-cell office:value-type="float" office:value="255644">
            <text:p>255644</text:p>
          </table:table-cell>
        </table:table-row>
        <table:table-row table:style-name="ro1">
          <table:table-cell office:value-type="float" office:value="123001">
            <text:p>123001</text:p>
          </table:table-cell>
          <table:table-cell office:value-type="float" office:value="262132">
            <text:p>262132</text:p>
          </table:table-cell>
        </table:table-row>
        <table:table-row table:style-name="ro1">
          <table:table-cell office:value-type="float" office:value="124001">
            <text:p>124001</text:p>
          </table:table-cell>
          <table:table-cell office:value-type="float" office:value="263424">
            <text:p>263424</text:p>
          </table:table-cell>
        </table:table-row>
        <table:table-row table:style-name="ro1">
          <table:table-cell office:value-type="float" office:value="125001">
            <text:p>125001</text:p>
          </table:table-cell>
          <table:table-cell office:value-type="float" office:value="267517">
            <text:p>267517</text:p>
          </table:table-cell>
        </table:table-row>
        <table:table-row table:style-name="ro1">
          <table:table-cell office:value-type="float" office:value="126001">
            <text:p>126001</text:p>
          </table:table-cell>
          <table:table-cell office:value-type="float" office:value="269940">
            <text:p>269940</text:p>
          </table:table-cell>
        </table:table-row>
        <table:table-row table:style-name="ro1">
          <table:table-cell office:value-type="float" office:value="127001">
            <text:p>127001</text:p>
          </table:table-cell>
          <table:table-cell office:value-type="float" office:value="299604">
            <text:p>299604</text:p>
          </table:table-cell>
        </table:table-row>
        <table:table-row table:style-name="ro1">
          <table:table-cell office:value-type="float" office:value="128001">
            <text:p>128001</text:p>
          </table:table-cell>
          <table:table-cell office:value-type="float" office:value="274793">
            <text:p>274793</text:p>
          </table:table-cell>
        </table:table-row>
        <table:table-row table:style-name="ro1">
          <table:table-cell office:value-type="float" office:value="129001">
            <text:p>129001</text:p>
          </table:table-cell>
          <table:table-cell office:value-type="float" office:value="277512">
            <text:p>277512</text:p>
          </table:table-cell>
        </table:table-row>
        <table:table-row table:style-name="ro1">
          <table:table-cell office:value-type="float" office:value="130001">
            <text:p>130001</text:p>
          </table:table-cell>
          <table:table-cell office:value-type="float" office:value="279752">
            <text:p>279752</text:p>
          </table:table-cell>
        </table:table-row>
        <table:table-row table:style-name="ro1">
          <table:table-cell office:value-type="float" office:value="131001">
            <text:p>131001</text:p>
          </table:table-cell>
          <table:table-cell office:value-type="float" office:value="282754">
            <text:p>282754</text:p>
          </table:table-cell>
        </table:table-row>
        <table:table-row table:style-name="ro1">
          <table:table-cell office:value-type="float" office:value="132001">
            <text:p>132001</text:p>
          </table:table-cell>
          <table:table-cell office:value-type="float" office:value="286427">
            <text:p>286427</text:p>
          </table:table-cell>
        </table:table-row>
        <table:table-row table:style-name="ro1">
          <table:table-cell office:value-type="float" office:value="133001">
            <text:p>133001</text:p>
          </table:table-cell>
          <table:table-cell office:value-type="float" office:value="286990">
            <text:p>286990</text:p>
          </table:table-cell>
        </table:table-row>
        <table:table-row table:style-name="ro1">
          <table:table-cell office:value-type="float" office:value="134001">
            <text:p>134001</text:p>
          </table:table-cell>
          <table:table-cell office:value-type="float" office:value="288539">
            <text:p>288539</text:p>
          </table:table-cell>
        </table:table-row>
        <table:table-row table:style-name="ro1">
          <table:table-cell office:value-type="float" office:value="135001">
            <text:p>135001</text:p>
          </table:table-cell>
          <table:table-cell office:value-type="float" office:value="289695">
            <text:p>289695</text:p>
          </table:table-cell>
        </table:table-row>
        <table:table-row table:style-name="ro1">
          <table:table-cell office:value-type="float" office:value="136001">
            <text:p>136001</text:p>
          </table:table-cell>
          <table:table-cell office:value-type="float" office:value="293310">
            <text:p>293310</text:p>
          </table:table-cell>
        </table:table-row>
        <table:table-row table:style-name="ro1">
          <table:table-cell office:value-type="float" office:value="137001">
            <text:p>137001</text:p>
          </table:table-cell>
          <table:table-cell office:value-type="float" office:value="312763">
            <text:p>312763</text:p>
          </table:table-cell>
        </table:table-row>
        <table:table-row table:style-name="ro1">
          <table:table-cell office:value-type="float" office:value="138001">
            <text:p>138001</text:p>
          </table:table-cell>
          <table:table-cell office:value-type="float" office:value="298077">
            <text:p>298077</text:p>
          </table:table-cell>
        </table:table-row>
        <table:table-row table:style-name="ro1">
          <table:table-cell office:value-type="float" office:value="139001">
            <text:p>139001</text:p>
          </table:table-cell>
          <table:table-cell office:value-type="float" office:value="319776">
            <text:p>319776</text:p>
          </table:table-cell>
        </table:table-row>
        <table:table-row table:style-name="ro1">
          <table:table-cell office:value-type="float" office:value="140001">
            <text:p>140001</text:p>
          </table:table-cell>
          <table:table-cell office:value-type="float" office:value="302510">
            <text:p>302510</text:p>
          </table:table-cell>
        </table:table-row>
        <table:table-row table:style-name="ro1">
          <table:table-cell office:value-type="float" office:value="141001">
            <text:p>141001</text:p>
          </table:table-cell>
          <table:table-cell office:value-type="float" office:value="304882">
            <text:p>304882</text:p>
          </table:table-cell>
        </table:table-row>
        <table:table-row table:style-name="ro1">
          <table:table-cell office:value-type="float" office:value="142001">
            <text:p>142001</text:p>
          </table:table-cell>
          <table:table-cell office:value-type="float" office:value="310002">
            <text:p>310002</text:p>
          </table:table-cell>
        </table:table-row>
        <table:table-row table:style-name="ro1">
          <table:table-cell office:value-type="float" office:value="143001">
            <text:p>143001</text:p>
          </table:table-cell>
          <table:table-cell office:value-type="float" office:value="318695">
            <text:p>318695</text:p>
          </table:table-cell>
        </table:table-row>
        <table:table-row table:style-name="ro1">
          <table:table-cell office:value-type="float" office:value="144001">
            <text:p>144001</text:p>
          </table:table-cell>
          <table:table-cell office:value-type="float" office:value="306203">
            <text:p>306203</text:p>
          </table:table-cell>
        </table:table-row>
        <table:table-row table:style-name="ro1">
          <table:table-cell office:value-type="float" office:value="145001">
            <text:p>145001</text:p>
          </table:table-cell>
          <table:table-cell office:value-type="float" office:value="308312">
            <text:p>308312</text:p>
          </table:table-cell>
        </table:table-row>
        <table:table-row table:style-name="ro1">
          <table:table-cell office:value-type="float" office:value="146001">
            <text:p>146001</text:p>
          </table:table-cell>
          <table:table-cell office:value-type="float" office:value="326468">
            <text:p>326468</text:p>
          </table:table-cell>
        </table:table-row>
        <table:table-row table:style-name="ro1">
          <table:table-cell office:value-type="float" office:value="147001">
            <text:p>147001</text:p>
          </table:table-cell>
          <table:table-cell office:value-type="float" office:value="319264">
            <text:p>319264</text:p>
          </table:table-cell>
        </table:table-row>
        <table:table-row table:style-name="ro1">
          <table:table-cell office:value-type="float" office:value="148001">
            <text:p>148001</text:p>
          </table:table-cell>
          <table:table-cell office:value-type="float" office:value="319372">
            <text:p>319372</text:p>
          </table:table-cell>
        </table:table-row>
        <table:table-row table:style-name="ro1">
          <table:table-cell office:value-type="float" office:value="149001">
            <text:p>149001</text:p>
          </table:table-cell>
          <table:table-cell office:value-type="float" office:value="325688">
            <text:p>325688</text:p>
          </table:table-cell>
        </table:table-row>
        <table:table-row table:style-name="ro1">
          <table:table-cell office:value-type="float" office:value="150001">
            <text:p>150001</text:p>
          </table:table-cell>
          <table:table-cell office:value-type="float" office:value="335718">
            <text:p>335718</text:p>
          </table:table-cell>
        </table:table-row>
        <table:table-row table:style-name="ro1">
          <table:table-cell office:value-type="float" office:value="151001">
            <text:p>151001</text:p>
          </table:table-cell>
          <table:table-cell office:value-type="float" office:value="324522">
            <text:p>324522</text:p>
          </table:table-cell>
        </table:table-row>
        <table:table-row table:style-name="ro1">
          <table:table-cell office:value-type="float" office:value="152001">
            <text:p>152001</text:p>
          </table:table-cell>
          <table:table-cell office:value-type="float" office:value="330307">
            <text:p>330307</text:p>
          </table:table-cell>
        </table:table-row>
        <table:table-row table:style-name="ro1">
          <table:table-cell office:value-type="float" office:value="153001">
            <text:p>153001</text:p>
          </table:table-cell>
          <table:table-cell office:value-type="float" office:value="329941">
            <text:p>329941</text:p>
          </table:table-cell>
        </table:table-row>
        <table:table-row table:style-name="ro1">
          <table:table-cell office:value-type="float" office:value="154001">
            <text:p>154001</text:p>
          </table:table-cell>
          <table:table-cell office:value-type="float" office:value="334867">
            <text:p>334867</text:p>
          </table:table-cell>
        </table:table-row>
        <table:table-row table:style-name="ro1">
          <table:table-cell office:value-type="float" office:value="155001">
            <text:p>155001</text:p>
          </table:table-cell>
          <table:table-cell office:value-type="float" office:value="337829">
            <text:p>337829</text:p>
          </table:table-cell>
        </table:table-row>
        <table:table-row table:style-name="ro1">
          <table:table-cell office:value-type="float" office:value="156001">
            <text:p>156001</text:p>
          </table:table-cell>
          <table:table-cell office:value-type="float" office:value="344448">
            <text:p>344448</text:p>
          </table:table-cell>
        </table:table-row>
        <table:table-row table:style-name="ro1">
          <table:table-cell office:value-type="float" office:value="157001">
            <text:p>157001</text:p>
          </table:table-cell>
          <table:table-cell office:value-type="float" office:value="338925">
            <text:p>338925</text:p>
          </table:table-cell>
        </table:table-row>
        <table:table-row table:style-name="ro1">
          <table:table-cell office:value-type="float" office:value="158001">
            <text:p>158001</text:p>
          </table:table-cell>
          <table:table-cell office:value-type="float" office:value="343161">
            <text:p>343161</text:p>
          </table:table-cell>
        </table:table-row>
        <table:table-row table:style-name="ro1">
          <table:table-cell office:value-type="float" office:value="159001">
            <text:p>159001</text:p>
          </table:table-cell>
          <table:table-cell office:value-type="float" office:value="346321">
            <text:p>346321</text:p>
          </table:table-cell>
        </table:table-row>
        <table:table-row table:style-name="ro1">
          <table:table-cell office:value-type="float" office:value="160001">
            <text:p>160001</text:p>
          </table:table-cell>
          <table:table-cell office:value-type="float" office:value="356275">
            <text:p>356275</text:p>
          </table:table-cell>
        </table:table-row>
        <table:table-row table:style-name="ro1">
          <table:table-cell office:value-type="float" office:value="161001">
            <text:p>161001</text:p>
          </table:table-cell>
          <table:table-cell office:value-type="float" office:value="349653">
            <text:p>349653</text:p>
          </table:table-cell>
        </table:table-row>
        <table:table-row table:style-name="ro1">
          <table:table-cell office:value-type="float" office:value="162001">
            <text:p>162001</text:p>
          </table:table-cell>
          <table:table-cell office:value-type="float" office:value="351319">
            <text:p>351319</text:p>
          </table:table-cell>
        </table:table-row>
        <table:table-row table:style-name="ro1">
          <table:table-cell office:value-type="float" office:value="163001">
            <text:p>163001</text:p>
          </table:table-cell>
          <table:table-cell office:value-type="float" office:value="351351">
            <text:p>351351</text:p>
          </table:table-cell>
        </table:table-row>
        <table:table-row table:style-name="ro1">
          <table:table-cell office:value-type="float" office:value="164001">
            <text:p>164001</text:p>
          </table:table-cell>
          <table:table-cell office:value-type="float" office:value="359659">
            <text:p>359659</text:p>
          </table:table-cell>
        </table:table-row>
        <table:table-row table:style-name="ro1">
          <table:table-cell office:value-type="float" office:value="165001">
            <text:p>165001</text:p>
          </table:table-cell>
          <table:table-cell office:value-type="float" office:value="356253">
            <text:p>356253</text:p>
          </table:table-cell>
        </table:table-row>
        <table:table-row table:style-name="ro1">
          <table:table-cell office:value-type="float" office:value="166001">
            <text:p>166001</text:p>
          </table:table-cell>
          <table:table-cell office:value-type="float" office:value="356658">
            <text:p>356658</text:p>
          </table:table-cell>
        </table:table-row>
        <table:table-row table:style-name="ro1">
          <table:table-cell office:value-type="float" office:value="167001">
            <text:p>167001</text:p>
          </table:table-cell>
          <table:table-cell office:value-type="float" office:value="359032">
            <text:p>359032</text:p>
          </table:table-cell>
        </table:table-row>
        <table:table-row table:style-name="ro1">
          <table:table-cell office:value-type="float" office:value="168001">
            <text:p>168001</text:p>
          </table:table-cell>
          <table:table-cell office:value-type="float" office:value="361661">
            <text:p>361661</text:p>
          </table:table-cell>
        </table:table-row>
        <table:table-row table:style-name="ro1">
          <table:table-cell office:value-type="float" office:value="169001">
            <text:p>169001</text:p>
          </table:table-cell>
          <table:table-cell office:value-type="float" office:value="381747">
            <text:p>381747</text:p>
          </table:table-cell>
        </table:table-row>
        <table:table-row table:style-name="ro1">
          <table:table-cell office:value-type="float" office:value="170001">
            <text:p>170001</text:p>
          </table:table-cell>
          <table:table-cell office:value-type="float" office:value="363219">
            <text:p>363219</text:p>
          </table:table-cell>
        </table:table-row>
        <table:table-row table:style-name="ro1">
          <table:table-cell office:value-type="float" office:value="171001">
            <text:p>171001</text:p>
          </table:table-cell>
          <table:table-cell office:value-type="float" office:value="367606">
            <text:p>367606</text:p>
          </table:table-cell>
        </table:table-row>
        <table:table-row table:style-name="ro1">
          <table:table-cell office:value-type="float" office:value="172001">
            <text:p>172001</text:p>
          </table:table-cell>
          <table:table-cell office:value-type="float" office:value="372711">
            <text:p>372711</text:p>
          </table:table-cell>
        </table:table-row>
        <table:table-row table:style-name="ro1">
          <table:table-cell office:value-type="float" office:value="173001">
            <text:p>173001</text:p>
          </table:table-cell>
          <table:table-cell office:value-type="float" office:value="372570">
            <text:p>372570</text:p>
          </table:table-cell>
        </table:table-row>
        <table:table-row table:style-name="ro1">
          <table:table-cell office:value-type="float" office:value="174001">
            <text:p>174001</text:p>
          </table:table-cell>
          <table:table-cell office:value-type="float" office:value="378886">
            <text:p>378886</text:p>
          </table:table-cell>
        </table:table-row>
        <table:table-row table:style-name="ro1">
          <table:table-cell office:value-type="float" office:value="175001">
            <text:p>175001</text:p>
          </table:table-cell>
          <table:table-cell office:value-type="float" office:value="377838">
            <text:p>377838</text:p>
          </table:table-cell>
        </table:table-row>
        <table:table-row table:style-name="ro1">
          <table:table-cell office:value-type="float" office:value="176001">
            <text:p>176001</text:p>
          </table:table-cell>
          <table:table-cell office:value-type="float" office:value="377400">
            <text:p>377400</text:p>
          </table:table-cell>
        </table:table-row>
        <table:table-row table:style-name="ro1">
          <table:table-cell office:value-type="float" office:value="177001">
            <text:p>177001</text:p>
          </table:table-cell>
          <table:table-cell office:value-type="float" office:value="383163">
            <text:p>383163</text:p>
          </table:table-cell>
        </table:table-row>
        <table:table-row table:style-name="ro1">
          <table:table-cell office:value-type="float" office:value="178001">
            <text:p>178001</text:p>
          </table:table-cell>
          <table:table-cell office:value-type="float" office:value="394304">
            <text:p>394304</text:p>
          </table:table-cell>
        </table:table-row>
        <table:table-row table:style-name="ro1">
          <table:table-cell office:value-type="float" office:value="179001">
            <text:p>179001</text:p>
          </table:table-cell>
          <table:table-cell office:value-type="float" office:value="386648">
            <text:p>386648</text:p>
          </table:table-cell>
        </table:table-row>
        <table:table-row table:style-name="ro1">
          <table:table-cell office:value-type="float" office:value="180001">
            <text:p>180001</text:p>
          </table:table-cell>
          <table:table-cell office:value-type="float" office:value="390887">
            <text:p>390887</text:p>
          </table:table-cell>
        </table:table-row>
        <table:table-row table:style-name="ro1">
          <table:table-cell office:value-type="float" office:value="181001">
            <text:p>181001</text:p>
          </table:table-cell>
          <table:table-cell office:value-type="float" office:value="394538">
            <text:p>394538</text:p>
          </table:table-cell>
        </table:table-row>
        <table:table-row table:style-name="ro1">
          <table:table-cell office:value-type="float" office:value="182001">
            <text:p>182001</text:p>
          </table:table-cell>
          <table:table-cell office:value-type="float" office:value="392670">
            <text:p>392670</text:p>
          </table:table-cell>
        </table:table-row>
        <table:table-row table:style-name="ro1">
          <table:table-cell office:value-type="float" office:value="183001">
            <text:p>183001</text:p>
          </table:table-cell>
          <table:table-cell office:value-type="float" office:value="394950">
            <text:p>394950</text:p>
          </table:table-cell>
        </table:table-row>
        <table:table-row table:style-name="ro1">
          <table:table-cell office:value-type="float" office:value="184001">
            <text:p>184001</text:p>
          </table:table-cell>
          <table:table-cell office:value-type="float" office:value="392465">
            <text:p>392465</text:p>
          </table:table-cell>
        </table:table-row>
        <table:table-row table:style-name="ro1">
          <table:table-cell office:value-type="float" office:value="185001">
            <text:p>185001</text:p>
          </table:table-cell>
          <table:table-cell office:value-type="float" office:value="394350">
            <text:p>394350</text:p>
          </table:table-cell>
        </table:table-row>
        <table:table-row table:style-name="ro1">
          <table:table-cell office:value-type="float" office:value="186001">
            <text:p>186001</text:p>
          </table:table-cell>
          <table:table-cell office:value-type="float" office:value="401240">
            <text:p>401240</text:p>
          </table:table-cell>
        </table:table-row>
        <table:table-row table:style-name="ro1">
          <table:table-cell office:value-type="float" office:value="187001">
            <text:p>187001</text:p>
          </table:table-cell>
          <table:table-cell office:value-type="float" office:value="414919">
            <text:p>414919</text:p>
          </table:table-cell>
        </table:table-row>
        <table:table-row table:style-name="ro1">
          <table:table-cell office:value-type="float" office:value="188001">
            <text:p>188001</text:p>
          </table:table-cell>
          <table:table-cell office:value-type="float" office:value="406761">
            <text:p>406761</text:p>
          </table:table-cell>
        </table:table-row>
        <table:table-row table:style-name="ro1">
          <table:table-cell office:value-type="float" office:value="189001">
            <text:p>189001</text:p>
          </table:table-cell>
          <table:table-cell office:value-type="float" office:value="408333">
            <text:p>408333</text:p>
          </table:table-cell>
        </table:table-row>
        <table:table-row table:style-name="ro1">
          <table:table-cell office:value-type="float" office:value="190001">
            <text:p>190001</text:p>
          </table:table-cell>
          <table:table-cell office:value-type="float" office:value="412435">
            <text:p>412435</text:p>
          </table:table-cell>
        </table:table-row>
        <table:table-row table:style-name="ro1">
          <table:table-cell office:value-type="float" office:value="191001">
            <text:p>191001</text:p>
          </table:table-cell>
          <table:table-cell office:value-type="float" office:value="414554">
            <text:p>414554</text:p>
          </table:table-cell>
        </table:table-row>
        <table:table-row table:style-name="ro1">
          <table:table-cell office:value-type="float" office:value="192001">
            <text:p>192001</text:p>
          </table:table-cell>
          <table:table-cell office:value-type="float" office:value="414475">
            <text:p>414475</text:p>
          </table:table-cell>
        </table:table-row>
        <table:table-row table:style-name="ro1">
          <table:table-cell office:value-type="float" office:value="193001">
            <text:p>193001</text:p>
          </table:table-cell>
          <table:table-cell office:value-type="float" office:value="416328">
            <text:p>416328</text:p>
          </table:table-cell>
        </table:table-row>
        <table:table-row table:style-name="ro1">
          <table:table-cell office:value-type="float" office:value="194001">
            <text:p>194001</text:p>
          </table:table-cell>
          <table:table-cell office:value-type="float" office:value="418228">
            <text:p>418228</text:p>
          </table:table-cell>
        </table:table-row>
        <table:table-row table:style-name="ro1">
          <table:table-cell office:value-type="float" office:value="195001">
            <text:p>195001</text:p>
          </table:table-cell>
          <table:table-cell office:value-type="float" office:value="440969">
            <text:p>440969</text:p>
          </table:table-cell>
        </table:table-row>
        <table:table-row table:style-name="ro1">
          <table:table-cell office:value-type="float" office:value="196001">
            <text:p>196001</text:p>
          </table:table-cell>
          <table:table-cell office:value-type="float" office:value="423534">
            <text:p>423534</text:p>
          </table:table-cell>
        </table:table-row>
        <table:table-row table:style-name="ro1">
          <table:table-cell office:value-type="float" office:value="197001">
            <text:p>197001</text:p>
          </table:table-cell>
          <table:table-cell office:value-type="float" office:value="425360">
            <text:p>425360</text:p>
          </table:table-cell>
        </table:table-row>
        <table:table-row table:style-name="ro1">
          <table:table-cell office:value-type="float" office:value="198001">
            <text:p>198001</text:p>
          </table:table-cell>
          <table:table-cell office:value-type="float" office:value="425700">
            <text:p>425700</text:p>
          </table:table-cell>
        </table:table-row>
        <table:table-row table:style-name="ro1">
          <table:table-cell office:value-type="float" office:value="199001">
            <text:p>199001</text:p>
          </table:table-cell>
          <table:table-cell office:value-type="float" office:value="429370">
            <text:p>429370</text:p>
          </table:table-cell>
        </table:table-row>
        <table:table-row table:style-name="ro1">
          <table:table-cell office:value-type="float" office:value="200001">
            <text:p>200001</text:p>
          </table:table-cell>
          <table:table-cell office:value-type="float" office:value="430615">
            <text:p>430615</text:p>
          </table:table-cell>
        </table:table-row>
        <table:table-row table:style-name="ro1">
          <table:table-cell office:value-type="float" office:value="201001">
            <text:p>201001</text:p>
          </table:table-cell>
          <table:table-cell office:value-type="float" office:value="430865">
            <text:p>430865</text:p>
          </table:table-cell>
        </table:table-row>
        <table:table-row table:style-name="ro1">
          <table:table-cell office:value-type="float" office:value="202001">
            <text:p>202001</text:p>
          </table:table-cell>
          <table:table-cell office:value-type="float" office:value="447552">
            <text:p>447552</text:p>
          </table:table-cell>
        </table:table-row>
        <table:table-row table:style-name="ro1">
          <table:table-cell office:value-type="float" office:value="203001">
            <text:p>203001</text:p>
          </table:table-cell>
          <table:table-cell office:value-type="float" office:value="451405">
            <text:p>451405</text:p>
          </table:table-cell>
        </table:table-row>
        <table:table-row table:style-name="ro1">
          <table:table-cell office:value-type="float" office:value="204001">
            <text:p>204001</text:p>
          </table:table-cell>
          <table:table-cell office:value-type="float" office:value="442551">
            <text:p>442551</text:p>
          </table:table-cell>
        </table:table-row>
        <table:table-row table:style-name="ro1">
          <table:table-cell office:value-type="float" office:value="205001">
            <text:p>205001</text:p>
          </table:table-cell>
          <table:table-cell office:value-type="float" office:value="2233092">
            <text:p>2233092</text:p>
          </table:table-cell>
        </table:table-row>
        <table:table-row table:style-name="ro1">
          <table:table-cell office:value-type="float" office:value="206001">
            <text:p>206001</text:p>
          </table:table-cell>
          <table:table-cell office:value-type="float" office:value="462089">
            <text:p>462089</text:p>
          </table:table-cell>
        </table:table-row>
        <table:table-row table:style-name="ro1">
          <table:table-cell office:value-type="float" office:value="207001">
            <text:p>207001</text:p>
          </table:table-cell>
          <table:table-cell office:value-type="float" office:value="455754">
            <text:p>455754</text:p>
          </table:table-cell>
        </table:table-row>
        <table:table-row table:style-name="ro1">
          <table:table-cell office:value-type="float" office:value="208001">
            <text:p>208001</text:p>
          </table:table-cell>
          <table:table-cell office:value-type="float" office:value="454597">
            <text:p>454597</text:p>
          </table:table-cell>
        </table:table-row>
        <table:table-row table:style-name="ro1">
          <table:table-cell office:value-type="float" office:value="209001">
            <text:p>209001</text:p>
          </table:table-cell>
          <table:table-cell office:value-type="float" office:value="447883">
            <text:p>447883</text:p>
          </table:table-cell>
        </table:table-row>
        <table:table-row table:style-name="ro1">
          <table:table-cell office:value-type="float" office:value="210001">
            <text:p>210001</text:p>
          </table:table-cell>
          <table:table-cell office:value-type="float" office:value="451263">
            <text:p>451263</text:p>
          </table:table-cell>
        </table:table-row>
        <table:table-row table:style-name="ro1">
          <table:table-cell office:value-type="float" office:value="211001">
            <text:p>211001</text:p>
          </table:table-cell>
          <table:table-cell office:value-type="float" office:value="472269">
            <text:p>472269</text:p>
          </table:table-cell>
        </table:table-row>
        <table:table-row table:style-name="ro1">
          <table:table-cell office:value-type="float" office:value="212001">
            <text:p>212001</text:p>
          </table:table-cell>
          <table:table-cell office:value-type="float" office:value="451455">
            <text:p>451455</text:p>
          </table:table-cell>
        </table:table-row>
        <table:table-row table:style-name="ro1">
          <table:table-cell office:value-type="float" office:value="213001">
            <text:p>213001</text:p>
          </table:table-cell>
          <table:table-cell office:value-type="float" office:value="467369">
            <text:p>467369</text:p>
          </table:table-cell>
        </table:table-row>
        <table:table-row table:style-name="ro1">
          <table:table-cell office:value-type="float" office:value="214001">
            <text:p>214001</text:p>
          </table:table-cell>
          <table:table-cell office:value-type="float" office:value="451690">
            <text:p>451690</text:p>
          </table:table-cell>
        </table:table-row>
        <table:table-row table:style-name="ro1">
          <table:table-cell office:value-type="float" office:value="215001">
            <text:p>215001</text:p>
          </table:table-cell>
          <table:table-cell office:value-type="float" office:value="475677">
            <text:p>475677</text:p>
          </table:table-cell>
        </table:table-row>
        <table:table-row table:style-name="ro1">
          <table:table-cell office:value-type="float" office:value="216001">
            <text:p>216001</text:p>
          </table:table-cell>
          <table:table-cell office:value-type="float" office:value="460070">
            <text:p>460070</text:p>
          </table:table-cell>
        </table:table-row>
        <table:table-row table:style-name="ro1">
          <table:table-cell office:value-type="float" office:value="217001">
            <text:p>217001</text:p>
          </table:table-cell>
          <table:table-cell office:value-type="float" office:value="463641">
            <text:p>463641</text:p>
          </table:table-cell>
        </table:table-row>
        <table:table-row table:style-name="ro1">
          <table:table-cell office:value-type="float" office:value="218001">
            <text:p>218001</text:p>
          </table:table-cell>
          <table:table-cell office:value-type="float" office:value="465434">
            <text:p>465434</text:p>
          </table:table-cell>
        </table:table-row>
        <table:table-row table:style-name="ro1">
          <table:table-cell office:value-type="float" office:value="219001">
            <text:p>219001</text:p>
          </table:table-cell>
          <table:table-cell office:value-type="float" office:value="471991">
            <text:p>471991</text:p>
          </table:table-cell>
        </table:table-row>
        <table:table-row table:style-name="ro1">
          <table:table-cell office:value-type="float" office:value="220001">
            <text:p>220001</text:p>
          </table:table-cell>
          <table:table-cell office:value-type="float" office:value="472863">
            <text:p>472863</text:p>
          </table:table-cell>
        </table:table-row>
        <table:table-row table:style-name="ro1">
          <table:table-cell office:value-type="float" office:value="221001">
            <text:p>221001</text:p>
          </table:table-cell>
          <table:table-cell office:value-type="float" office:value="476718">
            <text:p>476718</text:p>
          </table:table-cell>
        </table:table-row>
        <table:table-row table:style-name="ro1">
          <table:table-cell office:value-type="float" office:value="222001">
            <text:p>222001</text:p>
          </table:table-cell>
          <table:table-cell office:value-type="float" office:value="477558">
            <text:p>477558</text:p>
          </table:table-cell>
        </table:table-row>
        <table:table-row table:style-name="ro1">
          <table:table-cell office:value-type="float" office:value="223001">
            <text:p>223001</text:p>
          </table:table-cell>
          <table:table-cell office:value-type="float" office:value="491585">
            <text:p>491585</text:p>
          </table:table-cell>
        </table:table-row>
        <table:table-row table:style-name="ro1">
          <table:table-cell office:value-type="float" office:value="224001">
            <text:p>224001</text:p>
          </table:table-cell>
          <table:table-cell office:value-type="float" office:value="483221">
            <text:p>483221</text:p>
          </table:table-cell>
        </table:table-row>
        <table:table-row table:style-name="ro1">
          <table:table-cell office:value-type="float" office:value="225001">
            <text:p>225001</text:p>
          </table:table-cell>
          <table:table-cell office:value-type="float" office:value="514137">
            <text:p>514137</text:p>
          </table:table-cell>
        </table:table-row>
        <table:table-row table:style-name="ro1">
          <table:table-cell office:value-type="float" office:value="226001">
            <text:p>226001</text:p>
          </table:table-cell>
          <table:table-cell office:value-type="float" office:value="485558">
            <text:p>485558</text:p>
          </table:table-cell>
        </table:table-row>
        <table:table-row table:style-name="ro1">
          <table:table-cell office:value-type="float" office:value="227001">
            <text:p>227001</text:p>
          </table:table-cell>
          <table:table-cell office:value-type="float" office:value="487911">
            <text:p>487911</text:p>
          </table:table-cell>
        </table:table-row>
        <table:table-row table:style-name="ro1">
          <table:table-cell office:value-type="float" office:value="228001">
            <text:p>228001</text:p>
          </table:table-cell>
          <table:table-cell office:value-type="float" office:value="491539">
            <text:p>491539</text:p>
          </table:table-cell>
        </table:table-row>
        <table:table-row table:style-name="ro1">
          <table:table-cell office:value-type="float" office:value="229001">
            <text:p>229001</text:p>
          </table:table-cell>
          <table:table-cell office:value-type="float" office:value="491104">
            <text:p>491104</text:p>
          </table:table-cell>
        </table:table-row>
        <table:table-row table:style-name="ro1">
          <table:table-cell office:value-type="float" office:value="230001">
            <text:p>230001</text:p>
          </table:table-cell>
          <table:table-cell office:value-type="float" office:value="558972">
            <text:p>558972</text:p>
          </table:table-cell>
        </table:table-row>
        <table:table-row table:style-name="ro1">
          <table:table-cell office:value-type="float" office:value="231001">
            <text:p>231001</text:p>
          </table:table-cell>
          <table:table-cell office:value-type="float" office:value="499897">
            <text:p>499897</text:p>
          </table:table-cell>
        </table:table-row>
        <table:table-row table:style-name="ro1">
          <table:table-cell office:value-type="float" office:value="232001">
            <text:p>232001</text:p>
          </table:table-cell>
          <table:table-cell office:value-type="float" office:value="500157">
            <text:p>500157</text:p>
          </table:table-cell>
        </table:table-row>
        <table:table-row table:style-name="ro1">
          <table:table-cell office:value-type="float" office:value="233001">
            <text:p>233001</text:p>
          </table:table-cell>
          <table:table-cell office:value-type="float" office:value="503144">
            <text:p>503144</text:p>
          </table:table-cell>
        </table:table-row>
        <table:table-row table:style-name="ro1">
          <table:table-cell office:value-type="float" office:value="234001">
            <text:p>234001</text:p>
          </table:table-cell>
          <table:table-cell office:value-type="float" office:value="504133">
            <text:p>504133</text:p>
          </table:table-cell>
        </table:table-row>
        <table:table-row table:style-name="ro1">
          <table:table-cell office:value-type="float" office:value="235001">
            <text:p>235001</text:p>
          </table:table-cell>
          <table:table-cell office:value-type="float" office:value="507110">
            <text:p>507110</text:p>
          </table:table-cell>
        </table:table-row>
        <table:table-row table:style-name="ro1">
          <table:table-cell office:value-type="float" office:value="236001">
            <text:p>236001</text:p>
          </table:table-cell>
          <table:table-cell office:value-type="float" office:value="508589">
            <text:p>508589</text:p>
          </table:table-cell>
        </table:table-row>
        <table:table-row table:style-name="ro1">
          <table:table-cell office:value-type="float" office:value="237001">
            <text:p>237001</text:p>
          </table:table-cell>
          <table:table-cell office:value-type="float" office:value="530999">
            <text:p>530999</text:p>
          </table:table-cell>
        </table:table-row>
        <table:table-row table:style-name="ro1">
          <table:table-cell office:value-type="float" office:value="238001">
            <text:p>238001</text:p>
          </table:table-cell>
          <table:table-cell office:value-type="float" office:value="512590">
            <text:p>512590</text:p>
          </table:table-cell>
        </table:table-row>
        <table:table-row table:style-name="ro1">
          <table:table-cell office:value-type="float" office:value="239001">
            <text:p>239001</text:p>
          </table:table-cell>
          <table:table-cell office:value-type="float" office:value="516805">
            <text:p>516805</text:p>
          </table:table-cell>
        </table:table-row>
        <table:table-row table:style-name="ro1">
          <table:table-cell office:value-type="float" office:value="240001">
            <text:p>240001</text:p>
          </table:table-cell>
          <table:table-cell office:value-type="float" office:value="515582">
            <text:p>515582</text:p>
          </table:table-cell>
        </table:table-row>
        <table:table-row table:style-name="ro1">
          <table:table-cell office:value-type="float" office:value="241001">
            <text:p>241001</text:p>
          </table:table-cell>
          <table:table-cell office:value-type="float" office:value="516111">
            <text:p>516111</text:p>
          </table:table-cell>
        </table:table-row>
        <table:table-row table:style-name="ro1">
          <table:table-cell office:value-type="float" office:value="242001">
            <text:p>242001</text:p>
          </table:table-cell>
          <table:table-cell office:value-type="float" office:value="519436">
            <text:p>519436</text:p>
          </table:table-cell>
        </table:table-row>
        <table:table-row table:style-name="ro1">
          <table:table-cell office:value-type="float" office:value="243001">
            <text:p>243001</text:p>
          </table:table-cell>
          <table:table-cell office:value-type="float" office:value="534823">
            <text:p>534823</text:p>
          </table:table-cell>
        </table:table-row>
        <table:table-row table:style-name="ro1">
          <table:table-cell office:value-type="float" office:value="244001">
            <text:p>244001</text:p>
          </table:table-cell>
          <table:table-cell office:value-type="float" office:value="520842">
            <text:p>520842</text:p>
          </table:table-cell>
        </table:table-row>
        <table:table-row table:style-name="ro1">
          <table:table-cell office:value-type="float" office:value="245001">
            <text:p>245001</text:p>
          </table:table-cell>
          <table:table-cell office:value-type="float" office:value="528689">
            <text:p>528689</text:p>
          </table:table-cell>
        </table:table-row>
        <table:table-row table:style-name="ro1">
          <table:table-cell office:value-type="float" office:value="246001">
            <text:p>246001</text:p>
          </table:table-cell>
          <table:table-cell office:value-type="float" office:value="529037">
            <text:p>529037</text:p>
          </table:table-cell>
        </table:table-row>
        <table:table-row table:style-name="ro1">
          <table:table-cell office:value-type="float" office:value="247001">
            <text:p>247001</text:p>
          </table:table-cell>
          <table:table-cell office:value-type="float" office:value="530827">
            <text:p>530827</text:p>
          </table:table-cell>
        </table:table-row>
        <table:table-row table:style-name="ro1">
          <table:table-cell office:value-type="float" office:value="248001">
            <text:p>248001</text:p>
          </table:table-cell>
          <table:table-cell office:value-type="float" office:value="533213">
            <text:p>533213</text:p>
          </table:table-cell>
        </table:table-row>
        <table:table-row table:style-name="ro1">
          <table:table-cell office:value-type="float" office:value="249001">
            <text:p>249001</text:p>
          </table:table-cell>
          <table:table-cell office:value-type="float" office:value="533911">
            <text:p>533911</text:p>
          </table:table-cell>
        </table:table-row>
        <table:table-row table:style-name="ro1">
          <table:table-cell office:value-type="float" office:value="250001">
            <text:p>250001</text:p>
          </table:table-cell>
          <table:table-cell office:value-type="float" office:value="548881">
            <text:p>548881</text:p>
          </table:table-cell>
        </table:table-row>
        <table:table-row table:style-name="ro1">
          <table:table-cell office:value-type="float" office:value="251001">
            <text:p>251001</text:p>
          </table:table-cell>
          <table:table-cell office:value-type="float" office:value="541085">
            <text:p>541085</text:p>
          </table:table-cell>
        </table:table-row>
        <table:table-row table:style-name="ro1">
          <table:table-cell office:value-type="float" office:value="252001">
            <text:p>252001</text:p>
          </table:table-cell>
          <table:table-cell office:value-type="float" office:value="542740">
            <text:p>542740</text:p>
          </table:table-cell>
        </table:table-row>
        <table:table-row table:style-name="ro1">
          <table:table-cell office:value-type="float" office:value="253001">
            <text:p>253001</text:p>
          </table:table-cell>
          <table:table-cell office:value-type="float" office:value="545196">
            <text:p>545196</text:p>
          </table:table-cell>
        </table:table-row>
        <table:table-row table:style-name="ro1">
          <table:table-cell office:value-type="float" office:value="254001">
            <text:p>254001</text:p>
          </table:table-cell>
          <table:table-cell office:value-type="float" office:value="546450">
            <text:p>546450</text:p>
          </table:table-cell>
        </table:table-row>
        <table:table-row table:style-name="ro1">
          <table:table-cell office:value-type="float" office:value="255001">
            <text:p>255001</text:p>
          </table:table-cell>
          <table:table-cell office:value-type="float" office:value="584174">
            <text:p>584174</text:p>
          </table:table-cell>
        </table:table-row>
        <table:table-row table:style-name="ro1">
          <table:table-cell office:value-type="float" office:value="256001">
            <text:p>256001</text:p>
          </table:table-cell>
          <table:table-cell office:value-type="float" office:value="551426">
            <text:p>551426</text:p>
          </table:table-cell>
        </table:table-row>
        <table:table-row table:style-name="ro1">
          <table:table-cell office:value-type="float" office:value="257001">
            <text:p>257001</text:p>
          </table:table-cell>
          <table:table-cell office:value-type="float" office:value="545654">
            <text:p>545654</text:p>
          </table:table-cell>
        </table:table-row>
        <table:table-row table:style-name="ro1">
          <table:table-cell office:value-type="float" office:value="258001">
            <text:p>258001</text:p>
          </table:table-cell>
          <table:table-cell office:value-type="float" office:value="550316">
            <text:p>550316</text:p>
          </table:table-cell>
        </table:table-row>
        <table:table-row table:style-name="ro1">
          <table:table-cell office:value-type="float" office:value="259001">
            <text:p>259001</text:p>
          </table:table-cell>
          <table:table-cell office:value-type="float" office:value="553304">
            <text:p>553304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552945">
            <text:p>552945</text:p>
          </table:table-cell>
        </table:table-row>
        <table:table-row table:style-name="ro1">
          <table:table-cell office:value-type="float" office:value="261001">
            <text:p>261001</text:p>
          </table:table-cell>
          <table:table-cell office:value-type="float" office:value="558312">
            <text:p>558312</text:p>
          </table:table-cell>
        </table:table-row>
        <table:table-row table:style-name="ro1">
          <table:table-cell office:value-type="float" office:value="262001">
            <text:p>262001</text:p>
          </table:table-cell>
          <table:table-cell office:value-type="float" office:value="585881">
            <text:p>585881</text:p>
          </table:table-cell>
        </table:table-row>
        <table:table-row table:style-name="ro1">
          <table:table-cell office:value-type="float" office:value="263001">
            <text:p>263001</text:p>
          </table:table-cell>
          <table:table-cell office:value-type="float" office:value="577115">
            <text:p>577115</text:p>
          </table:table-cell>
        </table:table-row>
        <table:table-row table:style-name="ro1">
          <table:table-cell office:value-type="float" office:value="264001">
            <text:p>264001</text:p>
          </table:table-cell>
          <table:table-cell office:value-type="float" office:value="567853">
            <text:p>567853</text:p>
          </table:table-cell>
        </table:table-row>
        <table:table-row table:style-name="ro1">
          <table:table-cell office:value-type="float" office:value="265001">
            <text:p>265001</text:p>
          </table:table-cell>
          <table:table-cell office:value-type="float" office:value="568984">
            <text:p>568984</text:p>
          </table:table-cell>
        </table:table-row>
        <table:table-row table:style-name="ro1">
          <table:table-cell office:value-type="float" office:value="266001">
            <text:p>266001</text:p>
          </table:table-cell>
          <table:table-cell office:value-type="float" office:value="569314">
            <text:p>569314</text:p>
          </table:table-cell>
        </table:table-row>
        <table:table-row table:style-name="ro1">
          <table:table-cell office:value-type="float" office:value="267001">
            <text:p>267001</text:p>
          </table:table-cell>
          <table:table-cell office:value-type="float" office:value="574554">
            <text:p>574554</text:p>
          </table:table-cell>
        </table:table-row>
        <table:table-row table:style-name="ro1">
          <table:table-cell office:value-type="float" office:value="268001">
            <text:p>268001</text:p>
          </table:table-cell>
          <table:table-cell office:value-type="float" office:value="574271">
            <text:p>574271</text:p>
          </table:table-cell>
        </table:table-row>
        <table:table-row table:style-name="ro1">
          <table:table-cell office:value-type="float" office:value="269001">
            <text:p>269001</text:p>
          </table:table-cell>
          <table:table-cell office:value-type="float" office:value="589640">
            <text:p>589640</text:p>
          </table:table-cell>
        </table:table-row>
        <table:table-row table:style-name="ro1">
          <table:table-cell office:value-type="float" office:value="270001">
            <text:p>270001</text:p>
          </table:table-cell>
          <table:table-cell office:value-type="float" office:value="589989">
            <text:p>589989</text:p>
          </table:table-cell>
        </table:table-row>
        <table:table-row table:style-name="ro1">
          <table:table-cell office:value-type="float" office:value="271001">
            <text:p>271001</text:p>
          </table:table-cell>
          <table:table-cell office:value-type="float" office:value="575345">
            <text:p>575345</text:p>
          </table:table-cell>
        </table:table-row>
        <table:table-row table:style-name="ro1">
          <table:table-cell office:value-type="float" office:value="272001">
            <text:p>272001</text:p>
          </table:table-cell>
          <table:table-cell office:value-type="float" office:value="588886">
            <text:p>588886</text:p>
          </table:table-cell>
        </table:table-row>
        <table:table-row table:style-name="ro1">
          <table:table-cell office:value-type="float" office:value="273001">
            <text:p>273001</text:p>
          </table:table-cell>
          <table:table-cell office:value-type="float" office:value="594525">
            <text:p>594525</text:p>
          </table:table-cell>
        </table:table-row>
        <table:table-row table:style-name="ro1">
          <table:table-cell office:value-type="float" office:value="274001">
            <text:p>274001</text:p>
          </table:table-cell>
          <table:table-cell office:value-type="float" office:value="588187">
            <text:p>588187</text:p>
          </table:table-cell>
        </table:table-row>
        <table:table-row table:style-name="ro1">
          <table:table-cell office:value-type="float" office:value="275001">
            <text:p>275001</text:p>
          </table:table-cell>
          <table:table-cell office:value-type="float" office:value="607415">
            <text:p>607415</text:p>
          </table:table-cell>
        </table:table-row>
        <table:table-row table:style-name="ro1">
          <table:table-cell office:value-type="float" office:value="276001">
            <text:p>276001</text:p>
          </table:table-cell>
          <table:table-cell office:value-type="float" office:value="593009">
            <text:p>593009</text:p>
          </table:table-cell>
        </table:table-row>
        <table:table-row table:style-name="ro1">
          <table:table-cell office:value-type="float" office:value="277001">
            <text:p>277001</text:p>
          </table:table-cell>
          <table:table-cell office:value-type="float" office:value="596264">
            <text:p>596264</text:p>
          </table:table-cell>
        </table:table-row>
        <table:table-row table:style-name="ro1">
          <table:table-cell office:value-type="float" office:value="278001">
            <text:p>278001</text:p>
          </table:table-cell>
          <table:table-cell office:value-type="float" office:value="599824">
            <text:p>599824</text:p>
          </table:table-cell>
        </table:table-row>
        <table:table-row table:style-name="ro1">
          <table:table-cell office:value-type="float" office:value="279001">
            <text:p>279001</text:p>
          </table:table-cell>
          <table:table-cell office:value-type="float" office:value="600384">
            <text:p>600384</text:p>
          </table:table-cell>
        </table:table-row>
        <table:table-row table:style-name="ro1">
          <table:table-cell office:value-type="float" office:value="280001">
            <text:p>280001</text:p>
          </table:table-cell>
          <table:table-cell office:value-type="float" office:value="600345">
            <text:p>600345</text:p>
          </table:table-cell>
        </table:table-row>
        <table:table-row table:style-name="ro1">
          <table:table-cell office:value-type="float" office:value="281001">
            <text:p>281001</text:p>
          </table:table-cell>
          <table:table-cell office:value-type="float" office:value="617385">
            <text:p>617385</text:p>
          </table:table-cell>
        </table:table-row>
        <table:table-row table:style-name="ro1">
          <table:table-cell office:value-type="float" office:value="282001">
            <text:p>282001</text:p>
          </table:table-cell>
          <table:table-cell office:value-type="float" office:value="605440">
            <text:p>605440</text:p>
          </table:table-cell>
        </table:table-row>
        <table:table-row table:style-name="ro1">
          <table:table-cell office:value-type="float" office:value="283001">
            <text:p>283001</text:p>
          </table:table-cell>
          <table:table-cell office:value-type="float" office:value="607278">
            <text:p>607278</text:p>
          </table:table-cell>
        </table:table-row>
        <table:table-row table:style-name="ro1">
          <table:table-cell office:value-type="float" office:value="284001">
            <text:p>284001</text:p>
          </table:table-cell>
          <table:table-cell office:value-type="float" office:value="610521">
            <text:p>610521</text:p>
          </table:table-cell>
        </table:table-row>
        <table:table-row table:style-name="ro1">
          <table:table-cell office:value-type="float" office:value="285001">
            <text:p>285001</text:p>
          </table:table-cell>
          <table:table-cell office:value-type="float" office:value="609323">
            <text:p>609323</text:p>
          </table:table-cell>
        </table:table-row>
        <table:table-row table:style-name="ro1">
          <table:table-cell office:value-type="float" office:value="286001">
            <text:p>286001</text:p>
          </table:table-cell>
          <table:table-cell office:value-type="float" office:value="621493">
            <text:p>621493</text:p>
          </table:table-cell>
        </table:table-row>
        <table:table-row table:style-name="ro1">
          <table:table-cell office:value-type="float" office:value="287001">
            <text:p>287001</text:p>
          </table:table-cell>
          <table:table-cell office:value-type="float" office:value="629162">
            <text:p>629162</text:p>
          </table:table-cell>
        </table:table-row>
        <table:table-row table:style-name="ro1">
          <table:table-cell office:value-type="float" office:value="288001">
            <text:p>288001</text:p>
          </table:table-cell>
          <table:table-cell office:value-type="float" office:value="2791194">
            <text:p>2791194</text:p>
          </table:table-cell>
        </table:table-row>
        <table:table-row table:style-name="ro1">
          <table:table-cell office:value-type="float" office:value="289001">
            <text:p>289001</text:p>
          </table:table-cell>
          <table:table-cell office:value-type="float" office:value="1766775">
            <text:p>1766775</text:p>
          </table:table-cell>
        </table:table-row>
        <table:table-row table:style-name="ro1">
          <table:table-cell office:value-type="float" office:value="290001">
            <text:p>290001</text:p>
          </table:table-cell>
          <table:table-cell office:value-type="float" office:value="1703100">
            <text:p>1703100</text:p>
          </table:table-cell>
        </table:table-row>
        <table:table-row table:style-name="ro1">
          <table:table-cell office:value-type="float" office:value="291001">
            <text:p>291001</text:p>
          </table:table-cell>
          <table:table-cell office:value-type="float" office:value="1734421">
            <text:p>1734421</text:p>
          </table:table-cell>
        </table:table-row>
        <table:table-row table:style-name="ro1">
          <table:table-cell office:value-type="float" office:value="292001">
            <text:p>292001</text:p>
          </table:table-cell>
          <table:table-cell office:value-type="float" office:value="1832173">
            <text:p>1832173</text:p>
          </table:table-cell>
        </table:table-row>
        <table:table-row table:style-name="ro1">
          <table:table-cell office:value-type="float" office:value="293001">
            <text:p>293001</text:p>
          </table:table-cell>
          <table:table-cell office:value-type="float" office:value="1761337">
            <text:p>1761337</text:p>
          </table:table-cell>
        </table:table-row>
        <table:table-row table:style-name="ro1">
          <table:table-cell office:value-type="float" office:value="294001">
            <text:p>294001</text:p>
          </table:table-cell>
          <table:table-cell office:value-type="float" office:value="1710422">
            <text:p>1710422</text:p>
          </table:table-cell>
        </table:table-row>
        <table:table-row table:style-name="ro1">
          <table:table-cell office:value-type="float" office:value="295001">
            <text:p>295001</text:p>
          </table:table-cell>
          <table:table-cell office:value-type="float" office:value="1017824">
            <text:p>1017824</text:p>
          </table:table-cell>
        </table:table-row>
        <table:table-row table:style-name="ro1">
          <table:table-cell office:value-type="float" office:value="296001">
            <text:p>296001</text:p>
          </table:table-cell>
          <table:table-cell office:value-type="float" office:value="612613">
            <text:p>612613</text:p>
          </table:table-cell>
        </table:table-row>
        <table:table-row table:style-name="ro1">
          <table:table-cell office:value-type="float" office:value="297001">
            <text:p>297001</text:p>
          </table:table-cell>
          <table:table-cell office:value-type="float" office:value="613282">
            <text:p>613282</text:p>
          </table:table-cell>
        </table:table-row>
        <table:table-row table:style-name="ro1">
          <table:table-cell office:value-type="float" office:value="298001">
            <text:p>298001</text:p>
          </table:table-cell>
          <table:table-cell office:value-type="float" office:value="617931">
            <text:p>617931</text:p>
          </table:table-cell>
        </table:table-row>
        <table:table-row table:style-name="ro1">
          <table:table-cell office:value-type="float" office:value="299001">
            <text:p>299001</text:p>
          </table:table-cell>
          <table:table-cell office:value-type="float" office:value="627096">
            <text:p>627096</text:p>
          </table:table-cell>
        </table:table-row>
        <table:table-row table:style-name="ro1">
          <table:table-cell office:value-type="float" office:value="300001">
            <text:p>300001</text:p>
          </table:table-cell>
          <table:table-cell office:value-type="float" office:value="633214">
            <text:p>633214</text:p>
          </table:table-cell>
        </table:table-row>
        <table:table-row table:style-name="ro1">
          <table:table-cell office:value-type="float" office:value="301001">
            <text:p>301001</text:p>
          </table:table-cell>
          <table:table-cell office:value-type="float" office:value="657597">
            <text:p>657597</text:p>
          </table:table-cell>
        </table:table-row>
        <table:table-row table:style-name="ro1">
          <table:table-cell office:value-type="float" office:value="302001">
            <text:p>302001</text:p>
          </table:table-cell>
          <table:table-cell office:value-type="float" office:value="643603">
            <text:p>643603</text:p>
          </table:table-cell>
        </table:table-row>
        <table:table-row table:style-name="ro1">
          <table:table-cell office:value-type="float" office:value="303001">
            <text:p>303001</text:p>
          </table:table-cell>
          <table:table-cell office:value-type="float" office:value="711257">
            <text:p>711257</text:p>
          </table:table-cell>
        </table:table-row>
        <table:table-row table:style-name="ro1">
          <table:table-cell office:value-type="float" office:value="304001">
            <text:p>304001</text:p>
          </table:table-cell>
          <table:table-cell office:value-type="float" office:value="659897">
            <text:p>659897</text:p>
          </table:table-cell>
        </table:table-row>
        <table:table-row table:style-name="ro1">
          <table:table-cell office:value-type="float" office:value="305001">
            <text:p>305001</text:p>
          </table:table-cell>
          <table:table-cell office:value-type="float" office:value="665138">
            <text:p>665138</text:p>
          </table:table-cell>
        </table:table-row>
        <table:table-row table:style-name="ro1">
          <table:table-cell office:value-type="float" office:value="306001">
            <text:p>306001</text:p>
          </table:table-cell>
          <table:table-cell office:value-type="float" office:value="664747">
            <text:p>664747</text:p>
          </table:table-cell>
        </table:table-row>
        <table:table-row table:style-name="ro1">
          <table:table-cell office:value-type="float" office:value="307001">
            <text:p>307001</text:p>
          </table:table-cell>
          <table:table-cell office:value-type="float" office:value="651438">
            <text:p>651438</text:p>
          </table:table-cell>
        </table:table-row>
        <table:table-row table:style-name="ro1">
          <table:table-cell office:value-type="float" office:value="308001">
            <text:p>308001</text:p>
          </table:table-cell>
          <table:table-cell office:value-type="float" office:value="658721">
            <text:p>658721</text:p>
          </table:table-cell>
        </table:table-row>
        <table:table-row table:style-name="ro1">
          <table:table-cell office:value-type="float" office:value="309001">
            <text:p>309001</text:p>
          </table:table-cell>
          <table:table-cell office:value-type="float" office:value="658168">
            <text:p>658168</text:p>
          </table:table-cell>
        </table:table-row>
        <table:table-row table:style-name="ro1">
          <table:table-cell office:value-type="float" office:value="310001">
            <text:p>310001</text:p>
          </table:table-cell>
          <table:table-cell office:value-type="float" office:value="662443">
            <text:p>662443</text:p>
          </table:table-cell>
        </table:table-row>
        <table:table-row table:style-name="ro1">
          <table:table-cell office:value-type="float" office:value="311001">
            <text:p>311001</text:p>
          </table:table-cell>
          <table:table-cell office:value-type="float" office:value="705281">
            <text:p>705281</text:p>
          </table:table-cell>
        </table:table-row>
        <table:table-row table:style-name="ro1">
          <table:table-cell office:value-type="float" office:value="312001">
            <text:p>312001</text:p>
          </table:table-cell>
          <table:table-cell office:value-type="float" office:value="682920">
            <text:p>682920</text:p>
          </table:table-cell>
        </table:table-row>
        <table:table-row table:style-name="ro1">
          <table:table-cell office:value-type="float" office:value="313001">
            <text:p>313001</text:p>
          </table:table-cell>
          <table:table-cell office:value-type="float" office:value="676995">
            <text:p>676995</text:p>
          </table:table-cell>
        </table:table-row>
        <table:table-row table:style-name="ro1">
          <table:table-cell office:value-type="float" office:value="314001">
            <text:p>314001</text:p>
          </table:table-cell>
          <table:table-cell office:value-type="float" office:value="675861">
            <text:p>675861</text:p>
          </table:table-cell>
        </table:table-row>
        <table:table-row table:style-name="ro1">
          <table:table-cell office:value-type="float" office:value="315001">
            <text:p>315001</text:p>
          </table:table-cell>
          <table:table-cell office:value-type="float" office:value="685747">
            <text:p>685747</text:p>
          </table:table-cell>
        </table:table-row>
        <table:table-row table:style-name="ro1">
          <table:table-cell office:value-type="float" office:value="316001">
            <text:p>316001</text:p>
          </table:table-cell>
          <table:table-cell office:value-type="float" office:value="676411">
            <text:p>676411</text:p>
          </table:table-cell>
        </table:table-row>
        <table:table-row table:style-name="ro1">
          <table:table-cell office:value-type="float" office:value="317001">
            <text:p>317001</text:p>
          </table:table-cell>
          <table:table-cell office:value-type="float" office:value="687763">
            <text:p>687763</text:p>
          </table:table-cell>
        </table:table-row>
        <table:table-row table:style-name="ro1">
          <table:table-cell office:value-type="float" office:value="318001">
            <text:p>318001</text:p>
          </table:table-cell>
          <table:table-cell office:value-type="float" office:value="681562">
            <text:p>681562</text:p>
          </table:table-cell>
        </table:table-row>
        <table:table-row table:style-name="ro1">
          <table:table-cell office:value-type="float" office:value="319001">
            <text:p>319001</text:p>
          </table:table-cell>
          <table:table-cell office:value-type="float" office:value="693453">
            <text:p>693453</text:p>
          </table:table-cell>
        </table:table-row>
        <table:table-row table:style-name="ro1">
          <table:table-cell office:value-type="float" office:value="320001">
            <text:p>320001</text:p>
          </table:table-cell>
          <table:table-cell office:value-type="float" office:value="684254">
            <text:p>684254</text:p>
          </table:table-cell>
        </table:table-row>
        <table:table-row table:style-name="ro1">
          <table:table-cell office:value-type="float" office:value="321001">
            <text:p>321001</text:p>
          </table:table-cell>
          <table:table-cell office:value-type="float" office:value="685932">
            <text:p>685932</text:p>
          </table:table-cell>
        </table:table-row>
        <table:table-row table:style-name="ro1">
          <table:table-cell office:value-type="float" office:value="322001">
            <text:p>322001</text:p>
          </table:table-cell>
          <table:table-cell office:value-type="float" office:value="698260">
            <text:p>698260</text:p>
          </table:table-cell>
        </table:table-row>
        <table:table-row table:style-name="ro1">
          <table:table-cell office:value-type="float" office:value="323001">
            <text:p>323001</text:p>
          </table:table-cell>
          <table:table-cell office:value-type="float" office:value="690878">
            <text:p>690878</text:p>
          </table:table-cell>
        </table:table-row>
        <table:table-row table:style-name="ro1">
          <table:table-cell office:value-type="float" office:value="324001">
            <text:p>324001</text:p>
          </table:table-cell>
          <table:table-cell office:value-type="float" office:value="696083">
            <text:p>696083</text:p>
          </table:table-cell>
        </table:table-row>
        <table:table-row table:style-name="ro1">
          <table:table-cell office:value-type="float" office:value="325001">
            <text:p>325001</text:p>
          </table:table-cell>
          <table:table-cell office:value-type="float" office:value="767778">
            <text:p>767778</text:p>
          </table:table-cell>
        </table:table-row>
        <table:table-row table:style-name="ro1">
          <table:table-cell office:value-type="float" office:value="326001">
            <text:p>326001</text:p>
          </table:table-cell>
          <table:table-cell office:value-type="float" office:value="696833">
            <text:p>696833</text:p>
          </table:table-cell>
        </table:table-row>
        <table:table-row table:style-name="ro1">
          <table:table-cell office:value-type="float" office:value="327001">
            <text:p>327001</text:p>
          </table:table-cell>
          <table:table-cell office:value-type="float" office:value="722780">
            <text:p>722780</text:p>
          </table:table-cell>
        </table:table-row>
        <table:table-row table:style-name="ro1">
          <table:table-cell office:value-type="float" office:value="328001">
            <text:p>328001</text:p>
          </table:table-cell>
          <table:table-cell office:value-type="float" office:value="705491">
            <text:p>705491</text:p>
          </table:table-cell>
        </table:table-row>
        <table:table-row table:style-name="ro1">
          <table:table-cell office:value-type="float" office:value="329001">
            <text:p>329001</text:p>
          </table:table-cell>
          <table:table-cell office:value-type="float" office:value="705670">
            <text:p>705670</text:p>
          </table:table-cell>
        </table:table-row>
        <table:table-row table:style-name="ro1">
          <table:table-cell office:value-type="float" office:value="330001">
            <text:p>330001</text:p>
          </table:table-cell>
          <table:table-cell office:value-type="float" office:value="704136">
            <text:p>704136</text:p>
          </table:table-cell>
        </table:table-row>
        <table:table-row table:style-name="ro1">
          <table:table-cell office:value-type="float" office:value="331001">
            <text:p>331001</text:p>
          </table:table-cell>
          <table:table-cell office:value-type="float" office:value="707247">
            <text:p>707247</text:p>
          </table:table-cell>
        </table:table-row>
        <table:table-row table:style-name="ro1">
          <table:table-cell office:value-type="float" office:value="332001">
            <text:p>332001</text:p>
          </table:table-cell>
          <table:table-cell office:value-type="float" office:value="723978">
            <text:p>723978</text:p>
          </table:table-cell>
        </table:table-row>
        <table:table-row table:style-name="ro1">
          <table:table-cell office:value-type="float" office:value="333001">
            <text:p>333001</text:p>
          </table:table-cell>
          <table:table-cell office:value-type="float" office:value="712806">
            <text:p>712806</text:p>
          </table:table-cell>
        </table:table-row>
        <table:table-row table:style-name="ro1">
          <table:table-cell office:value-type="float" office:value="334001">
            <text:p>334001</text:p>
          </table:table-cell>
          <table:table-cell office:value-type="float" office:value="715352">
            <text:p>715352</text:p>
          </table:table-cell>
        </table:table-row>
        <table:table-row table:style-name="ro1">
          <table:table-cell office:value-type="float" office:value="335001">
            <text:p>335001</text:p>
          </table:table-cell>
          <table:table-cell office:value-type="float" office:value="730108">
            <text:p>730108</text:p>
          </table:table-cell>
        </table:table-row>
        <table:table-row table:style-name="ro1">
          <table:table-cell office:value-type="float" office:value="336001">
            <text:p>336001</text:p>
          </table:table-cell>
          <table:table-cell office:value-type="float" office:value="755186">
            <text:p>755186</text:p>
          </table:table-cell>
        </table:table-row>
        <table:table-row table:style-name="ro1">
          <table:table-cell office:value-type="float" office:value="337001">
            <text:p>337001</text:p>
          </table:table-cell>
          <table:table-cell office:value-type="float" office:value="731188">
            <text:p>731188</text:p>
          </table:table-cell>
        </table:table-row>
        <table:table-row table:style-name="ro1">
          <table:table-cell office:value-type="float" office:value="338001">
            <text:p>338001</text:p>
          </table:table-cell>
          <table:table-cell office:value-type="float" office:value="721298">
            <text:p>721298</text:p>
          </table:table-cell>
        </table:table-row>
        <table:table-row table:style-name="ro1">
          <table:table-cell office:value-type="float" office:value="339001">
            <text:p>339001</text:p>
          </table:table-cell>
          <table:table-cell office:value-type="float" office:value="736665">
            <text:p>736665</text:p>
          </table:table-cell>
        </table:table-row>
        <table:table-row table:style-name="ro1">
          <table:table-cell office:value-type="float" office:value="340001">
            <text:p>340001</text:p>
          </table:table-cell>
          <table:table-cell office:value-type="float" office:value="721791">
            <text:p>721791</text:p>
          </table:table-cell>
        </table:table-row>
        <table:table-row table:style-name="ro1">
          <table:table-cell office:value-type="float" office:value="341001">
            <text:p>341001</text:p>
          </table:table-cell>
          <table:table-cell office:value-type="float" office:value="729910">
            <text:p>729910</text:p>
          </table:table-cell>
        </table:table-row>
        <table:table-row table:style-name="ro1">
          <table:table-cell office:value-type="float" office:value="342001">
            <text:p>342001</text:p>
          </table:table-cell>
          <table:table-cell office:value-type="float" office:value="749503">
            <text:p>749503</text:p>
          </table:table-cell>
        </table:table-row>
        <table:table-row table:style-name="ro1">
          <table:table-cell office:value-type="float" office:value="343001">
            <text:p>343001</text:p>
          </table:table-cell>
          <table:table-cell office:value-type="float" office:value="735650">
            <text:p>735650</text:p>
          </table:table-cell>
        </table:table-row>
        <table:table-row table:style-name="ro1">
          <table:table-cell office:value-type="float" office:value="344001">
            <text:p>344001</text:p>
          </table:table-cell>
          <table:table-cell office:value-type="float" office:value="741420">
            <text:p>741420</text:p>
          </table:table-cell>
        </table:table-row>
        <table:table-row table:style-name="ro1">
          <table:table-cell office:value-type="float" office:value="345001">
            <text:p>345001</text:p>
          </table:table-cell>
          <table:table-cell office:value-type="float" office:value="818682">
            <text:p>818682</text:p>
          </table:table-cell>
        </table:table-row>
        <table:table-row table:style-name="ro1">
          <table:table-cell office:value-type="float" office:value="346001">
            <text:p>346001</text:p>
          </table:table-cell>
          <table:table-cell office:value-type="float" office:value="746790">
            <text:p>746790</text:p>
          </table:table-cell>
        </table:table-row>
        <table:table-row table:style-name="ro1">
          <table:table-cell office:value-type="float" office:value="347001">
            <text:p>347001</text:p>
          </table:table-cell>
          <table:table-cell office:value-type="float" office:value="747594">
            <text:p>747594</text:p>
          </table:table-cell>
        </table:table-row>
        <table:table-row table:style-name="ro1">
          <table:table-cell office:value-type="float" office:value="348001">
            <text:p>348001</text:p>
          </table:table-cell>
          <table:table-cell office:value-type="float" office:value="744988">
            <text:p>744988</text:p>
          </table:table-cell>
        </table:table-row>
        <table:table-row table:style-name="ro1">
          <table:table-cell office:value-type="float" office:value="349001">
            <text:p>349001</text:p>
          </table:table-cell>
          <table:table-cell office:value-type="float" office:value="744351">
            <text:p>744351</text:p>
          </table:table-cell>
        </table:table-row>
        <table:table-row table:style-name="ro1">
          <table:table-cell office:value-type="float" office:value="350001">
            <text:p>350001</text:p>
          </table:table-cell>
          <table:table-cell office:value-type="float" office:value="752411">
            <text:p>752411</text:p>
          </table:table-cell>
        </table:table-row>
        <table:table-row table:style-name="ro1">
          <table:table-cell office:value-type="float" office:value="351001">
            <text:p>351001</text:p>
          </table:table-cell>
          <table:table-cell office:value-type="float" office:value="751174">
            <text:p>751174</text:p>
          </table:table-cell>
        </table:table-row>
        <table:table-row table:style-name="ro1">
          <table:table-cell office:value-type="float" office:value="352001">
            <text:p>352001</text:p>
          </table:table-cell>
          <table:table-cell office:value-type="float" office:value="2583016">
            <text:p>2583016</text:p>
          </table:table-cell>
        </table:table-row>
        <table:table-row table:style-name="ro1">
          <table:table-cell office:value-type="float" office:value="353001">
            <text:p>353001</text:p>
          </table:table-cell>
          <table:table-cell office:value-type="float" office:value="795646">
            <text:p>795646</text:p>
          </table:table-cell>
        </table:table-row>
        <table:table-row table:style-name="ro1">
          <table:table-cell office:value-type="float" office:value="354001">
            <text:p>354001</text:p>
          </table:table-cell>
          <table:table-cell office:value-type="float" office:value="779161">
            <text:p>779161</text:p>
          </table:table-cell>
        </table:table-row>
        <table:table-row table:style-name="ro1">
          <table:table-cell office:value-type="float" office:value="355001">
            <text:p>355001</text:p>
          </table:table-cell>
          <table:table-cell office:value-type="float" office:value="769526">
            <text:p>769526</text:p>
          </table:table-cell>
        </table:table-row>
        <table:table-row table:style-name="ro1">
          <table:table-cell office:value-type="float" office:value="356001">
            <text:p>356001</text:p>
          </table:table-cell>
          <table:table-cell office:value-type="float" office:value="791552">
            <text:p>791552</text:p>
          </table:table-cell>
        </table:table-row>
        <table:table-row table:style-name="ro1">
          <table:table-cell office:value-type="float" office:value="357001">
            <text:p>357001</text:p>
          </table:table-cell>
          <table:table-cell office:value-type="float" office:value="760618">
            <text:p>760618</text:p>
          </table:table-cell>
        </table:table-row>
        <table:table-row table:style-name="ro1">
          <table:table-cell office:value-type="float" office:value="358001">
            <text:p>358001</text:p>
          </table:table-cell>
          <table:table-cell office:value-type="float" office:value="759893">
            <text:p>759893</text:p>
          </table:table-cell>
        </table:table-row>
        <table:table-row table:style-name="ro1">
          <table:table-cell office:value-type="float" office:value="359001">
            <text:p>359001</text:p>
          </table:table-cell>
          <table:table-cell office:value-type="float" office:value="776512">
            <text:p>776512</text:p>
          </table:table-cell>
        </table:table-row>
        <table:table-row table:style-name="ro1">
          <table:table-cell office:value-type="float" office:value="360001">
            <text:p>360001</text:p>
          </table:table-cell>
          <table:table-cell office:value-type="float" office:value="770741">
            <text:p>770741</text:p>
          </table:table-cell>
        </table:table-row>
        <table:table-row table:style-name="ro1">
          <table:table-cell office:value-type="float" office:value="361001">
            <text:p>361001</text:p>
          </table:table-cell>
          <table:table-cell office:value-type="float" office:value="776206">
            <text:p>776206</text:p>
          </table:table-cell>
        </table:table-row>
        <table:table-row table:style-name="ro1">
          <table:table-cell office:value-type="float" office:value="362001">
            <text:p>362001</text:p>
          </table:table-cell>
          <table:table-cell office:value-type="float" office:value="776609">
            <text:p>776609</text:p>
          </table:table-cell>
        </table:table-row>
        <table:table-row table:style-name="ro1">
          <table:table-cell office:value-type="float" office:value="363001">
            <text:p>363001</text:p>
          </table:table-cell>
          <table:table-cell office:value-type="float" office:value="776871">
            <text:p>776871</text:p>
          </table:table-cell>
        </table:table-row>
        <table:table-row table:style-name="ro1">
          <table:table-cell office:value-type="float" office:value="364001">
            <text:p>364001</text:p>
          </table:table-cell>
          <table:table-cell office:value-type="float" office:value="805464">
            <text:p>805464</text:p>
          </table:table-cell>
        </table:table-row>
        <table:table-row table:style-name="ro1">
          <table:table-cell office:value-type="float" office:value="365001">
            <text:p>365001</text:p>
          </table:table-cell>
          <table:table-cell office:value-type="float" office:value="782628">
            <text:p>782628</text:p>
          </table:table-cell>
        </table:table-row>
        <table:table-row table:style-name="ro1">
          <table:table-cell office:value-type="float" office:value="366001">
            <text:p>366001</text:p>
          </table:table-cell>
          <table:table-cell office:value-type="float" office:value="786241">
            <text:p>786241</text:p>
          </table:table-cell>
        </table:table-row>
        <table:table-row table:style-name="ro1">
          <table:table-cell office:value-type="float" office:value="367001">
            <text:p>367001</text:p>
          </table:table-cell>
          <table:table-cell office:value-type="float" office:value="786541">
            <text:p>786541</text:p>
          </table:table-cell>
        </table:table-row>
        <table:table-row table:style-name="ro1">
          <table:table-cell office:value-type="float" office:value="368001">
            <text:p>368001</text:p>
          </table:table-cell>
          <table:table-cell office:value-type="float" office:value="806804">
            <text:p>806804</text:p>
          </table:table-cell>
        </table:table-row>
        <table:table-row table:style-name="ro1">
          <table:table-cell office:value-type="float" office:value="369001">
            <text:p>369001</text:p>
          </table:table-cell>
          <table:table-cell office:value-type="float" office:value="791198">
            <text:p>791198</text:p>
          </table:table-cell>
        </table:table-row>
        <table:table-row table:style-name="ro1">
          <table:table-cell office:value-type="float" office:value="370001">
            <text:p>370001</text:p>
          </table:table-cell>
          <table:table-cell office:value-type="float" office:value="792317">
            <text:p>792317</text:p>
          </table:table-cell>
        </table:table-row>
        <table:table-row table:style-name="ro1">
          <table:table-cell office:value-type="float" office:value="371001">
            <text:p>371001</text:p>
          </table:table-cell>
          <table:table-cell office:value-type="float" office:value="792942">
            <text:p>792942</text:p>
          </table:table-cell>
        </table:table-row>
        <table:table-row table:style-name="ro1">
          <table:table-cell office:value-type="float" office:value="372001">
            <text:p>372001</text:p>
          </table:table-cell>
          <table:table-cell office:value-type="float" office:value="806988">
            <text:p>806988</text:p>
          </table:table-cell>
        </table:table-row>
        <table:table-row table:style-name="ro1">
          <table:table-cell office:value-type="float" office:value="373001">
            <text:p>373001</text:p>
          </table:table-cell>
          <table:table-cell office:value-type="float" office:value="807707">
            <text:p>807707</text:p>
          </table:table-cell>
        </table:table-row>
        <table:table-row table:style-name="ro1">
          <table:table-cell office:value-type="float" office:value="374001">
            <text:p>374001</text:p>
          </table:table-cell>
          <table:table-cell office:value-type="float" office:value="798910">
            <text:p>798910</text:p>
          </table:table-cell>
        </table:table-row>
        <table:table-row table:style-name="ro1">
          <table:table-cell office:value-type="float" office:value="375001">
            <text:p>375001</text:p>
          </table:table-cell>
          <table:table-cell office:value-type="float" office:value="793790">
            <text:p>793790</text:p>
          </table:table-cell>
        </table:table-row>
        <table:table-row table:style-name="ro1">
          <table:table-cell office:value-type="float" office:value="376001">
            <text:p>376001</text:p>
          </table:table-cell>
          <table:table-cell office:value-type="float" office:value="804010">
            <text:p>804010</text:p>
          </table:table-cell>
        </table:table-row>
        <table:table-row table:style-name="ro1">
          <table:table-cell office:value-type="float" office:value="377001">
            <text:p>377001</text:p>
          </table:table-cell>
          <table:table-cell office:value-type="float" office:value="815177">
            <text:p>815177</text:p>
          </table:table-cell>
        </table:table-row>
        <table:table-row table:style-name="ro1">
          <table:table-cell office:value-type="float" office:value="378001">
            <text:p>378001</text:p>
          </table:table-cell>
          <table:table-cell office:value-type="float" office:value="807803">
            <text:p>807803</text:p>
          </table:table-cell>
        </table:table-row>
        <table:table-row table:style-name="ro1">
          <table:table-cell office:value-type="float" office:value="379001">
            <text:p>379001</text:p>
          </table:table-cell>
          <table:table-cell office:value-type="float" office:value="811938">
            <text:p>811938</text:p>
          </table:table-cell>
        </table:table-row>
        <table:table-row table:style-name="ro1">
          <table:table-cell office:value-type="float" office:value="380001">
            <text:p>380001</text:p>
          </table:table-cell>
          <table:table-cell office:value-type="float" office:value="823809">
            <text:p>823809</text:p>
          </table:table-cell>
        </table:table-row>
        <table:table-row table:style-name="ro1">
          <table:table-cell office:value-type="float" office:value="381001">
            <text:p>381001</text:p>
          </table:table-cell>
          <table:table-cell office:value-type="float" office:value="816763">
            <text:p>816763</text:p>
          </table:table-cell>
        </table:table-row>
        <table:table-row table:style-name="ro1">
          <table:table-cell office:value-type="float" office:value="382001">
            <text:p>382001</text:p>
          </table:table-cell>
          <table:table-cell office:value-type="float" office:value="835382">
            <text:p>835382</text:p>
          </table:table-cell>
        </table:table-row>
        <table:table-row table:style-name="ro1">
          <table:table-cell office:value-type="float" office:value="383001">
            <text:p>383001</text:p>
          </table:table-cell>
          <table:table-cell office:value-type="float" office:value="845624">
            <text:p>845624</text:p>
          </table:table-cell>
        </table:table-row>
        <table:table-row table:style-name="ro1">
          <table:table-cell office:value-type="float" office:value="384001">
            <text:p>384001</text:p>
          </table:table-cell>
          <table:table-cell office:value-type="float" office:value="819270">
            <text:p>819270</text:p>
          </table:table-cell>
        </table:table-row>
        <table:table-row table:style-name="ro1">
          <table:table-cell office:value-type="float" office:value="385001">
            <text:p>385001</text:p>
          </table:table-cell>
          <table:table-cell office:value-type="float" office:value="822175">
            <text:p>822175</text:p>
          </table:table-cell>
        </table:table-row>
        <table:table-row table:style-name="ro1">
          <table:table-cell office:value-type="float" office:value="386001">
            <text:p>386001</text:p>
          </table:table-cell>
          <table:table-cell office:value-type="float" office:value="866310">
            <text:p>866310</text:p>
          </table:table-cell>
        </table:table-row>
        <table:table-row table:style-name="ro1">
          <table:table-cell office:value-type="float" office:value="387001">
            <text:p>387001</text:p>
          </table:table-cell>
          <table:table-cell office:value-type="float" office:value="826252">
            <text:p>826252</text:p>
          </table:table-cell>
        </table:table-row>
        <table:table-row table:style-name="ro1">
          <table:table-cell office:value-type="float" office:value="388001">
            <text:p>388001</text:p>
          </table:table-cell>
          <table:table-cell office:value-type="float" office:value="830416">
            <text:p>830416</text:p>
          </table:table-cell>
        </table:table-row>
        <table:table-row table:style-name="ro1">
          <table:table-cell office:value-type="float" office:value="389001">
            <text:p>389001</text:p>
          </table:table-cell>
          <table:table-cell office:value-type="float" office:value="827067">
            <text:p>827067</text:p>
          </table:table-cell>
        </table:table-row>
        <table:table-row table:style-name="ro1">
          <table:table-cell office:value-type="float" office:value="390001">
            <text:p>390001</text:p>
          </table:table-cell>
          <table:table-cell office:value-type="float" office:value="828944">
            <text:p>828944</text:p>
          </table:table-cell>
        </table:table-row>
        <table:table-row table:style-name="ro1">
          <table:table-cell office:value-type="float" office:value="391001">
            <text:p>391001</text:p>
          </table:table-cell>
          <table:table-cell office:value-type="float" office:value="849166">
            <text:p>849166</text:p>
          </table:table-cell>
        </table:table-row>
        <table:table-row table:style-name="ro1">
          <table:table-cell office:value-type="float" office:value="392001">
            <text:p>392001</text:p>
          </table:table-cell>
          <table:table-cell office:value-type="float" office:value="836892">
            <text:p>836892</text:p>
          </table:table-cell>
        </table:table-row>
        <table:table-row table:style-name="ro1">
          <table:table-cell office:value-type="float" office:value="393001">
            <text:p>393001</text:p>
          </table:table-cell>
          <table:table-cell office:value-type="float" office:value="840783">
            <text:p>840783</text:p>
          </table:table-cell>
        </table:table-row>
        <table:table-row table:style-name="ro1">
          <table:table-cell office:value-type="float" office:value="394001">
            <text:p>394001</text:p>
          </table:table-cell>
          <table:table-cell office:value-type="float" office:value="842304">
            <text:p>842304</text:p>
          </table:table-cell>
        </table:table-row>
        <table:table-row table:style-name="ro1">
          <table:table-cell office:value-type="float" office:value="395001">
            <text:p>395001</text:p>
          </table:table-cell>
          <table:table-cell office:value-type="float" office:value="865836">
            <text:p>865836</text:p>
          </table:table-cell>
        </table:table-row>
        <table:table-row table:style-name="ro1">
          <table:table-cell office:value-type="float" office:value="396001">
            <text:p>396001</text:p>
          </table:table-cell>
          <table:table-cell office:value-type="float" office:value="850478">
            <text:p>850478</text:p>
          </table:table-cell>
        </table:table-row>
        <table:table-row table:style-name="ro1">
          <table:table-cell office:value-type="float" office:value="397001">
            <text:p>397001</text:p>
          </table:table-cell>
          <table:table-cell office:value-type="float" office:value="849521">
            <text:p>849521</text:p>
          </table:table-cell>
        </table:table-row>
        <table:table-row table:style-name="ro1">
          <table:table-cell office:value-type="float" office:value="398001">
            <text:p>398001</text:p>
          </table:table-cell>
          <table:table-cell office:value-type="float" office:value="850971">
            <text:p>850971</text:p>
          </table:table-cell>
        </table:table-row>
        <table:table-row table:style-name="ro1">
          <table:table-cell office:value-type="float" office:value="399001">
            <text:p>399001</text:p>
          </table:table-cell>
          <table:table-cell office:value-type="float" office:value="866619">
            <text:p>866619</text:p>
          </table:table-cell>
        </table:table-row>
        <table:table-row table:style-name="ro1">
          <table:table-cell office:value-type="float" office:value="400001">
            <text:p>400001</text:p>
          </table:table-cell>
          <table:table-cell office:value-type="float" office:value="877542">
            <text:p>877542</text:p>
          </table:table-cell>
        </table:table-row>
        <table:table-row table:style-name="ro1">
          <table:table-cell office:value-type="float" office:value="401001">
            <text:p>401001</text:p>
          </table:table-cell>
          <table:table-cell office:value-type="float" office:value="871984">
            <text:p>871984</text:p>
          </table:table-cell>
        </table:table-row>
        <table:table-row table:style-name="ro1">
          <table:table-cell office:value-type="float" office:value="402001">
            <text:p>402001</text:p>
          </table:table-cell>
          <table:table-cell office:value-type="float" office:value="855017">
            <text:p>855017</text:p>
          </table:table-cell>
        </table:table-row>
        <table:table-row table:style-name="ro1">
          <table:table-cell office:value-type="float" office:value="403001">
            <text:p>403001</text:p>
          </table:table-cell>
          <table:table-cell office:value-type="float" office:value="852720">
            <text:p>852720</text:p>
          </table:table-cell>
        </table:table-row>
        <table:table-row table:style-name="ro1">
          <table:table-cell office:value-type="float" office:value="404001">
            <text:p>404001</text:p>
          </table:table-cell>
          <table:table-cell office:value-type="float" office:value="862033">
            <text:p>862033</text:p>
          </table:table-cell>
        </table:table-row>
        <table:table-row table:style-name="ro1">
          <table:table-cell office:value-type="float" office:value="405001">
            <text:p>405001</text:p>
          </table:table-cell>
          <table:table-cell office:value-type="float" office:value="868927">
            <text:p>868927</text:p>
          </table:table-cell>
        </table:table-row>
        <table:table-row table:style-name="ro1">
          <table:table-cell office:value-type="float" office:value="406001">
            <text:p>406001</text:p>
          </table:table-cell>
          <table:table-cell office:value-type="float" office:value="3117097">
            <text:p>3117097</text:p>
          </table:table-cell>
        </table:table-row>
        <table:table-row table:style-name="ro1">
          <table:table-cell office:value-type="float" office:value="407001">
            <text:p>407001</text:p>
          </table:table-cell>
          <table:table-cell office:value-type="float" office:value="866030">
            <text:p>866030</text:p>
          </table:table-cell>
        </table:table-row>
        <table:table-row table:style-name="ro1">
          <table:table-cell office:value-type="float" office:value="408001">
            <text:p>408001</text:p>
          </table:table-cell>
          <table:table-cell office:value-type="float" office:value="857478">
            <text:p>857478</text:p>
          </table:table-cell>
        </table:table-row>
        <table:table-row table:style-name="ro1">
          <table:table-cell office:value-type="float" office:value="409001">
            <text:p>409001</text:p>
          </table:table-cell>
          <table:table-cell office:value-type="float" office:value="874607">
            <text:p>874607</text:p>
          </table:table-cell>
        </table:table-row>
        <table:table-row table:style-name="ro1">
          <table:table-cell office:value-type="float" office:value="410001">
            <text:p>410001</text:p>
          </table:table-cell>
          <table:table-cell office:value-type="float" office:value="2443299">
            <text:p>2443299</text:p>
          </table:table-cell>
        </table:table-row>
        <table:table-row table:style-name="ro1">
          <table:table-cell office:value-type="float" office:value="411001">
            <text:p>411001</text:p>
          </table:table-cell>
          <table:table-cell office:value-type="float" office:value="2470450">
            <text:p>2470450</text:p>
          </table:table-cell>
        </table:table-row>
        <table:table-row table:style-name="ro1">
          <table:table-cell office:value-type="float" office:value="412001">
            <text:p>412001</text:p>
          </table:table-cell>
          <table:table-cell office:value-type="float" office:value="2443793">
            <text:p>2443793</text:p>
          </table:table-cell>
        </table:table-row>
        <table:table-row table:style-name="ro1">
          <table:table-cell office:value-type="float" office:value="413001">
            <text:p>413001</text:p>
          </table:table-cell>
          <table:table-cell office:value-type="float" office:value="885407">
            <text:p>885407</text:p>
          </table:table-cell>
        </table:table-row>
        <table:table-row table:style-name="ro1">
          <table:table-cell office:value-type="float" office:value="414001">
            <text:p>414001</text:p>
          </table:table-cell>
          <table:table-cell office:value-type="float" office:value="881267">
            <text:p>881267</text:p>
          </table:table-cell>
        </table:table-row>
        <table:table-row table:style-name="ro1">
          <table:table-cell office:value-type="float" office:value="415001">
            <text:p>415001</text:p>
          </table:table-cell>
          <table:table-cell office:value-type="float" office:value="884356">
            <text:p>884356</text:p>
          </table:table-cell>
        </table:table-row>
        <table:table-row table:style-name="ro1">
          <table:table-cell office:value-type="float" office:value="416001">
            <text:p>416001</text:p>
          </table:table-cell>
          <table:table-cell office:value-type="float" office:value="897072">
            <text:p>897072</text:p>
          </table:table-cell>
        </table:table-row>
        <table:table-row table:style-name="ro1">
          <table:table-cell office:value-type="float" office:value="417001">
            <text:p>417001</text:p>
          </table:table-cell>
          <table:table-cell office:value-type="float" office:value="890723">
            <text:p>890723</text:p>
          </table:table-cell>
        </table:table-row>
        <table:table-row table:style-name="ro1">
          <table:table-cell office:value-type="float" office:value="418001">
            <text:p>418001</text:p>
          </table:table-cell>
          <table:table-cell office:value-type="float" office:value="911444">
            <text:p>911444</text:p>
          </table:table-cell>
        </table:table-row>
        <table:table-row table:style-name="ro1">
          <table:table-cell office:value-type="float" office:value="419001">
            <text:p>419001</text:p>
          </table:table-cell>
          <table:table-cell office:value-type="float" office:value="895997">
            <text:p>895997</text:p>
          </table:table-cell>
        </table:table-row>
        <table:table-row table:style-name="ro1">
          <table:table-cell office:value-type="float" office:value="420001">
            <text:p>420001</text:p>
          </table:table-cell>
          <table:table-cell office:value-type="float" office:value="973164">
            <text:p>973164</text:p>
          </table:table-cell>
        </table:table-row>
        <table:table-row table:style-name="ro1">
          <table:table-cell office:value-type="float" office:value="421001">
            <text:p>421001</text:p>
          </table:table-cell>
          <table:table-cell office:value-type="float" office:value="894758">
            <text:p>894758</text:p>
          </table:table-cell>
        </table:table-row>
        <table:table-row table:style-name="ro1">
          <table:table-cell office:value-type="float" office:value="422001">
            <text:p>422001</text:p>
          </table:table-cell>
          <table:table-cell office:value-type="float" office:value="884727">
            <text:p>884727</text:p>
          </table:table-cell>
        </table:table-row>
        <table:table-row table:style-name="ro1">
          <table:table-cell office:value-type="float" office:value="423001">
            <text:p>423001</text:p>
          </table:table-cell>
          <table:table-cell office:value-type="float" office:value="884668">
            <text:p>884668</text:p>
          </table:table-cell>
        </table:table-row>
        <table:table-row table:style-name="ro1">
          <table:table-cell office:value-type="float" office:value="424001">
            <text:p>424001</text:p>
          </table:table-cell>
          <table:table-cell office:value-type="float" office:value="899236">
            <text:p>899236</text:p>
          </table:table-cell>
        </table:table-row>
        <table:table-row table:style-name="ro1">
          <table:table-cell office:value-type="float" office:value="425001">
            <text:p>425001</text:p>
          </table:table-cell>
          <table:table-cell office:value-type="float" office:value="909544">
            <text:p>909544</text:p>
          </table:table-cell>
        </table:table-row>
        <table:table-row table:style-name="ro1">
          <table:table-cell office:value-type="float" office:value="426001">
            <text:p>426001</text:p>
          </table:table-cell>
          <table:table-cell office:value-type="float" office:value="910597">
            <text:p>910597</text:p>
          </table:table-cell>
        </table:table-row>
        <table:table-row table:style-name="ro1">
          <table:table-cell office:value-type="float" office:value="427001">
            <text:p>427001</text:p>
          </table:table-cell>
          <table:table-cell office:value-type="float" office:value="932084">
            <text:p>932084</text:p>
          </table:table-cell>
        </table:table-row>
        <table:table-row table:style-name="ro1">
          <table:table-cell office:value-type="float" office:value="428001">
            <text:p>428001</text:p>
          </table:table-cell>
          <table:table-cell office:value-type="float" office:value="944601">
            <text:p>944601</text:p>
          </table:table-cell>
        </table:table-row>
        <table:table-row table:style-name="ro1">
          <table:table-cell office:value-type="float" office:value="429001">
            <text:p>429001</text:p>
          </table:table-cell>
          <table:table-cell office:value-type="float" office:value="919116">
            <text:p>919116</text:p>
          </table:table-cell>
        </table:table-row>
        <table:table-row table:style-name="ro1">
          <table:table-cell office:value-type="float" office:value="430001">
            <text:p>430001</text:p>
          </table:table-cell>
          <table:table-cell office:value-type="float" office:value="1067050">
            <text:p>1067050</text:p>
          </table:table-cell>
        </table:table-row>
        <table:table-row table:style-name="ro1">
          <table:table-cell office:value-type="float" office:value="431001">
            <text:p>431001</text:p>
          </table:table-cell>
          <table:table-cell office:value-type="float" office:value="928916">
            <text:p>928916</text:p>
          </table:table-cell>
        </table:table-row>
        <table:table-row table:style-name="ro1">
          <table:table-cell office:value-type="float" office:value="432001">
            <text:p>432001</text:p>
          </table:table-cell>
          <table:table-cell office:value-type="float" office:value="920029">
            <text:p>920029</text:p>
          </table:table-cell>
        </table:table-row>
        <table:table-row table:style-name="ro1">
          <table:table-cell office:value-type="float" office:value="433001">
            <text:p>433001</text:p>
          </table:table-cell>
          <table:table-cell office:value-type="float" office:value="911120">
            <text:p>911120</text:p>
          </table:table-cell>
        </table:table-row>
        <table:table-row table:style-name="ro1">
          <table:table-cell office:value-type="float" office:value="434001">
            <text:p>434001</text:p>
          </table:table-cell>
          <table:table-cell office:value-type="float" office:value="1001844">
            <text:p>1001844</text:p>
          </table:table-cell>
        </table:table-row>
        <table:table-row table:style-name="ro1">
          <table:table-cell office:value-type="float" office:value="435001">
            <text:p>435001</text:p>
          </table:table-cell>
          <table:table-cell office:value-type="float" office:value="964993">
            <text:p>964993</text:p>
          </table:table-cell>
        </table:table-row>
        <table:table-row table:style-name="ro1">
          <table:table-cell office:value-type="float" office:value="436001">
            <text:p>436001</text:p>
          </table:table-cell>
          <table:table-cell office:value-type="float" office:value="1073682">
            <text:p>1073682</text:p>
          </table:table-cell>
        </table:table-row>
        <table:table-row table:style-name="ro1">
          <table:table-cell office:value-type="float" office:value="437001">
            <text:p>437001</text:p>
          </table:table-cell>
          <table:table-cell office:value-type="float" office:value="949357">
            <text:p>949357</text:p>
          </table:table-cell>
        </table:table-row>
        <table:table-row table:style-name="ro1">
          <table:table-cell office:value-type="float" office:value="438001">
            <text:p>438001</text:p>
          </table:table-cell>
          <table:table-cell office:value-type="float" office:value="936669">
            <text:p>936669</text:p>
          </table:table-cell>
        </table:table-row>
        <table:table-row table:style-name="ro1">
          <table:table-cell office:value-type="float" office:value="439001">
            <text:p>439001</text:p>
          </table:table-cell>
          <table:table-cell office:value-type="float" office:value="935697">
            <text:p>935697</text:p>
          </table:table-cell>
        </table:table-row>
        <table:table-row table:style-name="ro1">
          <table:table-cell office:value-type="float" office:value="440001">
            <text:p>440001</text:p>
          </table:table-cell>
          <table:table-cell office:value-type="float" office:value="952427">
            <text:p>952427</text:p>
          </table:table-cell>
        </table:table-row>
        <table:table-row table:style-name="ro1">
          <table:table-cell office:value-type="float" office:value="441001">
            <text:p>441001</text:p>
          </table:table-cell>
          <table:table-cell office:value-type="float" office:value="991231">
            <text:p>991231</text:p>
          </table:table-cell>
        </table:table-row>
        <table:table-row table:style-name="ro1">
          <table:table-cell office:value-type="float" office:value="442001">
            <text:p>442001</text:p>
          </table:table-cell>
          <table:table-cell office:value-type="float" office:value="943862">
            <text:p>943862</text:p>
          </table:table-cell>
        </table:table-row>
        <table:table-row table:style-name="ro1">
          <table:table-cell office:value-type="float" office:value="443001">
            <text:p>443001</text:p>
          </table:table-cell>
          <table:table-cell office:value-type="float" office:value="970833">
            <text:p>970833</text:p>
          </table:table-cell>
        </table:table-row>
        <table:table-row table:style-name="ro1">
          <table:table-cell office:value-type="float" office:value="444001">
            <text:p>444001</text:p>
          </table:table-cell>
          <table:table-cell office:value-type="float" office:value="1070733">
            <text:p>1070733</text:p>
          </table:table-cell>
        </table:table-row>
        <table:table-row table:style-name="ro1">
          <table:table-cell office:value-type="float" office:value="445001">
            <text:p>445001</text:p>
          </table:table-cell>
          <table:table-cell office:value-type="float" office:value="978004">
            <text:p>978004</text:p>
          </table:table-cell>
        </table:table-row>
        <table:table-row table:style-name="ro1">
          <table:table-cell office:value-type="float" office:value="446001">
            <text:p>446001</text:p>
          </table:table-cell>
          <table:table-cell office:value-type="float" office:value="941042">
            <text:p>941042</text:p>
          </table:table-cell>
        </table:table-row>
        <table:table-row table:style-name="ro1">
          <table:table-cell office:value-type="float" office:value="447001">
            <text:p>447001</text:p>
          </table:table-cell>
          <table:table-cell office:value-type="float" office:value="975612">
            <text:p>975612</text:p>
          </table:table-cell>
        </table:table-row>
        <table:table-row table:style-name="ro1">
          <table:table-cell office:value-type="float" office:value="448001">
            <text:p>448001</text:p>
          </table:table-cell>
          <table:table-cell office:value-type="float" office:value="958150">
            <text:p>958150</text:p>
          </table:table-cell>
        </table:table-row>
        <table:table-row table:style-name="ro1">
          <table:table-cell office:value-type="float" office:value="449001">
            <text:p>449001</text:p>
          </table:table-cell>
          <table:table-cell office:value-type="float" office:value="986269">
            <text:p>986269</text:p>
          </table:table-cell>
        </table:table-row>
        <table:table-row table:style-name="ro1">
          <table:table-cell office:value-type="float" office:value="450001">
            <text:p>450001</text:p>
          </table:table-cell>
          <table:table-cell office:value-type="float" office:value="958432">
            <text:p>958432</text:p>
          </table:table-cell>
        </table:table-row>
        <table:table-row table:style-name="ro1">
          <table:table-cell office:value-type="float" office:value="451001">
            <text:p>451001</text:p>
          </table:table-cell>
          <table:table-cell office:value-type="float" office:value="971731">
            <text:p>971731</text:p>
          </table:table-cell>
        </table:table-row>
        <table:table-row table:style-name="ro1">
          <table:table-cell office:value-type="float" office:value="452001">
            <text:p>452001</text:p>
          </table:table-cell>
          <table:table-cell office:value-type="float" office:value="968160">
            <text:p>968160</text:p>
          </table:table-cell>
        </table:table-row>
        <table:table-row table:style-name="ro1">
          <table:table-cell office:value-type="float" office:value="453001">
            <text:p>453001</text:p>
          </table:table-cell>
          <table:table-cell office:value-type="float" office:value="2494885">
            <text:p>2494885</text:p>
          </table:table-cell>
        </table:table-row>
        <table:table-row table:style-name="ro1">
          <table:table-cell office:value-type="float" office:value="454001">
            <text:p>454001</text:p>
          </table:table-cell>
          <table:table-cell office:value-type="float" office:value="983769">
            <text:p>983769</text:p>
          </table:table-cell>
        </table:table-row>
        <table:table-row table:style-name="ro1">
          <table:table-cell office:value-type="float" office:value="455001">
            <text:p>455001</text:p>
          </table:table-cell>
          <table:table-cell office:value-type="float" office:value="985300">
            <text:p>985300</text:p>
          </table:table-cell>
        </table:table-row>
        <table:table-row table:style-name="ro1">
          <table:table-cell office:value-type="float" office:value="456001">
            <text:p>456001</text:p>
          </table:table-cell>
          <table:table-cell office:value-type="float" office:value="962558">
            <text:p>962558</text:p>
          </table:table-cell>
        </table:table-row>
        <table:table-row table:style-name="ro1">
          <table:table-cell office:value-type="float" office:value="457001">
            <text:p>457001</text:p>
          </table:table-cell>
          <table:table-cell office:value-type="float" office:value="1130760">
            <text:p>1130760</text:p>
          </table:table-cell>
        </table:table-row>
        <table:table-row table:style-name="ro1">
          <table:table-cell office:value-type="float" office:value="458001">
            <text:p>458001</text:p>
          </table:table-cell>
          <table:table-cell office:value-type="float" office:value="1049735">
            <text:p>1049735</text:p>
          </table:table-cell>
        </table:table-row>
        <table:table-row table:style-name="ro1">
          <table:table-cell office:value-type="float" office:value="459001">
            <text:p>459001</text:p>
          </table:table-cell>
          <table:table-cell office:value-type="float" office:value="1007220">
            <text:p>1007220</text:p>
          </table:table-cell>
        </table:table-row>
        <table:table-row table:style-name="ro1">
          <table:table-cell office:value-type="float" office:value="460001">
            <text:p>460001</text:p>
          </table:table-cell>
          <table:table-cell office:value-type="float" office:value="963083">
            <text:p>963083</text:p>
          </table:table-cell>
        </table:table-row>
        <table:table-row table:style-name="ro1">
          <table:table-cell office:value-type="float" office:value="461001">
            <text:p>461001</text:p>
          </table:table-cell>
          <table:table-cell office:value-type="float" office:value="983023">
            <text:p>983023</text:p>
          </table:table-cell>
        </table:table-row>
        <table:table-row table:style-name="ro1">
          <table:table-cell office:value-type="float" office:value="462001">
            <text:p>462001</text:p>
          </table:table-cell>
          <table:table-cell office:value-type="float" office:value="989636">
            <text:p>989636</text:p>
          </table:table-cell>
        </table:table-row>
        <table:table-row table:style-name="ro1">
          <table:table-cell office:value-type="float" office:value="463001">
            <text:p>463001</text:p>
          </table:table-cell>
          <table:table-cell office:value-type="float" office:value="979669">
            <text:p>979669</text:p>
          </table:table-cell>
        </table:table-row>
        <table:table-row table:style-name="ro1">
          <table:table-cell office:value-type="float" office:value="464001">
            <text:p>464001</text:p>
          </table:table-cell>
          <table:table-cell office:value-type="float" office:value="993422">
            <text:p>993422</text:p>
          </table:table-cell>
        </table:table-row>
        <table:table-row table:style-name="ro1">
          <table:table-cell office:value-type="float" office:value="465001">
            <text:p>465001</text:p>
          </table:table-cell>
          <table:table-cell office:value-type="float" office:value="1013343">
            <text:p>1013343</text:p>
          </table:table-cell>
        </table:table-row>
        <table:table-row table:style-name="ro1">
          <table:table-cell office:value-type="float" office:value="466001">
            <text:p>466001</text:p>
          </table:table-cell>
          <table:table-cell office:value-type="float" office:value="994620">
            <text:p>994620</text:p>
          </table:table-cell>
        </table:table-row>
        <table:table-row table:style-name="ro1">
          <table:table-cell office:value-type="float" office:value="467001">
            <text:p>467001</text:p>
          </table:table-cell>
          <table:table-cell office:value-type="float" office:value="1073869">
            <text:p>1073869</text:p>
          </table:table-cell>
        </table:table-row>
        <table:table-row table:style-name="ro1">
          <table:table-cell office:value-type="float" office:value="468001">
            <text:p>468001</text:p>
          </table:table-cell>
          <table:table-cell office:value-type="float" office:value="1029570">
            <text:p>1029570</text:p>
          </table:table-cell>
        </table:table-row>
        <table:table-row table:style-name="ro1">
          <table:table-cell office:value-type="float" office:value="469001">
            <text:p>469001</text:p>
          </table:table-cell>
          <table:table-cell office:value-type="float" office:value="1001120">
            <text:p>1001120</text:p>
          </table:table-cell>
        </table:table-row>
        <table:table-row table:style-name="ro1">
          <table:table-cell office:value-type="float" office:value="470001">
            <text:p>470001</text:p>
          </table:table-cell>
          <table:table-cell office:value-type="float" office:value="1003397">
            <text:p>1003397</text:p>
          </table:table-cell>
        </table:table-row>
        <table:table-row table:style-name="ro1">
          <table:table-cell office:value-type="float" office:value="471001">
            <text:p>471001</text:p>
          </table:table-cell>
          <table:table-cell office:value-type="float" office:value="1024140">
            <text:p>1024140</text:p>
          </table:table-cell>
        </table:table-row>
        <table:table-row table:style-name="ro1">
          <table:table-cell office:value-type="float" office:value="472001">
            <text:p>472001</text:p>
          </table:table-cell>
          <table:table-cell office:value-type="float" office:value="1070975">
            <text:p>1070975</text:p>
          </table:table-cell>
        </table:table-row>
        <table:table-row table:style-name="ro1">
          <table:table-cell office:value-type="float" office:value="473001">
            <text:p>473001</text:p>
          </table:table-cell>
          <table:table-cell office:value-type="float" office:value="1028837">
            <text:p>1028837</text:p>
          </table:table-cell>
        </table:table-row>
        <table:table-row table:style-name="ro1">
          <table:table-cell office:value-type="float" office:value="474001">
            <text:p>474001</text:p>
          </table:table-cell>
          <table:table-cell office:value-type="float" office:value="1010886">
            <text:p>1010886</text:p>
          </table:table-cell>
        </table:table-row>
        <table:table-row table:style-name="ro1">
          <table:table-cell office:value-type="float" office:value="475001">
            <text:p>475001</text:p>
          </table:table-cell>
          <table:table-cell office:value-type="float" office:value="1022360">
            <text:p>1022360</text:p>
          </table:table-cell>
        </table:table-row>
        <table:table-row table:style-name="ro1">
          <table:table-cell office:value-type="float" office:value="476001">
            <text:p>476001</text:p>
          </table:table-cell>
          <table:table-cell office:value-type="float" office:value="1017857">
            <text:p>1017857</text:p>
          </table:table-cell>
        </table:table-row>
        <table:table-row table:style-name="ro1">
          <table:table-cell office:value-type="float" office:value="477001">
            <text:p>477001</text:p>
          </table:table-cell>
          <table:table-cell office:value-type="float" office:value="1023235">
            <text:p>1023235</text:p>
          </table:table-cell>
        </table:table-row>
        <table:table-row table:style-name="ro1">
          <table:table-cell office:value-type="float" office:value="478001">
            <text:p>478001</text:p>
          </table:table-cell>
          <table:table-cell office:value-type="float" office:value="1024311">
            <text:p>1024311</text:p>
          </table:table-cell>
        </table:table-row>
        <table:table-row table:style-name="ro1">
          <table:table-cell office:value-type="float" office:value="479001">
            <text:p>479001</text:p>
          </table:table-cell>
          <table:table-cell office:value-type="float" office:value="1048731">
            <text:p>1048731</text:p>
          </table:table-cell>
        </table:table-row>
        <table:table-row table:style-name="ro1">
          <table:table-cell office:value-type="float" office:value="480001">
            <text:p>480001</text:p>
          </table:table-cell>
          <table:table-cell office:value-type="float" office:value="1026333">
            <text:p>1026333</text:p>
          </table:table-cell>
        </table:table-row>
        <table:table-row table:style-name="ro1">
          <table:table-cell office:value-type="float" office:value="481001">
            <text:p>481001</text:p>
          </table:table-cell>
          <table:table-cell office:value-type="float" office:value="1030233">
            <text:p>1030233</text:p>
          </table:table-cell>
        </table:table-row>
        <table:table-row table:style-name="ro1">
          <table:table-cell office:value-type="float" office:value="482001">
            <text:p>482001</text:p>
          </table:table-cell>
          <table:table-cell office:value-type="float" office:value="1029209">
            <text:p>1029209</text:p>
          </table:table-cell>
        </table:table-row>
        <table:table-row table:style-name="ro1">
          <table:table-cell office:value-type="float" office:value="483001">
            <text:p>483001</text:p>
          </table:table-cell>
          <table:table-cell office:value-type="float" office:value="1038099">
            <text:p>1038099</text:p>
          </table:table-cell>
        </table:table-row>
        <table:table-row table:style-name="ro1">
          <table:table-cell office:value-type="float" office:value="484001">
            <text:p>484001</text:p>
          </table:table-cell>
          <table:table-cell office:value-type="float" office:value="1035040">
            <text:p>1035040</text:p>
          </table:table-cell>
        </table:table-row>
        <table:table-row table:style-name="ro1">
          <table:table-cell office:value-type="float" office:value="485001">
            <text:p>485001</text:p>
          </table:table-cell>
          <table:table-cell office:value-type="float" office:value="1034692">
            <text:p>1034692</text:p>
          </table:table-cell>
        </table:table-row>
        <table:table-row table:style-name="ro1">
          <table:table-cell office:value-type="float" office:value="486001">
            <text:p>486001</text:p>
          </table:table-cell>
          <table:table-cell office:value-type="float" office:value="1051213">
            <text:p>1051213</text:p>
          </table:table-cell>
        </table:table-row>
        <table:table-row table:style-name="ro1">
          <table:table-cell office:value-type="float" office:value="487001">
            <text:p>487001</text:p>
          </table:table-cell>
          <table:table-cell office:value-type="float" office:value="1060029">
            <text:p>1060029</text:p>
          </table:table-cell>
        </table:table-row>
        <table:table-row table:style-name="ro1">
          <table:table-cell office:value-type="float" office:value="488001">
            <text:p>488001</text:p>
          </table:table-cell>
          <table:table-cell office:value-type="float" office:value="1170747">
            <text:p>1170747</text:p>
          </table:table-cell>
        </table:table-row>
        <table:table-row table:style-name="ro1">
          <table:table-cell office:value-type="float" office:value="489001">
            <text:p>489001</text:p>
          </table:table-cell>
          <table:table-cell office:value-type="float" office:value="1047772">
            <text:p>1047772</text:p>
          </table:table-cell>
        </table:table-row>
        <table:table-row table:style-name="ro1">
          <table:table-cell office:value-type="float" office:value="490001">
            <text:p>490001</text:p>
          </table:table-cell>
          <table:table-cell office:value-type="float" office:value="1067714">
            <text:p>1067714</text:p>
          </table:table-cell>
        </table:table-row>
        <table:table-row table:style-name="ro1">
          <table:table-cell office:value-type="float" office:value="491001">
            <text:p>491001</text:p>
          </table:table-cell>
          <table:table-cell office:value-type="float" office:value="1048121">
            <text:p>1048121</text:p>
          </table:table-cell>
        </table:table-row>
        <table:table-row table:style-name="ro1">
          <table:table-cell office:value-type="float" office:value="492001">
            <text:p>492001</text:p>
          </table:table-cell>
          <table:table-cell office:value-type="float" office:value="1048625">
            <text:p>1048625</text:p>
          </table:table-cell>
        </table:table-row>
        <table:table-row table:style-name="ro1">
          <table:table-cell office:value-type="float" office:value="493001">
            <text:p>493001</text:p>
          </table:table-cell>
          <table:table-cell office:value-type="float" office:value="1082859">
            <text:p>1082859</text:p>
          </table:table-cell>
        </table:table-row>
        <table:table-row table:style-name="ro1">
          <table:table-cell office:value-type="float" office:value="494001">
            <text:p>494001</text:p>
          </table:table-cell>
          <table:table-cell office:value-type="float" office:value="1053132">
            <text:p>1053132</text:p>
          </table:table-cell>
        </table:table-row>
        <table:table-row table:style-name="ro1">
          <table:table-cell office:value-type="float" office:value="495001">
            <text:p>495001</text:p>
          </table:table-cell>
          <table:table-cell office:value-type="float" office:value="1059997">
            <text:p>1059997</text:p>
          </table:table-cell>
        </table:table-row>
        <table:table-row table:style-name="ro1">
          <table:table-cell office:value-type="float" office:value="496001">
            <text:p>496001</text:p>
          </table:table-cell>
          <table:table-cell office:value-type="float" office:value="5156262">
            <text:p>5156262</text:p>
          </table:table-cell>
        </table:table-row>
        <table:table-row table:style-name="ro1">
          <table:table-cell office:value-type="float" office:value="497001">
            <text:p>497001</text:p>
          </table:table-cell>
          <table:table-cell office:value-type="float" office:value="3018282">
            <text:p>3018282</text:p>
          </table:table-cell>
        </table:table-row>
        <table:table-row table:style-name="ro1">
          <table:table-cell office:value-type="float" office:value="498001">
            <text:p>498001</text:p>
          </table:table-cell>
          <table:table-cell office:value-type="float" office:value="3002301">
            <text:p>3002301</text:p>
          </table:table-cell>
        </table:table-row>
        <table:table-row table:style-name="ro1">
          <table:table-cell office:value-type="float" office:value="499001">
            <text:p>499001</text:p>
          </table:table-cell>
          <table:table-cell office:value-type="float" office:value="2996613">
            <text:p>299661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garjuna pamu</meta:initial-creator>
    <meta:creation-date>2014-04-25T13:28:10</meta:creation-date>
    <dc:date>2014-04-25T13:28:51</dc:date>
    <dc:creator>Nagarjuna pamu</dc:creator>
    <meta:editing-duration>P0D</meta:editing-duration>
    <meta:editing-cycles>1</meta:editing-cycles>
    <meta:document-statistic meta:table-count="3" meta:cell-count="100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500" svg:x="0.77cm" svg:y="0.855cm" svg:width="11.738cm" svg:height="7.545cm">
          <chartooo:coordinate-region svg:x="2.317cm" svg:y="1.054cm" svg:width="9.991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series chart:style-name="ch7" chart:values-cell-range-address="Sheet1.B1:Sheet1.B500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00</svg:desc>
                </draw:g>
              </table:table-cell>
              <table:table-cell office:value-type="float" office:value="1921">
                <text:p>1921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4708">
                <text:p>4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13773">
                <text:p>13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8552">
                <text:p>8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10589">
                <text:p>10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21475">
                <text:p>21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15841">
                <text:p>158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24383">
                <text:p>24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19209">
                <text:p>192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21979">
                <text:p>219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23681">
                <text:p>23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25934">
                <text:p>25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28019">
                <text:p>28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30230">
                <text:p>302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31535">
                <text:p>31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33034">
                <text:p>330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36432">
                <text:p>36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37783">
                <text:p>37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40452">
                <text:p>404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43059">
                <text:p>430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44899">
                <text:p>448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46548">
                <text:p>465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48541">
                <text:p>48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50861">
                <text:p>508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52522">
                <text:p>525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54738">
                <text:p>54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56406">
                <text:p>564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59124">
                <text:p>591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60936">
                <text:p>609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61563">
                <text:p>61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64950">
                <text:p>649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4258312">
                <text:p>42583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195548">
                <text:p>1955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198821">
                <text:p>198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204283">
                <text:p>2042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210477">
                <text:p>2104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215433">
                <text:p>2154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221367">
                <text:p>2213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227100">
                <text:p>227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233249">
                <text:p>233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245867">
                <text:p>2458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246804">
                <text:p>246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250478">
                <text:p>2504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256135">
                <text:p>2561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260514">
                <text:p>260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101421">
                <text:p>1014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102794">
                <text:p>1027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107060">
                <text:p>1070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106480">
                <text:p>1064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105531">
                <text:p>1055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105864">
                <text:p>1058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108892">
                <text:p>1088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110276">
                <text:p>110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114141">
                <text:p>1141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116876">
                <text:p>1168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119217">
                <text:p>1192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121334">
                <text:p>121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122758">
                <text:p>1227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125125">
                <text:p>125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127152">
                <text:p>1271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129237">
                <text:p>1292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129975">
                <text:p>129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135143">
                <text:p>135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134396">
                <text:p>134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139004">
                <text:p>1390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149118">
                <text:p>1491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160870">
                <text:p>1608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141324">
                <text:p>1413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147175">
                <text:p>147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149127">
                <text:p>1491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149350">
                <text:p>1493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149520">
                <text:p>1495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162271">
                <text:p>1622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157314">
                <text:p>1573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159277">
                <text:p>1592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161279">
                <text:p>1612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164278">
                <text:p>1642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164152">
                <text:p>164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167741">
                <text:p>1677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170785">
                <text:p>1707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172149">
                <text:p>172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175294">
                <text:p>1752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191441">
                <text:p>1914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180589">
                <text:p>1805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182197">
                <text:p>1821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185568">
                <text:p>185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191610">
                <text:p>1916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196485">
                <text:p>1964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208778">
                <text:p>208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194491">
                <text:p>1944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196656">
                <text:p>196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198453">
                <text:p>1984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203886">
                <text:p>2038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224662">
                <text:p>2246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216975">
                <text:p>2169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208124">
                <text:p>2081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208048">
                <text:p>2080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210940">
                <text:p>2109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211804">
                <text:p>2118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212009">
                <text:p>2120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233352">
                <text:p>2333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213190">
                <text:p>2131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214669">
                <text:p>2146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215206">
                <text:p>2152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1">
                <text:p>105001</text:p>
              </table:table-cell>
              <table:table-cell office:value-type="float" office:value="218408">
                <text:p>2184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1">
                <text:p>106001</text:p>
              </table:table-cell>
              <table:table-cell office:value-type="float" office:value="220877">
                <text:p>2208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1">
                <text:p>107001</text:p>
              </table:table-cell>
              <table:table-cell office:value-type="float" office:value="223893">
                <text:p>2238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1">
                <text:p>108001</text:p>
              </table:table-cell>
              <table:table-cell office:value-type="float" office:value="224467">
                <text:p>2244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1">
                <text:p>109001</text:p>
              </table:table-cell>
              <table:table-cell office:value-type="float" office:value="230590">
                <text:p>2305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1">
                <text:p>110001</text:p>
              </table:table-cell>
              <table:table-cell office:value-type="float" office:value="260012">
                <text:p>2600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1">
                <text:p>111001</text:p>
              </table:table-cell>
              <table:table-cell office:value-type="float" office:value="253609">
                <text:p>2536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1">
                <text:p>112001</text:p>
              </table:table-cell>
              <table:table-cell office:value-type="float" office:value="248816">
                <text:p>2488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1">
                <text:p>113001</text:p>
              </table:table-cell>
              <table:table-cell office:value-type="float" office:value="242880">
                <text:p>2428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1">
                <text:p>114001</text:p>
              </table:table-cell>
              <table:table-cell office:value-type="float" office:value="244996">
                <text:p>2449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1">
                <text:p>115001</text:p>
              </table:table-cell>
              <table:table-cell office:value-type="float" office:value="245135">
                <text:p>2451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1">
                <text:p>116001</text:p>
              </table:table-cell>
              <table:table-cell office:value-type="float" office:value="244505">
                <text:p>2445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1">
                <text:p>117001</text:p>
              </table:table-cell>
              <table:table-cell office:value-type="float" office:value="248693">
                <text:p>2486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1">
                <text:p>118001</text:p>
              </table:table-cell>
              <table:table-cell office:value-type="float" office:value="247654">
                <text:p>2476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1">
                <text:p>119001</text:p>
              </table:table-cell>
              <table:table-cell office:value-type="float" office:value="248214">
                <text:p>248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1">
                <text:p>120001</text:p>
              </table:table-cell>
              <table:table-cell office:value-type="float" office:value="256721">
                <text:p>2567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1">
                <text:p>121001</text:p>
              </table:table-cell>
              <table:table-cell office:value-type="float" office:value="255434">
                <text:p>2554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1">
                <text:p>122001</text:p>
              </table:table-cell>
              <table:table-cell office:value-type="float" office:value="255644">
                <text:p>2556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1">
                <text:p>123001</text:p>
              </table:table-cell>
              <table:table-cell office:value-type="float" office:value="262132">
                <text:p>2621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1">
                <text:p>124001</text:p>
              </table:table-cell>
              <table:table-cell office:value-type="float" office:value="263424">
                <text:p>2634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1">
                <text:p>125001</text:p>
              </table:table-cell>
              <table:table-cell office:value-type="float" office:value="267517">
                <text:p>2675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1">
                <text:p>126001</text:p>
              </table:table-cell>
              <table:table-cell office:value-type="float" office:value="269940">
                <text:p>2699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1">
                <text:p>127001</text:p>
              </table:table-cell>
              <table:table-cell office:value-type="float" office:value="299604">
                <text:p>2996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1">
                <text:p>128001</text:p>
              </table:table-cell>
              <table:table-cell office:value-type="float" office:value="274793">
                <text:p>2747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1">
                <text:p>129001</text:p>
              </table:table-cell>
              <table:table-cell office:value-type="float" office:value="277512">
                <text:p>2775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1">
                <text:p>130001</text:p>
              </table:table-cell>
              <table:table-cell office:value-type="float" office:value="279752">
                <text:p>2797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1">
                <text:p>131001</text:p>
              </table:table-cell>
              <table:table-cell office:value-type="float" office:value="282754">
                <text:p>2827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1">
                <text:p>132001</text:p>
              </table:table-cell>
              <table:table-cell office:value-type="float" office:value="286427">
                <text:p>2864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1">
                <text:p>133001</text:p>
              </table:table-cell>
              <table:table-cell office:value-type="float" office:value="286990">
                <text:p>28699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1">
                <text:p>134001</text:p>
              </table:table-cell>
              <table:table-cell office:value-type="float" office:value="288539">
                <text:p>2885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1">
                <text:p>135001</text:p>
              </table:table-cell>
              <table:table-cell office:value-type="float" office:value="289695">
                <text:p>2896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1">
                <text:p>136001</text:p>
              </table:table-cell>
              <table:table-cell office:value-type="float" office:value="293310">
                <text:p>2933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1">
                <text:p>137001</text:p>
              </table:table-cell>
              <table:table-cell office:value-type="float" office:value="312763">
                <text:p>3127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1">
                <text:p>138001</text:p>
              </table:table-cell>
              <table:table-cell office:value-type="float" office:value="298077">
                <text:p>2980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1">
                <text:p>139001</text:p>
              </table:table-cell>
              <table:table-cell office:value-type="float" office:value="319776">
                <text:p>3197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1">
                <text:p>140001</text:p>
              </table:table-cell>
              <table:table-cell office:value-type="float" office:value="302510">
                <text:p>3025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1">
                <text:p>141001</text:p>
              </table:table-cell>
              <table:table-cell office:value-type="float" office:value="304882">
                <text:p>3048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1">
                <text:p>142001</text:p>
              </table:table-cell>
              <table:table-cell office:value-type="float" office:value="310002">
                <text:p>310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1">
                <text:p>143001</text:p>
              </table:table-cell>
              <table:table-cell office:value-type="float" office:value="318695">
                <text:p>3186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1">
                <text:p>144001</text:p>
              </table:table-cell>
              <table:table-cell office:value-type="float" office:value="306203">
                <text:p>3062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1">
                <text:p>145001</text:p>
              </table:table-cell>
              <table:table-cell office:value-type="float" office:value="308312">
                <text:p>3083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1">
                <text:p>146001</text:p>
              </table:table-cell>
              <table:table-cell office:value-type="float" office:value="326468">
                <text:p>3264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1">
                <text:p>147001</text:p>
              </table:table-cell>
              <table:table-cell office:value-type="float" office:value="319264">
                <text:p>3192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1">
                <text:p>148001</text:p>
              </table:table-cell>
              <table:table-cell office:value-type="float" office:value="319372">
                <text:p>3193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1">
                <text:p>149001</text:p>
              </table:table-cell>
              <table:table-cell office:value-type="float" office:value="325688">
                <text:p>3256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1">
                <text:p>150001</text:p>
              </table:table-cell>
              <table:table-cell office:value-type="float" office:value="335718">
                <text:p>3357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1">
                <text:p>151001</text:p>
              </table:table-cell>
              <table:table-cell office:value-type="float" office:value="324522">
                <text:p>3245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1">
                <text:p>152001</text:p>
              </table:table-cell>
              <table:table-cell office:value-type="float" office:value="330307">
                <text:p>3303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1">
                <text:p>153001</text:p>
              </table:table-cell>
              <table:table-cell office:value-type="float" office:value="329941">
                <text:p>3299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1">
                <text:p>154001</text:p>
              </table:table-cell>
              <table:table-cell office:value-type="float" office:value="334867">
                <text:p>3348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1">
                <text:p>155001</text:p>
              </table:table-cell>
              <table:table-cell office:value-type="float" office:value="337829">
                <text:p>3378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1">
                <text:p>156001</text:p>
              </table:table-cell>
              <table:table-cell office:value-type="float" office:value="344448">
                <text:p>3444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1">
                <text:p>157001</text:p>
              </table:table-cell>
              <table:table-cell office:value-type="float" office:value="338925">
                <text:p>3389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1">
                <text:p>158001</text:p>
              </table:table-cell>
              <table:table-cell office:value-type="float" office:value="343161">
                <text:p>3431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1">
                <text:p>159001</text:p>
              </table:table-cell>
              <table:table-cell office:value-type="float" office:value="346321">
                <text:p>3463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1">
                <text:p>160001</text:p>
              </table:table-cell>
              <table:table-cell office:value-type="float" office:value="356275">
                <text:p>3562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1">
                <text:p>161001</text:p>
              </table:table-cell>
              <table:table-cell office:value-type="float" office:value="349653">
                <text:p>3496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1">
                <text:p>162001</text:p>
              </table:table-cell>
              <table:table-cell office:value-type="float" office:value="351319">
                <text:p>3513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1">
                <text:p>163001</text:p>
              </table:table-cell>
              <table:table-cell office:value-type="float" office:value="351351">
                <text:p>3513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1">
                <text:p>164001</text:p>
              </table:table-cell>
              <table:table-cell office:value-type="float" office:value="359659">
                <text:p>3596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1">
                <text:p>165001</text:p>
              </table:table-cell>
              <table:table-cell office:value-type="float" office:value="356253">
                <text:p>3562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1">
                <text:p>166001</text:p>
              </table:table-cell>
              <table:table-cell office:value-type="float" office:value="356658">
                <text:p>3566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1">
                <text:p>167001</text:p>
              </table:table-cell>
              <table:table-cell office:value-type="float" office:value="359032">
                <text:p>3590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1">
                <text:p>168001</text:p>
              </table:table-cell>
              <table:table-cell office:value-type="float" office:value="361661">
                <text:p>3616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1">
                <text:p>169001</text:p>
              </table:table-cell>
              <table:table-cell office:value-type="float" office:value="381747">
                <text:p>3817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1">
                <text:p>170001</text:p>
              </table:table-cell>
              <table:table-cell office:value-type="float" office:value="363219">
                <text:p>3632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1">
                <text:p>171001</text:p>
              </table:table-cell>
              <table:table-cell office:value-type="float" office:value="367606">
                <text:p>3676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1">
                <text:p>172001</text:p>
              </table:table-cell>
              <table:table-cell office:value-type="float" office:value="372711">
                <text:p>3727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1">
                <text:p>173001</text:p>
              </table:table-cell>
              <table:table-cell office:value-type="float" office:value="372570">
                <text:p>37257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1">
                <text:p>174001</text:p>
              </table:table-cell>
              <table:table-cell office:value-type="float" office:value="378886">
                <text:p>3788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1">
                <text:p>175001</text:p>
              </table:table-cell>
              <table:table-cell office:value-type="float" office:value="377838">
                <text:p>3778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1">
                <text:p>176001</text:p>
              </table:table-cell>
              <table:table-cell office:value-type="float" office:value="377400">
                <text:p>3774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1">
                <text:p>177001</text:p>
              </table:table-cell>
              <table:table-cell office:value-type="float" office:value="383163">
                <text:p>3831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1">
                <text:p>178001</text:p>
              </table:table-cell>
              <table:table-cell office:value-type="float" office:value="394304">
                <text:p>3943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1">
                <text:p>179001</text:p>
              </table:table-cell>
              <table:table-cell office:value-type="float" office:value="386648">
                <text:p>3866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1">
                <text:p>180001</text:p>
              </table:table-cell>
              <table:table-cell office:value-type="float" office:value="390887">
                <text:p>3908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1">
                <text:p>181001</text:p>
              </table:table-cell>
              <table:table-cell office:value-type="float" office:value="394538">
                <text:p>3945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1">
                <text:p>182001</text:p>
              </table:table-cell>
              <table:table-cell office:value-type="float" office:value="392670">
                <text:p>3926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1">
                <text:p>183001</text:p>
              </table:table-cell>
              <table:table-cell office:value-type="float" office:value="394950">
                <text:p>3949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1">
                <text:p>184001</text:p>
              </table:table-cell>
              <table:table-cell office:value-type="float" office:value="392465">
                <text:p>3924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1">
                <text:p>185001</text:p>
              </table:table-cell>
              <table:table-cell office:value-type="float" office:value="394350">
                <text:p>39435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1">
                <text:p>186001</text:p>
              </table:table-cell>
              <table:table-cell office:value-type="float" office:value="401240">
                <text:p>4012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1">
                <text:p>187001</text:p>
              </table:table-cell>
              <table:table-cell office:value-type="float" office:value="414919">
                <text:p>4149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1">
                <text:p>188001</text:p>
              </table:table-cell>
              <table:table-cell office:value-type="float" office:value="406761">
                <text:p>4067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1">
                <text:p>189001</text:p>
              </table:table-cell>
              <table:table-cell office:value-type="float" office:value="408333">
                <text:p>408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1">
                <text:p>190001</text:p>
              </table:table-cell>
              <table:table-cell office:value-type="float" office:value="412435">
                <text:p>4124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1">
                <text:p>191001</text:p>
              </table:table-cell>
              <table:table-cell office:value-type="float" office:value="414554">
                <text:p>4145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1">
                <text:p>192001</text:p>
              </table:table-cell>
              <table:table-cell office:value-type="float" office:value="414475">
                <text:p>4144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1">
                <text:p>193001</text:p>
              </table:table-cell>
              <table:table-cell office:value-type="float" office:value="416328">
                <text:p>4163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1">
                <text:p>194001</text:p>
              </table:table-cell>
              <table:table-cell office:value-type="float" office:value="418228">
                <text:p>4182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1">
                <text:p>195001</text:p>
              </table:table-cell>
              <table:table-cell office:value-type="float" office:value="440969">
                <text:p>4409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1">
                <text:p>196001</text:p>
              </table:table-cell>
              <table:table-cell office:value-type="float" office:value="423534">
                <text:p>4235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1">
                <text:p>197001</text:p>
              </table:table-cell>
              <table:table-cell office:value-type="float" office:value="425360">
                <text:p>42536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1">
                <text:p>198001</text:p>
              </table:table-cell>
              <table:table-cell office:value-type="float" office:value="425700">
                <text:p>4257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1">
                <text:p>199001</text:p>
              </table:table-cell>
              <table:table-cell office:value-type="float" office:value="429370">
                <text:p>42937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1">
                <text:p>200001</text:p>
              </table:table-cell>
              <table:table-cell office:value-type="float" office:value="430615">
                <text:p>4306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1">
                <text:p>201001</text:p>
              </table:table-cell>
              <table:table-cell office:value-type="float" office:value="430865">
                <text:p>4308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1">
                <text:p>202001</text:p>
              </table:table-cell>
              <table:table-cell office:value-type="float" office:value="447552">
                <text:p>4475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1">
                <text:p>203001</text:p>
              </table:table-cell>
              <table:table-cell office:value-type="float" office:value="451405">
                <text:p>4514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1">
                <text:p>204001</text:p>
              </table:table-cell>
              <table:table-cell office:value-type="float" office:value="442551">
                <text:p>4425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1">
                <text:p>205001</text:p>
              </table:table-cell>
              <table:table-cell office:value-type="float" office:value="2233092">
                <text:p>22330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1">
                <text:p>206001</text:p>
              </table:table-cell>
              <table:table-cell office:value-type="float" office:value="462089">
                <text:p>4620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1">
                <text:p>207001</text:p>
              </table:table-cell>
              <table:table-cell office:value-type="float" office:value="455754">
                <text:p>4557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1">
                <text:p>208001</text:p>
              </table:table-cell>
              <table:table-cell office:value-type="float" office:value="454597">
                <text:p>4545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1">
                <text:p>209001</text:p>
              </table:table-cell>
              <table:table-cell office:value-type="float" office:value="447883">
                <text:p>4478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1">
                <text:p>210001</text:p>
              </table:table-cell>
              <table:table-cell office:value-type="float" office:value="451263">
                <text:p>4512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1">
                <text:p>211001</text:p>
              </table:table-cell>
              <table:table-cell office:value-type="float" office:value="472269">
                <text:p>4722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1">
                <text:p>212001</text:p>
              </table:table-cell>
              <table:table-cell office:value-type="float" office:value="451455">
                <text:p>4514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1">
                <text:p>213001</text:p>
              </table:table-cell>
              <table:table-cell office:value-type="float" office:value="467369">
                <text:p>4673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1">
                <text:p>214001</text:p>
              </table:table-cell>
              <table:table-cell office:value-type="float" office:value="451690">
                <text:p>45169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1">
                <text:p>215001</text:p>
              </table:table-cell>
              <table:table-cell office:value-type="float" office:value="475677">
                <text:p>4756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1">
                <text:p>216001</text:p>
              </table:table-cell>
              <table:table-cell office:value-type="float" office:value="460070">
                <text:p>46007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1">
                <text:p>217001</text:p>
              </table:table-cell>
              <table:table-cell office:value-type="float" office:value="463641">
                <text:p>4636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1">
                <text:p>218001</text:p>
              </table:table-cell>
              <table:table-cell office:value-type="float" office:value="465434">
                <text:p>4654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1">
                <text:p>219001</text:p>
              </table:table-cell>
              <table:table-cell office:value-type="float" office:value="471991">
                <text:p>4719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1">
                <text:p>220001</text:p>
              </table:table-cell>
              <table:table-cell office:value-type="float" office:value="472863">
                <text:p>4728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1">
                <text:p>221001</text:p>
              </table:table-cell>
              <table:table-cell office:value-type="float" office:value="476718">
                <text:p>4767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1">
                <text:p>222001</text:p>
              </table:table-cell>
              <table:table-cell office:value-type="float" office:value="477558">
                <text:p>4775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1">
                <text:p>223001</text:p>
              </table:table-cell>
              <table:table-cell office:value-type="float" office:value="491585">
                <text:p>4915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1">
                <text:p>224001</text:p>
              </table:table-cell>
              <table:table-cell office:value-type="float" office:value="483221">
                <text:p>4832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1">
                <text:p>225001</text:p>
              </table:table-cell>
              <table:table-cell office:value-type="float" office:value="514137">
                <text:p>5141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1">
                <text:p>226001</text:p>
              </table:table-cell>
              <table:table-cell office:value-type="float" office:value="485558">
                <text:p>4855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1">
                <text:p>227001</text:p>
              </table:table-cell>
              <table:table-cell office:value-type="float" office:value="487911">
                <text:p>4879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1">
                <text:p>228001</text:p>
              </table:table-cell>
              <table:table-cell office:value-type="float" office:value="491539">
                <text:p>4915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1">
                <text:p>229001</text:p>
              </table:table-cell>
              <table:table-cell office:value-type="float" office:value="491104">
                <text:p>4911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1">
                <text:p>230001</text:p>
              </table:table-cell>
              <table:table-cell office:value-type="float" office:value="558972">
                <text:p>5589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1">
                <text:p>231001</text:p>
              </table:table-cell>
              <table:table-cell office:value-type="float" office:value="499897">
                <text:p>4998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1">
                <text:p>232001</text:p>
              </table:table-cell>
              <table:table-cell office:value-type="float" office:value="500157">
                <text:p>5001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1">
                <text:p>233001</text:p>
              </table:table-cell>
              <table:table-cell office:value-type="float" office:value="503144">
                <text:p>5031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1">
                <text:p>234001</text:p>
              </table:table-cell>
              <table:table-cell office:value-type="float" office:value="504133">
                <text:p>5041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1">
                <text:p>235001</text:p>
              </table:table-cell>
              <table:table-cell office:value-type="float" office:value="507110">
                <text:p>5071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1">
                <text:p>236001</text:p>
              </table:table-cell>
              <table:table-cell office:value-type="float" office:value="508589">
                <text:p>5085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1">
                <text:p>237001</text:p>
              </table:table-cell>
              <table:table-cell office:value-type="float" office:value="530999">
                <text:p>5309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1">
                <text:p>238001</text:p>
              </table:table-cell>
              <table:table-cell office:value-type="float" office:value="512590">
                <text:p>51259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1">
                <text:p>239001</text:p>
              </table:table-cell>
              <table:table-cell office:value-type="float" office:value="516805">
                <text:p>5168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1">
                <text:p>240001</text:p>
              </table:table-cell>
              <table:table-cell office:value-type="float" office:value="515582">
                <text:p>5155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1">
                <text:p>241001</text:p>
              </table:table-cell>
              <table:table-cell office:value-type="float" office:value="516111">
                <text:p>5161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1">
                <text:p>242001</text:p>
              </table:table-cell>
              <table:table-cell office:value-type="float" office:value="519436">
                <text:p>5194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1">
                <text:p>243001</text:p>
              </table:table-cell>
              <table:table-cell office:value-type="float" office:value="534823">
                <text:p>5348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1">
                <text:p>244001</text:p>
              </table:table-cell>
              <table:table-cell office:value-type="float" office:value="520842">
                <text:p>5208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1">
                <text:p>245001</text:p>
              </table:table-cell>
              <table:table-cell office:value-type="float" office:value="528689">
                <text:p>5286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1">
                <text:p>246001</text:p>
              </table:table-cell>
              <table:table-cell office:value-type="float" office:value="529037">
                <text:p>5290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1">
                <text:p>247001</text:p>
              </table:table-cell>
              <table:table-cell office:value-type="float" office:value="530827">
                <text:p>5308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1">
                <text:p>248001</text:p>
              </table:table-cell>
              <table:table-cell office:value-type="float" office:value="533213">
                <text:p>5332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1">
                <text:p>249001</text:p>
              </table:table-cell>
              <table:table-cell office:value-type="float" office:value="533911">
                <text:p>5339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1">
                <text:p>250001</text:p>
              </table:table-cell>
              <table:table-cell office:value-type="float" office:value="548881">
                <text:p>5488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1">
                <text:p>251001</text:p>
              </table:table-cell>
              <table:table-cell office:value-type="float" office:value="541085">
                <text:p>5410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1">
                <text:p>252001</text:p>
              </table:table-cell>
              <table:table-cell office:value-type="float" office:value="542740">
                <text:p>54274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1">
                <text:p>253001</text:p>
              </table:table-cell>
              <table:table-cell office:value-type="float" office:value="545196">
                <text:p>5451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1">
                <text:p>254001</text:p>
              </table:table-cell>
              <table:table-cell office:value-type="float" office:value="546450">
                <text:p>54645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1">
                <text:p>255001</text:p>
              </table:table-cell>
              <table:table-cell office:value-type="float" office:value="584174">
                <text:p>5841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1">
                <text:p>256001</text:p>
              </table:table-cell>
              <table:table-cell office:value-type="float" office:value="551426">
                <text:p>5514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1">
                <text:p>257001</text:p>
              </table:table-cell>
              <table:table-cell office:value-type="float" office:value="545654">
                <text:p>5456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1">
                <text:p>258001</text:p>
              </table:table-cell>
              <table:table-cell office:value-type="float" office:value="550316">
                <text:p>5503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1">
                <text:p>259001</text:p>
              </table:table-cell>
              <table:table-cell office:value-type="float" office:value="553304">
                <text:p>5533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1">
                <text:p>260001</text:p>
              </table:table-cell>
              <table:table-cell office:value-type="float" office:value="552945">
                <text:p>5529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1">
                <text:p>261001</text:p>
              </table:table-cell>
              <table:table-cell office:value-type="float" office:value="558312">
                <text:p>5583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1">
                <text:p>262001</text:p>
              </table:table-cell>
              <table:table-cell office:value-type="float" office:value="585881">
                <text:p>5858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1">
                <text:p>263001</text:p>
              </table:table-cell>
              <table:table-cell office:value-type="float" office:value="577115">
                <text:p>5771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1">
                <text:p>264001</text:p>
              </table:table-cell>
              <table:table-cell office:value-type="float" office:value="567853">
                <text:p>5678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1">
                <text:p>265001</text:p>
              </table:table-cell>
              <table:table-cell office:value-type="float" office:value="568984">
                <text:p>5689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1">
                <text:p>266001</text:p>
              </table:table-cell>
              <table:table-cell office:value-type="float" office:value="569314">
                <text:p>5693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1">
                <text:p>267001</text:p>
              </table:table-cell>
              <table:table-cell office:value-type="float" office:value="574554">
                <text:p>5745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1">
                <text:p>268001</text:p>
              </table:table-cell>
              <table:table-cell office:value-type="float" office:value="574271">
                <text:p>5742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1">
                <text:p>269001</text:p>
              </table:table-cell>
              <table:table-cell office:value-type="float" office:value="589640">
                <text:p>58964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1">
                <text:p>270001</text:p>
              </table:table-cell>
              <table:table-cell office:value-type="float" office:value="589989">
                <text:p>5899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1">
                <text:p>271001</text:p>
              </table:table-cell>
              <table:table-cell office:value-type="float" office:value="575345">
                <text:p>5753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1">
                <text:p>272001</text:p>
              </table:table-cell>
              <table:table-cell office:value-type="float" office:value="588886">
                <text:p>5888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1">
                <text:p>273001</text:p>
              </table:table-cell>
              <table:table-cell office:value-type="float" office:value="594525">
                <text:p>5945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1">
                <text:p>274001</text:p>
              </table:table-cell>
              <table:table-cell office:value-type="float" office:value="588187">
                <text:p>5881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1">
                <text:p>275001</text:p>
              </table:table-cell>
              <table:table-cell office:value-type="float" office:value="607415">
                <text:p>6074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1">
                <text:p>276001</text:p>
              </table:table-cell>
              <table:table-cell office:value-type="float" office:value="593009">
                <text:p>5930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1">
                <text:p>277001</text:p>
              </table:table-cell>
              <table:table-cell office:value-type="float" office:value="596264">
                <text:p>5962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1">
                <text:p>278001</text:p>
              </table:table-cell>
              <table:table-cell office:value-type="float" office:value="599824">
                <text:p>5998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1">
                <text:p>279001</text:p>
              </table:table-cell>
              <table:table-cell office:value-type="float" office:value="600384">
                <text:p>6003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1">
                <text:p>280001</text:p>
              </table:table-cell>
              <table:table-cell office:value-type="float" office:value="600345">
                <text:p>6003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1">
                <text:p>281001</text:p>
              </table:table-cell>
              <table:table-cell office:value-type="float" office:value="617385">
                <text:p>6173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1">
                <text:p>282001</text:p>
              </table:table-cell>
              <table:table-cell office:value-type="float" office:value="605440">
                <text:p>60544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1">
                <text:p>283001</text:p>
              </table:table-cell>
              <table:table-cell office:value-type="float" office:value="607278">
                <text:p>6072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1">
                <text:p>284001</text:p>
              </table:table-cell>
              <table:table-cell office:value-type="float" office:value="610521">
                <text:p>6105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1">
                <text:p>285001</text:p>
              </table:table-cell>
              <table:table-cell office:value-type="float" office:value="609323">
                <text:p>60932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1">
                <text:p>286001</text:p>
              </table:table-cell>
              <table:table-cell office:value-type="float" office:value="621493">
                <text:p>6214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1">
                <text:p>287001</text:p>
              </table:table-cell>
              <table:table-cell office:value-type="float" office:value="629162">
                <text:p>6291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1">
                <text:p>288001</text:p>
              </table:table-cell>
              <table:table-cell office:value-type="float" office:value="2791194">
                <text:p>27911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1">
                <text:p>289001</text:p>
              </table:table-cell>
              <table:table-cell office:value-type="float" office:value="1766775">
                <text:p>17667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1">
                <text:p>290001</text:p>
              </table:table-cell>
              <table:table-cell office:value-type="float" office:value="1703100">
                <text:p>17031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1">
                <text:p>291001</text:p>
              </table:table-cell>
              <table:table-cell office:value-type="float" office:value="1734421">
                <text:p>17344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1">
                <text:p>292001</text:p>
              </table:table-cell>
              <table:table-cell office:value-type="float" office:value="1832173">
                <text:p>18321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1">
                <text:p>293001</text:p>
              </table:table-cell>
              <table:table-cell office:value-type="float" office:value="1761337">
                <text:p>17613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1">
                <text:p>294001</text:p>
              </table:table-cell>
              <table:table-cell office:value-type="float" office:value="1710422">
                <text:p>17104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1">
                <text:p>295001</text:p>
              </table:table-cell>
              <table:table-cell office:value-type="float" office:value="1017824">
                <text:p>10178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1">
                <text:p>296001</text:p>
              </table:table-cell>
              <table:table-cell office:value-type="float" office:value="612613">
                <text:p>6126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1">
                <text:p>297001</text:p>
              </table:table-cell>
              <table:table-cell office:value-type="float" office:value="613282">
                <text:p>6132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1">
                <text:p>298001</text:p>
              </table:table-cell>
              <table:table-cell office:value-type="float" office:value="617931">
                <text:p>6179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1">
                <text:p>299001</text:p>
              </table:table-cell>
              <table:table-cell office:value-type="float" office:value="627096">
                <text:p>6270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1">
                <text:p>300001</text:p>
              </table:table-cell>
              <table:table-cell office:value-type="float" office:value="633214">
                <text:p>6332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1">
                <text:p>301001</text:p>
              </table:table-cell>
              <table:table-cell office:value-type="float" office:value="657597">
                <text:p>6575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1">
                <text:p>302001</text:p>
              </table:table-cell>
              <table:table-cell office:value-type="float" office:value="643603">
                <text:p>6436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1">
                <text:p>303001</text:p>
              </table:table-cell>
              <table:table-cell office:value-type="float" office:value="711257">
                <text:p>7112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1">
                <text:p>304001</text:p>
              </table:table-cell>
              <table:table-cell office:value-type="float" office:value="659897">
                <text:p>6598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1">
                <text:p>305001</text:p>
              </table:table-cell>
              <table:table-cell office:value-type="float" office:value="665138">
                <text:p>6651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1">
                <text:p>306001</text:p>
              </table:table-cell>
              <table:table-cell office:value-type="float" office:value="664747">
                <text:p>6647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1">
                <text:p>307001</text:p>
              </table:table-cell>
              <table:table-cell office:value-type="float" office:value="651438">
                <text:p>6514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1">
                <text:p>308001</text:p>
              </table:table-cell>
              <table:table-cell office:value-type="float" office:value="658721">
                <text:p>6587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1">
                <text:p>309001</text:p>
              </table:table-cell>
              <table:table-cell office:value-type="float" office:value="658168">
                <text:p>6581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1">
                <text:p>310001</text:p>
              </table:table-cell>
              <table:table-cell office:value-type="float" office:value="662443">
                <text:p>6624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1">
                <text:p>311001</text:p>
              </table:table-cell>
              <table:table-cell office:value-type="float" office:value="705281">
                <text:p>7052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1">
                <text:p>312001</text:p>
              </table:table-cell>
              <table:table-cell office:value-type="float" office:value="682920">
                <text:p>6829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1">
                <text:p>313001</text:p>
              </table:table-cell>
              <table:table-cell office:value-type="float" office:value="676995">
                <text:p>6769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1">
                <text:p>314001</text:p>
              </table:table-cell>
              <table:table-cell office:value-type="float" office:value="675861">
                <text:p>6758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1">
                <text:p>315001</text:p>
              </table:table-cell>
              <table:table-cell office:value-type="float" office:value="685747">
                <text:p>6857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1">
                <text:p>316001</text:p>
              </table:table-cell>
              <table:table-cell office:value-type="float" office:value="676411">
                <text:p>6764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1">
                <text:p>317001</text:p>
              </table:table-cell>
              <table:table-cell office:value-type="float" office:value="687763">
                <text:p>6877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1">
                <text:p>318001</text:p>
              </table:table-cell>
              <table:table-cell office:value-type="float" office:value="681562">
                <text:p>6815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1">
                <text:p>319001</text:p>
              </table:table-cell>
              <table:table-cell office:value-type="float" office:value="693453">
                <text:p>6934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1">
                <text:p>320001</text:p>
              </table:table-cell>
              <table:table-cell office:value-type="float" office:value="684254">
                <text:p>6842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1">
                <text:p>321001</text:p>
              </table:table-cell>
              <table:table-cell office:value-type="float" office:value="685932">
                <text:p>6859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1">
                <text:p>322001</text:p>
              </table:table-cell>
              <table:table-cell office:value-type="float" office:value="698260">
                <text:p>69826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1">
                <text:p>323001</text:p>
              </table:table-cell>
              <table:table-cell office:value-type="float" office:value="690878">
                <text:p>6908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1">
                <text:p>324001</text:p>
              </table:table-cell>
              <table:table-cell office:value-type="float" office:value="696083">
                <text:p>6960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1">
                <text:p>325001</text:p>
              </table:table-cell>
              <table:table-cell office:value-type="float" office:value="767778">
                <text:p>7677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1">
                <text:p>326001</text:p>
              </table:table-cell>
              <table:table-cell office:value-type="float" office:value="696833">
                <text:p>6968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1">
                <text:p>327001</text:p>
              </table:table-cell>
              <table:table-cell office:value-type="float" office:value="722780">
                <text:p>72278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1">
                <text:p>328001</text:p>
              </table:table-cell>
              <table:table-cell office:value-type="float" office:value="705491">
                <text:p>7054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1">
                <text:p>329001</text:p>
              </table:table-cell>
              <table:table-cell office:value-type="float" office:value="705670">
                <text:p>70567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1">
                <text:p>330001</text:p>
              </table:table-cell>
              <table:table-cell office:value-type="float" office:value="704136">
                <text:p>7041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1">
                <text:p>331001</text:p>
              </table:table-cell>
              <table:table-cell office:value-type="float" office:value="707247">
                <text:p>7072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1">
                <text:p>332001</text:p>
              </table:table-cell>
              <table:table-cell office:value-type="float" office:value="723978">
                <text:p>7239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1">
                <text:p>333001</text:p>
              </table:table-cell>
              <table:table-cell office:value-type="float" office:value="712806">
                <text:p>7128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1">
                <text:p>334001</text:p>
              </table:table-cell>
              <table:table-cell office:value-type="float" office:value="715352">
                <text:p>7153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1">
                <text:p>335001</text:p>
              </table:table-cell>
              <table:table-cell office:value-type="float" office:value="730108">
                <text:p>7301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1">
                <text:p>336001</text:p>
              </table:table-cell>
              <table:table-cell office:value-type="float" office:value="755186">
                <text:p>7551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1">
                <text:p>337001</text:p>
              </table:table-cell>
              <table:table-cell office:value-type="float" office:value="731188">
                <text:p>73118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1">
                <text:p>338001</text:p>
              </table:table-cell>
              <table:table-cell office:value-type="float" office:value="721298">
                <text:p>7212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1">
                <text:p>339001</text:p>
              </table:table-cell>
              <table:table-cell office:value-type="float" office:value="736665">
                <text:p>7366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1">
                <text:p>340001</text:p>
              </table:table-cell>
              <table:table-cell office:value-type="float" office:value="721791">
                <text:p>7217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1">
                <text:p>341001</text:p>
              </table:table-cell>
              <table:table-cell office:value-type="float" office:value="729910">
                <text:p>72991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1">
                <text:p>342001</text:p>
              </table:table-cell>
              <table:table-cell office:value-type="float" office:value="749503">
                <text:p>7495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1">
                <text:p>343001</text:p>
              </table:table-cell>
              <table:table-cell office:value-type="float" office:value="735650">
                <text:p>73565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1">
                <text:p>344001</text:p>
              </table:table-cell>
              <table:table-cell office:value-type="float" office:value="741420">
                <text:p>7414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1">
                <text:p>345001</text:p>
              </table:table-cell>
              <table:table-cell office:value-type="float" office:value="818682">
                <text:p>8186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1">
                <text:p>346001</text:p>
              </table:table-cell>
              <table:table-cell office:value-type="float" office:value="746790">
                <text:p>74679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1">
                <text:p>347001</text:p>
              </table:table-cell>
              <table:table-cell office:value-type="float" office:value="747594">
                <text:p>7475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1">
                <text:p>348001</text:p>
              </table:table-cell>
              <table:table-cell office:value-type="float" office:value="744988">
                <text:p>7449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1">
                <text:p>349001</text:p>
              </table:table-cell>
              <table:table-cell office:value-type="float" office:value="744351">
                <text:p>7443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1">
                <text:p>350001</text:p>
              </table:table-cell>
              <table:table-cell office:value-type="float" office:value="752411">
                <text:p>7524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1">
                <text:p>351001</text:p>
              </table:table-cell>
              <table:table-cell office:value-type="float" office:value="751174">
                <text:p>7511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1">
                <text:p>352001</text:p>
              </table:table-cell>
              <table:table-cell office:value-type="float" office:value="2583016">
                <text:p>25830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1">
                <text:p>353001</text:p>
              </table:table-cell>
              <table:table-cell office:value-type="float" office:value="795646">
                <text:p>7956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1">
                <text:p>354001</text:p>
              </table:table-cell>
              <table:table-cell office:value-type="float" office:value="779161">
                <text:p>77916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1">
                <text:p>355001</text:p>
              </table:table-cell>
              <table:table-cell office:value-type="float" office:value="769526">
                <text:p>7695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1">
                <text:p>356001</text:p>
              </table:table-cell>
              <table:table-cell office:value-type="float" office:value="791552">
                <text:p>7915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1">
                <text:p>357001</text:p>
              </table:table-cell>
              <table:table-cell office:value-type="float" office:value="760618">
                <text:p>7606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1">
                <text:p>358001</text:p>
              </table:table-cell>
              <table:table-cell office:value-type="float" office:value="759893">
                <text:p>75989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1">
                <text:p>359001</text:p>
              </table:table-cell>
              <table:table-cell office:value-type="float" office:value="776512">
                <text:p>7765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1">
                <text:p>360001</text:p>
              </table:table-cell>
              <table:table-cell office:value-type="float" office:value="770741">
                <text:p>7707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1">
                <text:p>361001</text:p>
              </table:table-cell>
              <table:table-cell office:value-type="float" office:value="776206">
                <text:p>7762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1">
                <text:p>362001</text:p>
              </table:table-cell>
              <table:table-cell office:value-type="float" office:value="776609">
                <text:p>7766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1">
                <text:p>363001</text:p>
              </table:table-cell>
              <table:table-cell office:value-type="float" office:value="776871">
                <text:p>7768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1">
                <text:p>364001</text:p>
              </table:table-cell>
              <table:table-cell office:value-type="float" office:value="805464">
                <text:p>8054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1">
                <text:p>365001</text:p>
              </table:table-cell>
              <table:table-cell office:value-type="float" office:value="782628">
                <text:p>7826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1">
                <text:p>366001</text:p>
              </table:table-cell>
              <table:table-cell office:value-type="float" office:value="786241">
                <text:p>7862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1">
                <text:p>367001</text:p>
              </table:table-cell>
              <table:table-cell office:value-type="float" office:value="786541">
                <text:p>78654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1">
                <text:p>368001</text:p>
              </table:table-cell>
              <table:table-cell office:value-type="float" office:value="806804">
                <text:p>8068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1">
                <text:p>369001</text:p>
              </table:table-cell>
              <table:table-cell office:value-type="float" office:value="791198">
                <text:p>7911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1">
                <text:p>370001</text:p>
              </table:table-cell>
              <table:table-cell office:value-type="float" office:value="792317">
                <text:p>7923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1">
                <text:p>371001</text:p>
              </table:table-cell>
              <table:table-cell office:value-type="float" office:value="792942">
                <text:p>7929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1">
                <text:p>372001</text:p>
              </table:table-cell>
              <table:table-cell office:value-type="float" office:value="806988">
                <text:p>8069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1">
                <text:p>373001</text:p>
              </table:table-cell>
              <table:table-cell office:value-type="float" office:value="807707">
                <text:p>8077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1">
                <text:p>374001</text:p>
              </table:table-cell>
              <table:table-cell office:value-type="float" office:value="798910">
                <text:p>79891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1">
                <text:p>375001</text:p>
              </table:table-cell>
              <table:table-cell office:value-type="float" office:value="793790">
                <text:p>79379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1">
                <text:p>376001</text:p>
              </table:table-cell>
              <table:table-cell office:value-type="float" office:value="804010">
                <text:p>8040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1">
                <text:p>377001</text:p>
              </table:table-cell>
              <table:table-cell office:value-type="float" office:value="815177">
                <text:p>8151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1">
                <text:p>378001</text:p>
              </table:table-cell>
              <table:table-cell office:value-type="float" office:value="807803">
                <text:p>8078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1">
                <text:p>379001</text:p>
              </table:table-cell>
              <table:table-cell office:value-type="float" office:value="811938">
                <text:p>8119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1">
                <text:p>380001</text:p>
              </table:table-cell>
              <table:table-cell office:value-type="float" office:value="823809">
                <text:p>8238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1">
                <text:p>381001</text:p>
              </table:table-cell>
              <table:table-cell office:value-type="float" office:value="816763">
                <text:p>8167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1">
                <text:p>382001</text:p>
              </table:table-cell>
              <table:table-cell office:value-type="float" office:value="835382">
                <text:p>8353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1">
                <text:p>383001</text:p>
              </table:table-cell>
              <table:table-cell office:value-type="float" office:value="845624">
                <text:p>8456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1">
                <text:p>384001</text:p>
              </table:table-cell>
              <table:table-cell office:value-type="float" office:value="819270">
                <text:p>81927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1">
                <text:p>385001</text:p>
              </table:table-cell>
              <table:table-cell office:value-type="float" office:value="822175">
                <text:p>8221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1">
                <text:p>386001</text:p>
              </table:table-cell>
              <table:table-cell office:value-type="float" office:value="866310">
                <text:p>86631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1">
                <text:p>387001</text:p>
              </table:table-cell>
              <table:table-cell office:value-type="float" office:value="826252">
                <text:p>8262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1">
                <text:p>388001</text:p>
              </table:table-cell>
              <table:table-cell office:value-type="float" office:value="830416">
                <text:p>8304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1">
                <text:p>389001</text:p>
              </table:table-cell>
              <table:table-cell office:value-type="float" office:value="827067">
                <text:p>8270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1">
                <text:p>390001</text:p>
              </table:table-cell>
              <table:table-cell office:value-type="float" office:value="828944">
                <text:p>8289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1">
                <text:p>391001</text:p>
              </table:table-cell>
              <table:table-cell office:value-type="float" office:value="849166">
                <text:p>8491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1">
                <text:p>392001</text:p>
              </table:table-cell>
              <table:table-cell office:value-type="float" office:value="836892">
                <text:p>8368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1">
                <text:p>393001</text:p>
              </table:table-cell>
              <table:table-cell office:value-type="float" office:value="840783">
                <text:p>8407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1">
                <text:p>394001</text:p>
              </table:table-cell>
              <table:table-cell office:value-type="float" office:value="842304">
                <text:p>8423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1">
                <text:p>395001</text:p>
              </table:table-cell>
              <table:table-cell office:value-type="float" office:value="865836">
                <text:p>86583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1">
                <text:p>396001</text:p>
              </table:table-cell>
              <table:table-cell office:value-type="float" office:value="850478">
                <text:p>8504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1">
                <text:p>397001</text:p>
              </table:table-cell>
              <table:table-cell office:value-type="float" office:value="849521">
                <text:p>8495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1">
                <text:p>398001</text:p>
              </table:table-cell>
              <table:table-cell office:value-type="float" office:value="850971">
                <text:p>8509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1">
                <text:p>399001</text:p>
              </table:table-cell>
              <table:table-cell office:value-type="float" office:value="866619">
                <text:p>8666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1">
                <text:p>400001</text:p>
              </table:table-cell>
              <table:table-cell office:value-type="float" office:value="877542">
                <text:p>8775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1">
                <text:p>401001</text:p>
              </table:table-cell>
              <table:table-cell office:value-type="float" office:value="871984">
                <text:p>8719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1">
                <text:p>402001</text:p>
              </table:table-cell>
              <table:table-cell office:value-type="float" office:value="855017">
                <text:p>8550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1">
                <text:p>403001</text:p>
              </table:table-cell>
              <table:table-cell office:value-type="float" office:value="852720">
                <text:p>85272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1">
                <text:p>404001</text:p>
              </table:table-cell>
              <table:table-cell office:value-type="float" office:value="862033">
                <text:p>8620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1">
                <text:p>405001</text:p>
              </table:table-cell>
              <table:table-cell office:value-type="float" office:value="868927">
                <text:p>8689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1">
                <text:p>406001</text:p>
              </table:table-cell>
              <table:table-cell office:value-type="float" office:value="3117097">
                <text:p>31170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1">
                <text:p>407001</text:p>
              </table:table-cell>
              <table:table-cell office:value-type="float" office:value="866030">
                <text:p>86603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1">
                <text:p>408001</text:p>
              </table:table-cell>
              <table:table-cell office:value-type="float" office:value="857478">
                <text:p>8574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1">
                <text:p>409001</text:p>
              </table:table-cell>
              <table:table-cell office:value-type="float" office:value="874607">
                <text:p>8746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1">
                <text:p>410001</text:p>
              </table:table-cell>
              <table:table-cell office:value-type="float" office:value="2443299">
                <text:p>24432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1">
                <text:p>411001</text:p>
              </table:table-cell>
              <table:table-cell office:value-type="float" office:value="2470450">
                <text:p>247045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1">
                <text:p>412001</text:p>
              </table:table-cell>
              <table:table-cell office:value-type="float" office:value="2443793">
                <text:p>24437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1">
                <text:p>413001</text:p>
              </table:table-cell>
              <table:table-cell office:value-type="float" office:value="885407">
                <text:p>8854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1">
                <text:p>414001</text:p>
              </table:table-cell>
              <table:table-cell office:value-type="float" office:value="881267">
                <text:p>8812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1">
                <text:p>415001</text:p>
              </table:table-cell>
              <table:table-cell office:value-type="float" office:value="884356">
                <text:p>8843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1">
                <text:p>416001</text:p>
              </table:table-cell>
              <table:table-cell office:value-type="float" office:value="897072">
                <text:p>8970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1">
                <text:p>417001</text:p>
              </table:table-cell>
              <table:table-cell office:value-type="float" office:value="890723">
                <text:p>8907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1">
                <text:p>418001</text:p>
              </table:table-cell>
              <table:table-cell office:value-type="float" office:value="911444">
                <text:p>91144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1">
                <text:p>419001</text:p>
              </table:table-cell>
              <table:table-cell office:value-type="float" office:value="895997">
                <text:p>8959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1">
                <text:p>420001</text:p>
              </table:table-cell>
              <table:table-cell office:value-type="float" office:value="973164">
                <text:p>9731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1">
                <text:p>421001</text:p>
              </table:table-cell>
              <table:table-cell office:value-type="float" office:value="894758">
                <text:p>8947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1">
                <text:p>422001</text:p>
              </table:table-cell>
              <table:table-cell office:value-type="float" office:value="884727">
                <text:p>8847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1">
                <text:p>423001</text:p>
              </table:table-cell>
              <table:table-cell office:value-type="float" office:value="884668">
                <text:p>8846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1">
                <text:p>424001</text:p>
              </table:table-cell>
              <table:table-cell office:value-type="float" office:value="899236">
                <text:p>8992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1">
                <text:p>425001</text:p>
              </table:table-cell>
              <table:table-cell office:value-type="float" office:value="909544">
                <text:p>9095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1">
                <text:p>426001</text:p>
              </table:table-cell>
              <table:table-cell office:value-type="float" office:value="910597">
                <text:p>9105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1">
                <text:p>427001</text:p>
              </table:table-cell>
              <table:table-cell office:value-type="float" office:value="932084">
                <text:p>9320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1">
                <text:p>428001</text:p>
              </table:table-cell>
              <table:table-cell office:value-type="float" office:value="944601">
                <text:p>9446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1">
                <text:p>429001</text:p>
              </table:table-cell>
              <table:table-cell office:value-type="float" office:value="919116">
                <text:p>9191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1">
                <text:p>430001</text:p>
              </table:table-cell>
              <table:table-cell office:value-type="float" office:value="1067050">
                <text:p>10670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1">
                <text:p>431001</text:p>
              </table:table-cell>
              <table:table-cell office:value-type="float" office:value="928916">
                <text:p>9289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1">
                <text:p>432001</text:p>
              </table:table-cell>
              <table:table-cell office:value-type="float" office:value="920029">
                <text:p>92002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1">
                <text:p>433001</text:p>
              </table:table-cell>
              <table:table-cell office:value-type="float" office:value="911120">
                <text:p>91112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1">
                <text:p>434001</text:p>
              </table:table-cell>
              <table:table-cell office:value-type="float" office:value="1001844">
                <text:p>10018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1">
                <text:p>435001</text:p>
              </table:table-cell>
              <table:table-cell office:value-type="float" office:value="964993">
                <text:p>9649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1">
                <text:p>436001</text:p>
              </table:table-cell>
              <table:table-cell office:value-type="float" office:value="1073682">
                <text:p>10736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1">
                <text:p>437001</text:p>
              </table:table-cell>
              <table:table-cell office:value-type="float" office:value="949357">
                <text:p>9493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1">
                <text:p>438001</text:p>
              </table:table-cell>
              <table:table-cell office:value-type="float" office:value="936669">
                <text:p>9366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1">
                <text:p>439001</text:p>
              </table:table-cell>
              <table:table-cell office:value-type="float" office:value="935697">
                <text:p>93569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1">
                <text:p>440001</text:p>
              </table:table-cell>
              <table:table-cell office:value-type="float" office:value="952427">
                <text:p>9524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1">
                <text:p>441001</text:p>
              </table:table-cell>
              <table:table-cell office:value-type="float" office:value="991231">
                <text:p>9912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1">
                <text:p>442001</text:p>
              </table:table-cell>
              <table:table-cell office:value-type="float" office:value="943862">
                <text:p>9438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1">
                <text:p>443001</text:p>
              </table:table-cell>
              <table:table-cell office:value-type="float" office:value="970833">
                <text:p>9708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1">
                <text:p>444001</text:p>
              </table:table-cell>
              <table:table-cell office:value-type="float" office:value="1070733">
                <text:p>10707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1">
                <text:p>445001</text:p>
              </table:table-cell>
              <table:table-cell office:value-type="float" office:value="978004">
                <text:p>97800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1">
                <text:p>446001</text:p>
              </table:table-cell>
              <table:table-cell office:value-type="float" office:value="941042">
                <text:p>9410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1">
                <text:p>447001</text:p>
              </table:table-cell>
              <table:table-cell office:value-type="float" office:value="975612">
                <text:p>9756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1">
                <text:p>448001</text:p>
              </table:table-cell>
              <table:table-cell office:value-type="float" office:value="958150">
                <text:p>95815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1">
                <text:p>449001</text:p>
              </table:table-cell>
              <table:table-cell office:value-type="float" office:value="986269">
                <text:p>9862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1">
                <text:p>450001</text:p>
              </table:table-cell>
              <table:table-cell office:value-type="float" office:value="958432">
                <text:p>95843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1">
                <text:p>451001</text:p>
              </table:table-cell>
              <table:table-cell office:value-type="float" office:value="971731">
                <text:p>97173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1">
                <text:p>452001</text:p>
              </table:table-cell>
              <table:table-cell office:value-type="float" office:value="968160">
                <text:p>96816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1">
                <text:p>453001</text:p>
              </table:table-cell>
              <table:table-cell office:value-type="float" office:value="2494885">
                <text:p>24948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1">
                <text:p>454001</text:p>
              </table:table-cell>
              <table:table-cell office:value-type="float" office:value="983769">
                <text:p>9837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1">
                <text:p>455001</text:p>
              </table:table-cell>
              <table:table-cell office:value-type="float" office:value="985300">
                <text:p>9853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1">
                <text:p>456001</text:p>
              </table:table-cell>
              <table:table-cell office:value-type="float" office:value="962558">
                <text:p>9625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1">
                <text:p>457001</text:p>
              </table:table-cell>
              <table:table-cell office:value-type="float" office:value="1130760">
                <text:p>113076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1">
                <text:p>458001</text:p>
              </table:table-cell>
              <table:table-cell office:value-type="float" office:value="1049735">
                <text:p>10497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1">
                <text:p>459001</text:p>
              </table:table-cell>
              <table:table-cell office:value-type="float" office:value="1007220">
                <text:p>100722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1">
                <text:p>460001</text:p>
              </table:table-cell>
              <table:table-cell office:value-type="float" office:value="963083">
                <text:p>9630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1">
                <text:p>461001</text:p>
              </table:table-cell>
              <table:table-cell office:value-type="float" office:value="983023">
                <text:p>9830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1">
                <text:p>462001</text:p>
              </table:table-cell>
              <table:table-cell office:value-type="float" office:value="989636">
                <text:p>98963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1">
                <text:p>463001</text:p>
              </table:table-cell>
              <table:table-cell office:value-type="float" office:value="979669">
                <text:p>9796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1">
                <text:p>464001</text:p>
              </table:table-cell>
              <table:table-cell office:value-type="float" office:value="993422">
                <text:p>9934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1">
                <text:p>465001</text:p>
              </table:table-cell>
              <table:table-cell office:value-type="float" office:value="1013343">
                <text:p>10133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1">
                <text:p>466001</text:p>
              </table:table-cell>
              <table:table-cell office:value-type="float" office:value="994620">
                <text:p>99462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1">
                <text:p>467001</text:p>
              </table:table-cell>
              <table:table-cell office:value-type="float" office:value="1073869">
                <text:p>10738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1">
                <text:p>468001</text:p>
              </table:table-cell>
              <table:table-cell office:value-type="float" office:value="1029570">
                <text:p>102957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1">
                <text:p>469001</text:p>
              </table:table-cell>
              <table:table-cell office:value-type="float" office:value="1001120">
                <text:p>100112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1">
                <text:p>470001</text:p>
              </table:table-cell>
              <table:table-cell office:value-type="float" office:value="1003397">
                <text:p>10033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1">
                <text:p>471001</text:p>
              </table:table-cell>
              <table:table-cell office:value-type="float" office:value="1024140">
                <text:p>102414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1">
                <text:p>472001</text:p>
              </table:table-cell>
              <table:table-cell office:value-type="float" office:value="1070975">
                <text:p>10709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1">
                <text:p>473001</text:p>
              </table:table-cell>
              <table:table-cell office:value-type="float" office:value="1028837">
                <text:p>102883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1">
                <text:p>474001</text:p>
              </table:table-cell>
              <table:table-cell office:value-type="float" office:value="1010886">
                <text:p>10108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1">
                <text:p>475001</text:p>
              </table:table-cell>
              <table:table-cell office:value-type="float" office:value="1022360">
                <text:p>102236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1">
                <text:p>476001</text:p>
              </table:table-cell>
              <table:table-cell office:value-type="float" office:value="1017857">
                <text:p>10178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1">
                <text:p>477001</text:p>
              </table:table-cell>
              <table:table-cell office:value-type="float" office:value="1023235">
                <text:p>10232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1">
                <text:p>478001</text:p>
              </table:table-cell>
              <table:table-cell office:value-type="float" office:value="1024311">
                <text:p>10243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1">
                <text:p>479001</text:p>
              </table:table-cell>
              <table:table-cell office:value-type="float" office:value="1048731">
                <text:p>10487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1">
                <text:p>480001</text:p>
              </table:table-cell>
              <table:table-cell office:value-type="float" office:value="1026333">
                <text:p>10263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1">
                <text:p>481001</text:p>
              </table:table-cell>
              <table:table-cell office:value-type="float" office:value="1030233">
                <text:p>10302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1">
                <text:p>482001</text:p>
              </table:table-cell>
              <table:table-cell office:value-type="float" office:value="1029209">
                <text:p>102920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1">
                <text:p>483001</text:p>
              </table:table-cell>
              <table:table-cell office:value-type="float" office:value="1038099">
                <text:p>10380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1">
                <text:p>484001</text:p>
              </table:table-cell>
              <table:table-cell office:value-type="float" office:value="1035040">
                <text:p>103504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1">
                <text:p>485001</text:p>
              </table:table-cell>
              <table:table-cell office:value-type="float" office:value="1034692">
                <text:p>103469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1">
                <text:p>486001</text:p>
              </table:table-cell>
              <table:table-cell office:value-type="float" office:value="1051213">
                <text:p>105121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1">
                <text:p>487001</text:p>
              </table:table-cell>
              <table:table-cell office:value-type="float" office:value="1060029">
                <text:p>106002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1">
                <text:p>488001</text:p>
              </table:table-cell>
              <table:table-cell office:value-type="float" office:value="1170747">
                <text:p>117074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1">
                <text:p>489001</text:p>
              </table:table-cell>
              <table:table-cell office:value-type="float" office:value="1047772">
                <text:p>10477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1">
                <text:p>490001</text:p>
              </table:table-cell>
              <table:table-cell office:value-type="float" office:value="1067714">
                <text:p>10677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1">
                <text:p>491001</text:p>
              </table:table-cell>
              <table:table-cell office:value-type="float" office:value="1048121">
                <text:p>10481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1">
                <text:p>492001</text:p>
              </table:table-cell>
              <table:table-cell office:value-type="float" office:value="1048625">
                <text:p>10486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1">
                <text:p>493001</text:p>
              </table:table-cell>
              <table:table-cell office:value-type="float" office:value="1082859">
                <text:p>108285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1">
                <text:p>494001</text:p>
              </table:table-cell>
              <table:table-cell office:value-type="float" office:value="1053132">
                <text:p>10531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1">
                <text:p>495001</text:p>
              </table:table-cell>
              <table:table-cell office:value-type="float" office:value="1059997">
                <text:p>105999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1">
                <text:p>496001</text:p>
              </table:table-cell>
              <table:table-cell office:value-type="float" office:value="5156262">
                <text:p>515626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1">
                <text:p>497001</text:p>
              </table:table-cell>
              <table:table-cell office:value-type="float" office:value="3018282">
                <text:p>301828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1">
                <text:p>498001</text:p>
              </table:table-cell>
              <table:table-cell office:value-type="float" office:value="3002301">
                <text:p>30023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1">
                <text:p>499001</text:p>
              </table:table-cell>
              <table:table-cell office:value-type="float" office:value="2996613">
                <text:p>29966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